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3.5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 style:data-style-name="N60"/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60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mps" table:style-name="ta1">
        <table:shapes>
          <draw:frame draw:z-index="0" draw:style-name="gr1" draw:text-style-name="P1" svg:width="17.774cm" svg:height="10.162cm" svg:x="0cm" svg:y="24.103cm">
            <draw:object draw:notify-on-update-of-ranges="Temps.A32:Temps.A32 Temps.B32:Temps.E32 Temps.A33:Temps.A33 Temps.B33:Temps.E33 Temps.A34:Temps.A34 Temps.B34:Temps.E34 Temps.A35:Temps.A35 Temps.B35:Temps.E35 Temps.A36:Temps.A36 Temps.B36:Temps.E36 Temps.A37:Temps.A37 Temps.B37:Temps.E37 Temps.A38:Temps.A38 Temps.B38:Temps.E3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7.774cm" svg:height="10.162cm" svg:x="19.863cm" svg:y="24.357cm">
            <draw:object draw:notify-on-update-of-ranges="Temps.A41:Temps.A41 Temps.B41:Temps.E41 Temps.A42:Temps.A42 Temps.B42:Temps.E42 Temps.A43:Temps.A43 Temps.B43:Temps.E43 Temps.A44:Temps.A44 Temps.B44:Temps.E44 Temps.A45:Temps.A45 Temps.B45:Temps.E45 Temps.A46:Temps.A46 Temps.B46:Temps.E46 Temps.A47:Temps.A47 Temps.B47:Temps.E4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7.774cm" svg:height="10.162cm" svg:x="1.57cm" svg:y="35.852cm">
            <draw:object draw:notify-on-update-of-ranges="Temps.G34:Temps.G34 Temps.H34:Temps.J34 Temps.G35:Temps.G35 Temps.H35:Temps.J35 Temps.G36:Temps.G36 Temps.H36:Temps.J36 Temps.G37:Temps.G37 Temps.H37:Temps.J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7.774cm" svg:height="10.162cm" svg:x="24.021cm" svg:y="36.027cm">
            <draw:object draw:notify-on-update-of-ranges="Temps.G43:Temps.G43 Temps.H43:Temps.J43 Temps.G44:Temps.G44 Temps.H44:Temps.J44 Temps.G45:Temps.G45 Temps.H45:Temps.J45 Temps.G46:Temps.G46 Temps.H46:Temps.J46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Temps vorace</text:p>
          </table:table-cell>
          <table:table-cell office:value-type="string" calcext:value-type="string">
            <text:p>10 4</text:p>
          </table:table-cell>
          <table:table-cell office:value-type="string" calcext:value-type="string">
            <text:p>10 6</text:p>
          </table:table-cell>
          <table:table-cell office:value-type="string" calcext:value-type="string">
            <text:p>10 8</text:p>
          </table:table-cell>
          <table:table-cell office:value-type="string" calcext:value-type="string">
            <text:p>14 4</text:p>
          </table:table-cell>
          <table:table-cell office:value-type="string" calcext:value-type="string">
            <text:p>14 6</text:p>
          </table:table-cell>
          <table:table-cell office:value-type="string" calcext:value-type="string">
            <text:p>14 8</text:p>
          </table:table-cell>
          <table:table-cell office:value-type="string" calcext:value-type="string">
            <text:p>14 10</text:p>
          </table:table-cell>
          <table:table-cell office:value-type="string" calcext:value-type="string">
            <text:p>18 4</text:p>
          </table:table-cell>
          <table:table-cell office:value-type="string" calcext:value-type="string">
            <text:p>18 6</text:p>
          </table:table-cell>
          <table:table-cell office:value-type="string" calcext:value-type="string">
            <text:p>18 8</text:p>
          </table:table-cell>
          <table:table-cell office:value-type="string" calcext:value-type="string">
            <text:p>18 10</text:p>
          </table:table-cell>
          <table:table-cell office:value-type="string" calcext:value-type="string">
            <text:p>22 4</text:p>
          </table:table-cell>
          <table:table-cell office:value-type="string" calcext:value-type="string">
            <text:p>22 6</text:p>
          </table:table-cell>
          <table:table-cell office:value-type="string" calcext:value-type="string">
            <text:p>22 8</text:p>
          </table:table-cell>
          <table:table-cell office:value-type="string" calcext:value-type="string">
            <text:p>22 10</text:p>
          </table:table-cell>
          <table:table-cell office:value-type="string" calcext:value-type="string">
            <text:p>26 4</text:p>
          </table:table-cell>
          <table:table-cell office:value-type="string" calcext:value-type="string">
            <text:p>26 6</text:p>
          </table:table-cell>
          <table:table-cell office:value-type="string" calcext:value-type="string">
            <text:p>26 8</text:p>
          </table:table-cell>
          <table:table-cell office:value-type="string" calcext:value-type="string">
            <text:p>26 10</text:p>
          </table:table-cell>
          <table:table-cell office:value-type="string" calcext:value-type="string">
            <text:p>30 4</text:p>
          </table:table-cell>
          <table:table-cell office:value-type="string" calcext:value-type="string">
            <text:p>30 6</text:p>
          </table:table-cell>
          <table:table-cell office:value-type="string" calcext:value-type="string">
            <text:p>30 8</text:p>
          </table:table-cell>
          <table:table-cell office:value-type="string" calcext:value-type="string">
            <text:p>30 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0017" calcext:value-type="float">
            <text:p>0.00017</text:p>
          </table:table-cell>
          <table:table-cell table:style-name="ce3" office:value-type="float" office:value="0.000082" calcext:value-type="float">
            <text:p>8.20E-005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558" calcext:value-type="float">
            <text:p>0.00055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000484" calcext:value-type="float">
            <text:p>0.000484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0613" calcext:value-type="float">
            <text:p>0.00061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00148" calcext:value-type="float">
            <text:p>0.000148</text:p>
          </table:table-cell>
          <table:table-cell table:style-name="ce3" office:value-type="float" office:value="0.000084" calcext:value-type="float">
            <text:p>8.40E-005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512" calcext:value-type="float">
            <text:p>0.000512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195" calcext:value-type="float">
            <text:p>0.000195</text:p>
          </table:table-cell>
          <table:table-cell table:number-columns-repeated="2" office:value-type="float" office:value="0.000229" calcext:value-type="float">
            <text:p>0.000229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298" calcext:value-type="float">
            <text:p>0.000298</text:p>
          </table:table-cell>
          <table:table-cell office:value-type="float" office:value="0.000394" calcext:value-type="float">
            <text:p>0.000394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0441" calcext:value-type="float">
            <text:p>0.000441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51" calcext:value-type="float">
            <text:p>0.000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0127" calcext:value-type="float">
            <text:p>0.000127</text:p>
          </table:table-cell>
          <table:table-cell table:style-name="ce3" office:value-type="float" office:value="0.00008" calcext:value-type="float">
            <text:p>8.00E-00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471" calcext:value-type="float">
            <text:p>0.000471</text:p>
          </table:table-cell>
          <table:table-cell office:value-type="float" office:value="0.000162" calcext:value-type="float">
            <text:p>0.000162</text:p>
          </table:table-cell>
          <table:table-cell office:value-type="float" office:value="0.000499" calcext:value-type="float">
            <text:p>0.000499</text:p>
          </table:table-cell>
          <table:table-cell office:value-type="float" office:value="0.000613" calcext:value-type="float">
            <text:p>0.000613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329" calcext:value-type="float">
            <text:p>0.000329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0608" calcext:value-type="float">
            <text:p>0.00060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3" office:value-type="float" office:value="0.000094" calcext:value-type="float">
            <text:p>9.40E-005</text:p>
          </table:table-cell>
          <table:table-cell table:style-name="ce3" office:value-type="float" office:value="0.000085" calcext:value-type="float">
            <text:p>8.50E-005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582" calcext:value-type="float">
            <text:p>0.00058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3" office:value-type="float" office:value="0.000088" calcext:value-type="float">
            <text:p>8.80E-005</text:p>
          </table:table-cell>
          <table:table-cell office:value-type="float" office:value="0.00029" calcext:value-type="float">
            <text:p>0.00029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319" calcext:value-type="float">
            <text:p>0.000319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0659" calcext:value-type="float">
            <text:p>0.00065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0.000094" calcext:value-type="float">
            <text:p>9.40E-005</text:p>
          </table:table-cell>
          <table:table-cell office:value-type="float" office:value="0.000208" calcext:value-type="float">
            <text:p>0.000208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597" calcext:value-type="float">
            <text:p>0.000597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25" calcext:value-type="float">
            <text:p>0.00025</text:p>
          </table:table-cell>
          <table:table-cell office:value-type="float" office:value="0.000215" calcext:value-type="float">
            <text:p>0.000215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08" calcext:value-type="float">
            <text:p>0.000408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0724" calcext:value-type="float">
            <text:p>0.000724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78" calcext:value-type="float">
            <text:p>7.80E-0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0158" calcext:value-type="float">
            <text:p>0.00015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502" calcext:value-type="float">
            <text:p>0.00050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style-name="ce3" office:value-type="float" office:value="0.000066" calcext:value-type="float">
            <text:p>6.60E-005</text:p>
          </table:table-cell>
          <table:table-cell table:style-name="ce3" office:value-type="float" office:value="0.000084" calcext:value-type="float">
            <text:p>8.40E-00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448" calcext:value-type="float">
            <text:p>0.000448</text:p>
          </table:table-cell>
          <table:table-cell office:value-type="float" office:value="0.000551" calcext:value-type="float">
            <text:p>0.000551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316" calcext:value-type="float">
            <text:p>0.00031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0383" calcext:value-type="float">
            <text:p>0.000383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428" calcext:value-type="float">
            <text:p>0.000428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0607" calcext:value-type="float">
            <text:p>0.000607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3" office:value-type="float" office:value="0.000076" calcext:value-type="float">
            <text:p>7.60E-005</text:p>
          </table:table-cell>
          <table:table-cell table:style-name="ce3" office:value-type="float" office:value="0.000087" calcext:value-type="float">
            <text:p>8.70E-0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192" calcext:value-type="float">
            <text:p>0.000192</text:p>
          </table:table-cell>
          <table:table-cell table:number-columns-repeated="2" office:value-type="float" office:value="0.000223" calcext:value-type="float">
            <text:p>0.000223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484" calcext:value-type="float">
            <text:p>0.0004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3" office:value-type="float" office:value="0.000074" calcext:value-type="float">
            <text:p>7.40E-005</text:p>
          </table:table-cell>
          <table:table-cell table:style-name="ce3" office:value-type="float" office:value="0.000087" calcext:value-type="float">
            <text:p>8.70E-005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556" calcext:value-type="float">
            <text:p>0.000556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281" calcext:value-type="float">
            <text:p>0.000281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333" calcext:value-type="float">
            <text:p>0.000333</text:p>
          </table:table-cell>
          <table:table-cell office:value-type="float" office:value="0.000409" calcext:value-type="float">
            <text:p>0.000409</text:p>
          </table:table-cell>
          <table:table-cell office:value-type="float" office:value="0.000423" calcext:value-type="float">
            <text:p>0.000423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494" calcext:value-type="float">
            <text:p>0.000494</text:p>
          </table:table-cell>
          <table:table-cell office:value-type="float" office:value="0.000524" calcext:value-type="float">
            <text:p>0.000524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2:.B11])" office:value-type="float" office:value="0.0001017" calcext:value-type="float">
            <text:p>0.0001017</text:p>
          </table:table-cell>
          <table:table-cell table:style-name="ce3" table:formula="of:=AVERAGE([.C2:.C11])" office:value-type="float" office:value="0.0001051" calcext:value-type="float">
            <text:p>1.05E-004</text:p>
          </table:table-cell>
          <table:table-cell table:formula="of:=AVERAGE([.D2:.D11])" office:value-type="float" office:value="0.0001916" calcext:value-type="float">
            <text:p>0.0001916</text:p>
          </table:table-cell>
          <table:table-cell table:formula="of:=AVERAGE([.E2:.E11])" office:value-type="float" office:value="0.0002016" calcext:value-type="float">
            <text:p>0.0002016</text:p>
          </table:table-cell>
          <table:table-cell table:formula="of:=AVERAGE([.F2:.F11])" office:value-type="float" office:value="0.0002821" calcext:value-type="float">
            <text:p>0.0002821</text:p>
          </table:table-cell>
          <table:table-cell table:formula="of:=AVERAGE([.G2:.G11])" office:value-type="float" office:value="0.000475" calcext:value-type="float">
            <text:p>0.000475</text:p>
          </table:table-cell>
          <table:table-cell table:formula="of:=AVERAGE([.H2:.H11])" office:value-type="float" office:value="0.0001775" calcext:value-type="float">
            <text:p>0.0001775</text:p>
          </table:table-cell>
          <table:table-cell table:formula="of:=AVERAGE([.I2:.I11])" office:value-type="float" office:value="0.0002803" calcext:value-type="float">
            <text:p>0.0002803</text:p>
          </table:table-cell>
          <table:table-cell table:formula="of:=AVERAGE([.J2:.J11])" office:value-type="float" office:value="0.0003038" calcext:value-type="float">
            <text:p>0.0003038</text:p>
          </table:table-cell>
          <table:table-cell table:formula="of:=AVERAGE([.K2:.K11])" office:value-type="float" office:value="0.0002234" calcext:value-type="float">
            <text:p>0.0002234</text:p>
          </table:table-cell>
          <table:table-cell table:formula="of:=AVERAGE([.L2:.L11])" office:value-type="float" office:value="0.0002439" calcext:value-type="float">
            <text:p>0.0002439</text:p>
          </table:table-cell>
          <table:table-cell table:formula="of:=AVERAGE([.M2:.M11])" office:value-type="float" office:value="0.0002329" calcext:value-type="float">
            <text:p>0.0002329</text:p>
          </table:table-cell>
          <table:table-cell table:formula="of:=AVERAGE([.N2:.N11])" office:value-type="float" office:value="0.0002806" calcext:value-type="float">
            <text:p>0.0002806</text:p>
          </table:table-cell>
          <table:table-cell table:formula="of:=AVERAGE([.O2:.O11])" office:value-type="float" office:value="0.0002901" calcext:value-type="float">
            <text:p>0.0002901</text:p>
          </table:table-cell>
          <table:table-cell table:formula="of:=AVERAGE([.P2:.P11])" office:value-type="float" office:value="0.0003078" calcext:value-type="float">
            <text:p>0.0003078</text:p>
          </table:table-cell>
          <table:table-cell table:formula="of:=AVERAGE([.Q2:.Q11])" office:value-type="float" office:value="0.00029" calcext:value-type="float">
            <text:p>0.00029</text:p>
          </table:table-cell>
          <table:table-cell table:formula="of:=AVERAGE([.R2:.R11])" office:value-type="float" office:value="0.0003309" calcext:value-type="float">
            <text:p>0.0003309</text:p>
          </table:table-cell>
          <table:table-cell table:formula="of:=AVERAGE([.S2:.S11])" office:value-type="float" office:value="0.0003777" calcext:value-type="float">
            <text:p>0.0003777</text:p>
          </table:table-cell>
          <table:table-cell table:formula="of:=AVERAGE([.T2:.T11])" office:value-type="float" office:value="0.0003927" calcext:value-type="float">
            <text:p>0.0003927</text:p>
          </table:table-cell>
          <table:table-cell table:formula="of:=AVERAGE([.U2:.U11])" office:value-type="float" office:value="0.0003484" calcext:value-type="float">
            <text:p>0.0003484</text:p>
          </table:table-cell>
          <table:table-cell table:formula="of:=AVERAGE([.V2:.V11])" office:value-type="float" office:value="0.0004395" calcext:value-type="float">
            <text:p>0.0004395</text:p>
          </table:table-cell>
          <table:table-cell table:formula="of:=AVERAGE([.W2:.W11])" office:value-type="float" office:value="0.0004728" calcext:value-type="float">
            <text:p>0.0004728</text:p>
          </table:table-cell>
          <table:table-cell table:formula="of:=AVERAGE([.X2:.X11])" office:value-type="float" office:value="0.0005803" calcext:value-type="float">
            <text:p>0.0005803</text:p>
          </table:table-cell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2:.B11])" office:value-type="float" office:value="0.0000352264105466339" calcext:value-type="float">
            <text:p>3.52264105466339E-005</text:p>
          </table:table-cell>
          <table:table-cell table:formula="of:=STDEV([.C2:.C11])" office:value-type="float" office:value="0.0000651143438712069" calcext:value-type="float">
            <text:p>6.51143438712069E-005</text:p>
          </table:table-cell>
          <table:table-cell table:formula="of:=STDEV([.D2:.D11])" office:value-type="float" office:value="0.0000579217863444605" calcext:value-type="float">
            <text:p>5.79217863444605E-005</text:p>
          </table:table-cell>
          <table:table-cell table:formula="of:=STDEV([.E2:.E11])" office:value-type="float" office:value="0.0000910631038834548" calcext:value-type="float">
            <text:p>9.10631038834548E-005</text:p>
          </table:table-cell>
          <table:table-cell table:formula="of:=STDEV([.F2:.F11])" office:value-type="float" office:value="0.000154508144337658" calcext:value-type="float">
            <text:p>0.0001545081</text:p>
          </table:table-cell>
          <table:table-cell table:formula="of:=STDEV([.G2:.G11])" office:value-type="float" office:value="0.0000931844049899624" calcext:value-type="float">
            <text:p>9.31844049899624E-005</text:p>
          </table:table-cell>
          <table:table-cell table:formula="of:=STDEV([.H2:.H11])" office:value-type="float" office:value="0.0000166549959138058" calcext:value-type="float">
            <text:p>0.000016655</text:p>
          </table:table-cell>
          <table:table-cell table:formula="of:=STDEV([.I2:.I11])" office:value-type="float" office:value="0.00016411043030025" calcext:value-type="float">
            <text:p>0.0001641104</text:p>
          </table:table-cell>
          <table:table-cell table:formula="of:=STDEV([.J2:.J11])" office:value-type="float" office:value="0.000189306218715721" calcext:value-type="float">
            <text:p>0.0001893062</text:p>
          </table:table-cell>
          <table:table-cell table:formula="of:=STDEV([.K2:.K11])" office:value-type="float" office:value="0.0000132430275155562" calcext:value-type="float">
            <text:p>0.000013243</text:p>
          </table:table-cell>
          <table:table-cell table:formula="of:=STDEV([.L2:.L11])" office:value-type="float" office:value="0.0000282506637090175" calcext:value-type="float">
            <text:p>2.82506637090175E-005</text:p>
          </table:table-cell>
          <table:table-cell table:formula="of:=STDEV([.M2:.M11])" office:value-type="float" office:value="0.0000300349796071181" calcext:value-type="float">
            <text:p>0.000030035</text:p>
          </table:table-cell>
          <table:table-cell table:formula="of:=STDEV([.N2:.N11])" office:value-type="float" office:value="0.0000199844383903521" calcext:value-type="float">
            <text:p>1.99844383903521E-005</text:p>
          </table:table-cell>
          <table:table-cell table:formula="of:=STDEV([.O2:.O11])" office:value-type="float" office:value="0.0000268553739707923" calcext:value-type="float">
            <text:p>2.68553739707923E-005</text:p>
          </table:table-cell>
          <table:table-cell table:formula="of:=STDEV([.P2:.P11])" office:value-type="float" office:value="0.0000172806892866639" calcext:value-type="float">
            <text:p>1.72806892866639E-005</text:p>
          </table:table-cell>
          <table:table-cell table:formula="of:=STDEV([.Q2:.Q11])" office:value-type="float" office:value="0.00003224213943825" calcext:value-type="float">
            <text:p>3.224213943825E-005</text:p>
          </table:table-cell>
          <table:table-cell table:formula="of:=STDEV([.R2:.R11])" office:value-type="float" office:value="0.0000260019230058086" calcext:value-type="float">
            <text:p>2.60019230058086E-005</text:p>
          </table:table-cell>
          <table:table-cell table:formula="of:=STDEV([.S2:.S11])" office:value-type="float" office:value="0.000065014613741835" calcext:value-type="float">
            <text:p>6.5014613741835E-005</text:p>
          </table:table-cell>
          <table:table-cell table:formula="of:=STDEV([.T2:.T11])" office:value-type="float" office:value="0.0000499600951871703" calcext:value-type="float">
            <text:p>4.99600951871703E-005</text:p>
          </table:table-cell>
          <table:table-cell table:formula="of:=STDEV([.U2:.U11])" office:value-type="float" office:value="0.0000441013983149439" calcext:value-type="float">
            <text:p>4.41013983149439E-005</text:p>
          </table:table-cell>
          <table:table-cell table:formula="of:=STDEV([.V2:.V11])" office:value-type="float" office:value="0.0000245277620485667" calcext:value-type="float">
            <text:p>2.45277620485667E-005</text:p>
          </table:table-cell>
          <table:table-cell table:formula="of:=STDEV([.W2:.W11])" office:value-type="float" office:value="0.0000547576478676723" calcext:value-type="float">
            <text:p>5.47576478676723E-005</text:p>
          </table:table-cell>
          <table:table-cell table:formula="of:=STDEV([.X2:.X11])" office:value-type="float" office:value="0.0000775586516414799" calcext:value-type="float">
            <text:p>7.75586516414799E-005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Temps backtrack</text:p>
          </table:table-cell>
          <table:table-cell office:value-type="string" calcext:value-type="string">
            <text:p>10 4</text:p>
          </table:table-cell>
          <table:table-cell office:value-type="string" calcext:value-type="string">
            <text:p>10 6</text:p>
          </table:table-cell>
          <table:table-cell office:value-type="string" calcext:value-type="string">
            <text:p>10 8</text:p>
          </table:table-cell>
          <table:table-cell office:value-type="string" calcext:value-type="string">
            <text:p>14 4</text:p>
          </table:table-cell>
          <table:table-cell office:value-type="string" calcext:value-type="string">
            <text:p>14 6</text:p>
          </table:table-cell>
          <table:table-cell office:value-type="string" calcext:value-type="string">
            <text:p>14 8</text:p>
          </table:table-cell>
          <table:table-cell office:value-type="string" calcext:value-type="string">
            <text:p>18 4</text:p>
          </table:table-cell>
          <table:table-cell office:value-type="string" calcext:value-type="string">
            <text:p>18 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011491" calcext:value-type="float">
            <text:p>0.011491</text:p>
          </table:table-cell>
          <table:table-cell office:value-type="float" office:value="0.063719" calcext:value-type="float">
            <text:p>0.063719</text:p>
          </table:table-cell>
          <table:table-cell office:value-type="float" office:value="0.825243" calcext:value-type="float">
            <text:p>0.825243</text:p>
          </table:table-cell>
          <table:table-cell office:value-type="float" office:value="0.204765" calcext:value-type="float">
            <text:p>0.204765</text:p>
          </table:table-cell>
          <table:table-cell office:value-type="float" office:value="13.2663" calcext:value-type="float">
            <text:p>13.2663</text:p>
          </table:table-cell>
          <table:table-cell office:value-type="float" office:value="952.709" calcext:value-type="float">
            <text:p>952.709</text:p>
          </table:table-cell>
          <table:table-cell office:value-type="float" office:value="1.50687" calcext:value-type="float">
            <text:p>1.50687</text:p>
          </table:table-cell>
          <table:table-cell office:value-type="float" office:value="646.613" calcext:value-type="float">
            <text:p>646.61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03273" calcext:value-type="float">
            <text:p>0.003273</text:p>
          </table:table-cell>
          <table:table-cell office:value-type="float" office:value="0.245812" calcext:value-type="float">
            <text:p>0.245812</text:p>
          </table:table-cell>
          <table:table-cell office:value-type="float" office:value="0.565964" calcext:value-type="float">
            <text:p>0.565964</text:p>
          </table:table-cell>
          <table:table-cell office:value-type="float" office:value="1.47829" calcext:value-type="float">
            <text:p>1.47829</text:p>
          </table:table-cell>
          <table:table-cell office:value-type="float" office:value="4.9204" calcext:value-type="float">
            <text:p>4.9204</text:p>
          </table:table-cell>
          <table:table-cell office:value-type="float" office:value="561.676" calcext:value-type="float">
            <text:p>561.676</text:p>
          </table:table-cell>
          <table:table-cell office:value-type="float" office:value="51.0354" calcext:value-type="float">
            <text:p>51.0354</text:p>
          </table:table-cell>
          <table:table-cell office:value-type="float" office:value="946.124" calcext:value-type="float">
            <text:p>946.12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007573" calcext:value-type="float">
            <text:p>0.007573</text:p>
          </table:table-cell>
          <table:table-cell office:value-type="float" office:value="0.108275" calcext:value-type="float">
            <text:p>0.108275</text:p>
          </table:table-cell>
          <table:table-cell office:value-type="float" office:value="1.35823" calcext:value-type="float">
            <text:p>1.35823</text:p>
          </table:table-cell>
          <table:table-cell office:value-type="float" office:value="0.295861" calcext:value-type="float">
            <text:p>0.295861</text:p>
          </table:table-cell>
          <table:table-cell office:value-type="float" office:value="38.535" calcext:value-type="float">
            <text:p>38.535</text:p>
          </table:table-cell>
          <table:table-cell office:value-type="float" office:value="332.769" calcext:value-type="float">
            <text:p>332.769</text:p>
          </table:table-cell>
          <table:table-cell office:value-type="float" office:value="59.2988" calcext:value-type="float">
            <text:p>59.2988</text:p>
          </table:table-cell>
          <table:table-cell office:value-type="float" office:value="1245.68" calcext:value-type="float">
            <text:p>1245.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002403" calcext:value-type="float">
            <text:p>0.002403</text:p>
          </table:table-cell>
          <table:table-cell office:value-type="float" office:value="0.082505" calcext:value-type="float">
            <text:p>0.082505</text:p>
          </table:table-cell>
          <table:table-cell office:value-type="float" office:value="1.15858" calcext:value-type="float">
            <text:p>1.15858</text:p>
          </table:table-cell>
          <table:table-cell office:value-type="float" office:value="0.122464" calcext:value-type="float">
            <text:p>0.122464</text:p>
          </table:table-cell>
          <table:table-cell office:value-type="float" office:value="38.7056" calcext:value-type="float">
            <text:p>38.7056</text:p>
          </table:table-cell>
          <table:table-cell office:value-type="float" office:value="207.985" calcext:value-type="float">
            <text:p>207.985</text:p>
          </table:table-cell>
          <table:table-cell office:value-type="float" office:value="12.2159" calcext:value-type="float">
            <text:p>12.2159</text:p>
          </table:table-cell>
          <table:table-cell office:value-type="float" office:value="9652.92" calcext:value-type="float">
            <text:p>9652.9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1767" calcext:value-type="float">
            <text:p>0.011767</text:p>
          </table:table-cell>
          <table:table-cell office:value-type="float" office:value="0.201067" calcext:value-type="float">
            <text:p>0.201067</text:p>
          </table:table-cell>
          <table:table-cell office:value-type="float" office:value="1.10418" calcext:value-type="float">
            <text:p>1.10418</text:p>
          </table:table-cell>
          <table:table-cell office:value-type="float" office:value="0.181924" calcext:value-type="float">
            <text:p>0.181924</text:p>
          </table:table-cell>
          <table:table-cell office:value-type="float" office:value="20.3705" calcext:value-type="float">
            <text:p>20.3705</text:p>
          </table:table-cell>
          <table:table-cell office:value-type="float" office:value="142.512" calcext:value-type="float">
            <text:p>142.512</text:p>
          </table:table-cell>
          <table:table-cell office:value-type="float" office:value="7.5266" calcext:value-type="float">
            <text:p>7.5266</text:p>
          </table:table-cell>
          <table:table-cell office:value-type="float" office:value="1976.56" calcext:value-type="float">
            <text:p>1976.5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011934" calcext:value-type="float">
            <text:p>0.011934</text:p>
          </table:table-cell>
          <table:table-cell office:value-type="float" office:value="0.101453" calcext:value-type="float">
            <text:p>0.101453</text:p>
          </table:table-cell>
          <table:table-cell office:value-type="float" office:value="1.04329" calcext:value-type="float">
            <text:p>1.04329</text:p>
          </table:table-cell>
          <table:table-cell office:value-type="float" office:value="0.690667" calcext:value-type="float">
            <text:p>0.690667</text:p>
          </table:table-cell>
          <table:table-cell office:value-type="float" office:value="149.107" calcext:value-type="float">
            <text:p>149.107</text:p>
          </table:table-cell>
          <table:table-cell office:value-type="float" office:value="36.0636" calcext:value-type="float">
            <text:p>36.0636</text:p>
          </table:table-cell>
          <table:table-cell office:value-type="float" office:value="11.4498" calcext:value-type="float">
            <text:p>11.4498</text:p>
          </table:table-cell>
          <table:table-cell office:value-type="float" office:value="444.316" calcext:value-type="float">
            <text:p>444.3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46938" calcext:value-type="float">
            <text:p>0.046938</text:p>
          </table:table-cell>
          <table:table-cell office:value-type="float" office:value="1.18575" calcext:value-type="float">
            <text:p>1.18575</text:p>
          </table:table-cell>
          <table:table-cell office:value-type="float" office:value="0.908391" calcext:value-type="float">
            <text:p>0.908391</text:p>
          </table:table-cell>
          <table:table-cell office:value-type="float" office:value="136.385" calcext:value-type="float">
            <text:p>136.385</text:p>
          </table:table-cell>
          <table:table-cell office:value-type="float" office:value="571.451" calcext:value-type="float">
            <text:p>571.451</text:p>
          </table:table-cell>
          <table:table-cell office:value-type="float" office:value="9.39206" calcext:value-type="float">
            <text:p>9.39206</text:p>
          </table:table-cell>
          <table:table-cell office:value-type="float" office:value="736.967" calcext:value-type="float">
            <text:p>736.96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00819" calcext:value-type="float">
            <text:p>0.000819</text:p>
          </table:table-cell>
          <table:table-cell office:value-type="float" office:value="0.244886" calcext:value-type="float">
            <text:p>0.244886</text:p>
          </table:table-cell>
          <table:table-cell office:value-type="float" office:value="1.1152" calcext:value-type="float">
            <text:p>1.1152</text:p>
          </table:table-cell>
          <table:table-cell office:value-type="float" office:value="0.714984" calcext:value-type="float">
            <text:p>0.714984</text:p>
          </table:table-cell>
          <table:table-cell office:value-type="float" office:value="124.379" calcext:value-type="float">
            <text:p>124.379</text:p>
          </table:table-cell>
          <table:table-cell office:value-type="float" office:value="463.418" calcext:value-type="float">
            <text:p>463.418</text:p>
          </table:table-cell>
          <table:table-cell office:value-type="float" office:value="15.5354" calcext:value-type="float">
            <text:p>15.5354</text:p>
          </table:table-cell>
          <table:table-cell office:value-type="float" office:value="96.508" calcext:value-type="float">
            <text:p>96.50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.001652" calcext:value-type="float">
            <text:p>0.001652</text:p>
          </table:table-cell>
          <table:table-cell office:value-type="float" office:value="0.072674" calcext:value-type="float">
            <text:p>0.072674</text:p>
          </table:table-cell>
          <table:table-cell office:value-type="float" office:value="0.793061" calcext:value-type="float">
            <text:p>0.793061</text:p>
          </table:table-cell>
          <table:table-cell office:value-type="float" office:value="3.86102" calcext:value-type="float">
            <text:p>3.86102</text:p>
          </table:table-cell>
          <table:table-cell office:value-type="float" office:value="70.4597" calcext:value-type="float">
            <text:p>70.4597</text:p>
          </table:table-cell>
          <table:table-cell office:value-type="float" office:value="800.447" calcext:value-type="float">
            <text:p>800.447</text:p>
          </table:table-cell>
          <table:table-cell office:value-type="float" office:value="53.2722" calcext:value-type="float">
            <text:p>53.2722</text:p>
          </table:table-cell>
          <table:table-cell office:value-type="float" office:value="2936.16" calcext:value-type="float">
            <text:p>2936.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182578" calcext:value-type="float">
            <text:p>0.182578</text:p>
          </table:table-cell>
          <table:table-cell office:value-type="float" office:value="0.883497" calcext:value-type="float">
            <text:p>0.883497</text:p>
          </table:table-cell>
          <table:table-cell office:value-type="float" office:value="1.7778" calcext:value-type="float">
            <text:p>1.7778</text:p>
          </table:table-cell>
          <table:table-cell office:value-type="float" office:value="20.209" calcext:value-type="float">
            <text:p>20.209</text:p>
          </table:table-cell>
          <table:table-cell office:value-type="float" office:value="410.39" calcext:value-type="float">
            <text:p>410.39</text:p>
          </table:table-cell>
          <table:table-cell office:value-type="float" office:value="2.31306" calcext:value-type="float">
            <text:p>2.31306</text:p>
          </table:table-cell>
          <table:table-cell office:value-type="float" office:value="4464.39" calcext:value-type="float">
            <text:p>4464.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yenne</text:p>
          </table:table-cell>
          <table:table-cell table:formula="of:=AVERAGE([.B17:.B26])" office:value-type="float" office:value="0.0058894" calcext:value-type="float">
            <text:p>0.0058894</text:p>
          </table:table-cell>
          <table:table-cell table:formula="of:=AVERAGE([.C17:.C26])" office:value-type="float" office:value="0.1349907" calcext:value-type="float">
            <text:p>0.1349907</text:p>
          </table:table-cell>
          <table:table-cell table:formula="of:=AVERAGE([.D17:.D26])" office:value-type="float" office:value="1.0032995" calcext:value-type="float">
            <text:p>1.0032995</text:p>
          </table:table-cell>
          <table:table-cell table:formula="of:=AVERAGE([.E17:.E26])" office:value-type="float" office:value="1.0236166" calcext:value-type="float">
            <text:p>1.0236166</text:p>
          </table:table-cell>
          <table:table-cell table:formula="of:=AVERAGE([.F17:.F26])" office:value-type="float" office:value="61.63375" calcext:value-type="float">
            <text:p>61.63375</text:p>
          </table:table-cell>
          <table:table-cell table:formula="of:=AVERAGE([.G17:.G26])" office:value-type="float" office:value="447.94206" calcext:value-type="float">
            <text:p>447.94206</text:p>
          </table:table-cell>
          <table:table-cell table:formula="of:=AVERAGE([.H17:.H26])" office:value-type="float" office:value="22.354609" calcext:value-type="float">
            <text:p>22.354609</text:p>
          </table:table-cell>
          <table:table-cell table:formula="of:=AVERAGE([.I17:.I26])" office:value-type="float" office:value="2314.6238" calcext:value-type="float">
            <text:p>2314.623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cart type</text:p>
          </table:table-cell>
          <table:table-cell table:formula="of:=STDEV([.B17:.B26])" office:value-type="float" office:value="0.00446377299801164" calcext:value-type="float">
            <text:p>0.004463773</text:p>
          </table:table-cell>
          <table:table-cell table:formula="of:=STDEV([.C17:.C26])" office:value-type="float" office:value="0.0762295692031642" calcext:value-type="float">
            <text:p>0.0762295692</text:p>
          </table:table-cell>
          <table:table-cell table:formula="of:=STDEV([.D17:.D26])" office:value-type="float" office:value="0.233141120442939" calcext:value-type="float">
            <text:p>0.2331411204</text:p>
          </table:table-cell>
          <table:table-cell table:formula="of:=STDEV([.E17:.E26])" office:value-type="float" office:value="1.1434078503505" calcext:value-type="float">
            <text:p>1.1434078504</text:p>
          </table:table-cell>
          <table:table-cell table:formula="of:=STDEV([.F17:.F26])" office:value-type="float" office:value="55.0635137797203" calcext:value-type="float">
            <text:p>55.0635137797</text:p>
          </table:table-cell>
          <table:table-cell table:formula="of:=STDEV([.G17:.G26])" office:value-type="float" office:value="287.259955343496" calcext:value-type="float">
            <text:p>287.2599553435</text:p>
          </table:table-cell>
          <table:table-cell table:formula="of:=STDEV([.H17:.H26])" office:value-type="float" office:value="22.6954664596388" calcext:value-type="float">
            <text:p>22.6954664596</text:p>
          </table:table-cell>
          <table:table-cell table:formula="of:=STDEV([.I17:.I26])" office:value-type="float" office:value="2899.75981267778" calcext:value-type="float">
            <text:p>2899.7598126778</text:p>
          </table:table-cell>
          <table:table-cell table:number-columns-repeated="15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" office:value-type="string" calcext:value-type="string">
            <text:p>Moyennes Vorace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[.B12]" office:value-type="float" office:value="0.0001017" calcext:value-type="float">
            <text:p>0.0001017</text:p>
          </table:table-cell>
          <table:table-cell table:style-name="ce5" table:formula="of:=[.C12]" office:value-type="float" office:value="0.0001051" calcext:value-type="float">
            <text:p>0.0001051</text:p>
          </table:table-cell>
          <table:table-cell table:style-name="ce5" table:formula="of:=[.D12]" office:value-type="float" office:value="0.0001916" calcext:value-type="float">
            <text:p>0.0001916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Moyennes Retour</text:p>
          </table:table-cell>
          <table:table-cell table:number-columns-repeated="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[.E12]" office:value-type="float" office:value="0.0002016" calcext:value-type="float">
            <text:p>0.0002016</text:p>
          </table:table-cell>
          <table:table-cell table:style-name="ce5" table:formula="of:=[.F12]" office:value-type="float" office:value="0.0002821" calcext:value-type="float">
            <text:p>0.0002821</text:p>
          </table:table-cell>
          <table:table-cell table:style-name="ce5" table:formula="of:=[.G12]" office:value-type="float" office:value="0.000475" calcext:value-type="float">
            <text:p>0.000475</text:p>
          </table:table-cell>
          <table:table-cell table:style-name="ce5" table:formula="of:=[.H12]" office:value-type="float" office:value="0.0001775" calcext:value-type="float">
            <text:p>0.0001775</text:p>
          </table:table-cell>
          <table:table-cell/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[.I12]" office:value-type="float" office:value="0.0002803" calcext:value-type="float">
            <text:p>0.0002803</text:p>
          </table:table-cell>
          <table:table-cell table:style-name="ce5" table:formula="of:=[.K2]" office:value-type="float" office:value="0.000212" calcext:value-type="float">
            <text:p>0.000212</text:p>
          </table:table-cell>
          <table:table-cell table:style-name="ce5" table:formula="of:=[.K12]" office:value-type="float" office:value="0.0002234" calcext:value-type="float">
            <text:p>0.0002234</text:p>
          </table:table-cell>
          <table:table-cell table:style-name="ce5" table:formula="of:=[.L12]" office:value-type="float" office:value="0.0002439" calcext:value-type="float">
            <text:p>0.000243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[.B27]" office:value-type="float" office:value="0.0058894" calcext:value-type="float">
            <text:p>0.0058894</text:p>
          </table:table-cell>
          <table:table-cell table:style-name="ce5" table:formula="of:=[.C27]" office:value-type="float" office:value="0.1349907" calcext:value-type="float">
            <text:p>0.1349907</text:p>
          </table:table-cell>
          <table:table-cell table:style-name="ce5" table:formula="of:=[.D27]" office:value-type="float" office:value="1.0032995" calcext:value-type="float">
            <text:p>1.0032995</text:p>
          </table:table-cell>
          <table:table-cell table:number-columns-repeated="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[.M12]" office:value-type="float" office:value="0.0002329" calcext:value-type="float">
            <text:p>0.0002329</text:p>
          </table:table-cell>
          <table:table-cell table:style-name="ce5" table:formula="of:=[.N12]" office:value-type="float" office:value="0.0002806" calcext:value-type="float">
            <text:p>0.0002806</text:p>
          </table:table-cell>
          <table:table-cell table:style-name="ce5" table:formula="of:=[.O12]" office:value-type="float" office:value="0.0002901" calcext:value-type="float">
            <text:p>0.0002901</text:p>
          </table:table-cell>
          <table:table-cell table:style-name="ce5" table:formula="of:=[.P12]" office:value-type="float" office:value="0.0003078" calcext:value-type="float">
            <text:p>0.0003078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table:formula="of:=[.E27]" office:value-type="float" office:value="1.0236166" calcext:value-type="float">
            <text:p>1.0236166</text:p>
          </table:table-cell>
          <table:table-cell table:style-name="ce5" table:formula="of:=[.F27]" office:value-type="float" office:value="61.63375" calcext:value-type="float">
            <text:p>61.63375</text:p>
          </table:table-cell>
          <table:table-cell table:style-name="ce5" table:formula="of:=[.G27]" office:value-type="float" office:value="447.94206" calcext:value-type="float">
            <text:p>447.94206</text:p>
          </table:table-cell>
          <table:table-cell table:number-columns-repeated="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formula="of:=[.Q12]" office:value-type="float" office:value="0.00029" calcext:value-type="float">
            <text:p>0.00029</text:p>
          </table:table-cell>
          <table:table-cell table:style-name="ce5" table:formula="of:=[.N12]" office:value-type="float" office:value="0.0002806" calcext:value-type="float">
            <text:p>0.0002806</text:p>
          </table:table-cell>
          <table:table-cell table:style-name="ce5" table:formula="of:=[.S12]" office:value-type="float" office:value="0.0003777" calcext:value-type="float">
            <text:p>0.0003777</text:p>
          </table:table-cell>
          <table:table-cell table:style-name="ce5" table:formula="of:=[.T12]" office:value-type="float" office:value="0.0003927" calcext:value-type="float">
            <text:p>0.0003927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5" table:formula="of:=[.H27]" office:value-type="float" office:value="22.354609" calcext:value-type="float">
            <text:p>22.354609</text:p>
          </table:table-cell>
          <table:table-cell table:style-name="ce5" table:formula="of:=[.I27]" office:value-type="float" office:value="2314.6238" calcext:value-type="float">
            <text:p>2314.6238</text:p>
          </table:table-cell>
          <table:table-cell table:style-name="ce5" table:formula="of:=[.K27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formula="of:=[.U12]" office:value-type="float" office:value="0.0003484" calcext:value-type="float">
            <text:p>0.0003484</text:p>
          </table:table-cell>
          <table:table-cell table:style-name="ce5" table:formula="of:=[.V12]" office:value-type="float" office:value="0.0004395" calcext:value-type="float">
            <text:p>0.0004395</text:p>
          </table:table-cell>
          <table:table-cell table:style-name="ce5" table:formula="of:=[.W12]" office:value-type="float" office:value="0.0004728" calcext:value-type="float">
            <text:p>0.0004728</text:p>
          </table:table-cell>
          <table:table-cell table:style-name="ce5" table:formula="of:=[.X12]" office:value-type="float" office:value="0.0005803" calcext:value-type="float">
            <text:p>0.000580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style-name="ce1" office:value-type="string" calcext:value-type="string">
            <text:p>EcartsType Vorace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table:formula="of:=[.B13]" office:value-type="float" office:value="0.0000352264105466339" calcext:value-type="float">
            <text:p>3.52264105466339E-005</text:p>
          </table:table-cell>
          <table:table-cell table:style-name="ce5" table:formula="of:=[.C13]" office:value-type="float" office:value="0.0000651143438712069" calcext:value-type="float">
            <text:p>6.51143438712069E-005</text:p>
          </table:table-cell>
          <table:table-cell table:style-name="ce5" table:formula="of:=[.D13]" office:value-type="float" office:value="0.0000579217863444605" calcext:value-type="float">
            <text:p>5.79217863444605E-005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EcartsType Retour</text:p>
          </table:table-cell>
          <table:table-cell table:number-columns-repeated="17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table:formula="of:=[.E13]" office:value-type="float" office:value="0.0000910631038834548" calcext:value-type="float">
            <text:p>9.10631038834548E-005</text:p>
          </table:table-cell>
          <table:table-cell table:style-name="ce5" table:formula="of:=[.F13]" office:value-type="float" office:value="0.000154508144337658" calcext:value-type="float">
            <text:p>0.0001545081</text:p>
          </table:table-cell>
          <table:table-cell table:style-name="ce5" table:formula="of:=[.G13]" office:value-type="float" office:value="0.0000931844049899624" calcext:value-type="float">
            <text:p>9.31844049899624E-005</text:p>
          </table:table-cell>
          <table:table-cell table:style-name="ce5" table:formula="of:=[.H13]" office:value-type="float" office:value="0.0000166549959138058" calcext:value-type="float">
            <text:p>0.000016655</text:p>
          </table:table-cell>
          <table:table-cell/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table:formula="of:=[.I13]" office:value-type="float" office:value="0.00016411043030025" calcext:value-type="float">
            <text:p>0.0001641104</text:p>
          </table:table-cell>
          <table:table-cell table:style-name="ce5" table:formula="of:=[.J13]" office:value-type="float" office:value="0.000189306218715721" calcext:value-type="float">
            <text:p>0.0001893062</text:p>
          </table:table-cell>
          <table:table-cell table:style-name="ce5" table:formula="of:=[.K13]" office:value-type="float" office:value="0.0000132430275155562" calcext:value-type="float">
            <text:p>0.000013243</text:p>
          </table:table-cell>
          <table:table-cell table:style-name="ce5" table:formula="of:=[.L13]" office:value-type="float" office:value="0.0000282506637090175" calcext:value-type="float">
            <text:p>2.82506637090175E-00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table:formula="of:=[.B28]" office:value-type="float" office:value="0.00446377299801164" calcext:value-type="float">
            <text:p>0.004463773</text:p>
          </table:table-cell>
          <table:table-cell table:style-name="ce5" table:formula="of:=[.C28]" office:value-type="float" office:value="0.0762295692031642" calcext:value-type="float">
            <text:p>0.0762295692</text:p>
          </table:table-cell>
          <table:table-cell table:style-name="ce5" table:formula="of:=[.D28]" office:value-type="float" office:value="0.233141120442939" calcext:value-type="float">
            <text:p>0.2331411204</text:p>
          </table:table-cell>
          <table:table-cell table:number-columns-repeated="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table:formula="of:=[.M13]" office:value-type="float" office:value="0.0000300349796071181" calcext:value-type="float">
            <text:p>0.000030035</text:p>
          </table:table-cell>
          <table:table-cell table:style-name="ce5" table:formula="of:=[.N13]" office:value-type="float" office:value="0.0000199844383903521" calcext:value-type="float">
            <text:p>1.99844383903521E-005</text:p>
          </table:table-cell>
          <table:table-cell table:style-name="ce5" table:formula="of:=[.O13]" office:value-type="float" office:value="0.0000268553739707923" calcext:value-type="float">
            <text:p>2.68553739707923E-005</text:p>
          </table:table-cell>
          <table:table-cell table:style-name="ce5" table:formula="of:=[.P13]" office:value-type="float" office:value="0.0000172806892866639" calcext:value-type="float">
            <text:p>1.72806892866639E-005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table:formula="of:=[.E28]" office:value-type="float" office:value="1.1434078503505" calcext:value-type="float">
            <text:p>1.1434078504</text:p>
          </table:table-cell>
          <table:table-cell table:style-name="ce5" table:formula="of:=[.F28]" office:value-type="float" office:value="55.0635137797203" calcext:value-type="float">
            <text:p>55.0635137797</text:p>
          </table:table-cell>
          <table:table-cell table:style-name="ce5" table:formula="of:=[.G28]" office:value-type="float" office:value="287.259955343496" calcext:value-type="float">
            <text:p>287.2599553435</text:p>
          </table:table-cell>
          <table:table-cell table:number-columns-repeated="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table:formula="of:=[.Q13]" office:value-type="float" office:value="0.00003224213943825" calcext:value-type="float">
            <text:p>3.224213943825E-005</text:p>
          </table:table-cell>
          <table:table-cell table:style-name="ce5" table:formula="of:=[.R13]" office:value-type="float" office:value="0.0000260019230058086" calcext:value-type="float">
            <text:p>2.60019230058086E-005</text:p>
          </table:table-cell>
          <table:table-cell table:style-name="ce5" table:formula="of:=[.S13]" office:value-type="float" office:value="0.000065014613741835" calcext:value-type="float">
            <text:p>6.5014613741835E-005</text:p>
          </table:table-cell>
          <table:table-cell table:style-name="ce5" table:formula="of:=[.T13]" office:value-type="float" office:value="0.0000499600951871703" calcext:value-type="float">
            <text:p>4.99600951871703E-005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5" table:formula="of:=[.H28]" office:value-type="float" office:value="22.6954664596388" calcext:value-type="float">
            <text:p>22.6954664596</text:p>
          </table:table-cell>
          <table:table-cell table:style-name="ce5" table:formula="of:=[.I28]" office:value-type="float" office:value="2899.75981267778" calcext:value-type="float">
            <text:p>2899.7598126778</text:p>
          </table:table-cell>
          <table:table-cell table:style-name="ce5" table:formula="of:=[.K28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table:formula="of:=[.U13]" office:value-type="float" office:value="0.0000441013983149439" calcext:value-type="float">
            <text:p>4.41013983149439E-005</text:p>
          </table:table-cell>
          <table:table-cell table:style-name="ce5" table:formula="of:=[.V13]" office:value-type="float" office:value="0.0000245277620485667" calcext:value-type="float">
            <text:p>2.45277620485667E-005</text:p>
          </table:table-cell>
          <table:table-cell table:style-name="ce5" table:formula="of:=[.W13]" office:value-type="float" office:value="0.0000547576478676723" calcext:value-type="float">
            <text:p>5.47576478676723E-005</text:p>
          </table:table-cell>
          <table:table-cell table:style-name="ce5" table:formula="of:=[.X13]" office:value-type="float" office:value="0.0000775586516414799" calcext:value-type="float">
            <text:p>7.75586516414799E-005</text:p>
          </table:table-cell>
          <table:table-cell table:number-columns-repeated="19"/>
        </table:table-row>
      </table:table>
      <table:table table:name="Erreur" table:style-name="ta1">
        <table:table-column table:style-name="co5" table:default-cell-style-name="ce2"/>
        <table:table-column table:style-name="co2" table:default-cell-style-name="ce5"/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Compte vorace</text:p>
          </table:table-cell>
          <table:table-cell table:style-name="ce2" office:value-type="string" calcext:value-type="string">
            <text:p>10 4</text:p>
          </table:table-cell>
          <table:table-cell table:style-name="ce2" office:value-type="string" calcext:value-type="string">
            <text:p>10 6</text:p>
          </table:table-cell>
          <table:table-cell table:style-name="ce2" office:value-type="string" calcext:value-type="string">
            <text:p>10 8</text:p>
          </table:table-cell>
          <table:table-cell table:style-name="ce2" office:value-type="string" calcext:value-type="string">
            <text:p>14 4</text:p>
          </table:table-cell>
          <table:table-cell table:style-name="ce2" office:value-type="string" calcext:value-type="string">
            <text:p>14 6</text:p>
          </table:table-cell>
          <table:table-cell table:style-name="ce2" office:value-type="string" calcext:value-type="string">
            <text:p>14 8</text:p>
          </table:table-cell>
          <table:table-cell table:style-name="ce2" office:value-type="string" calcext:value-type="string">
            <text:p>14 10</text:p>
          </table:table-cell>
          <table:table-cell table:style-name="ce2" office:value-type="string" calcext:value-type="string">
            <text:p>18 4</text:p>
          </table:table-cell>
          <table:table-cell table:style-name="ce2" office:value-type="string" calcext:value-type="string">
            <text:p>18 6</text:p>
          </table:table-cell>
          <table:table-cell table:style-name="ce2" office:value-type="string" calcext:value-type="string">
            <text:p>18 8</text:p>
          </table:table-cell>
          <table:table-cell table:style-name="ce2" office:value-type="string" calcext:value-type="string">
            <text:p>18 10</text:p>
          </table:table-cell>
          <table:table-cell table:style-name="ce2" office:value-type="string" calcext:value-type="string">
            <text:p>22 4</text:p>
          </table:table-cell>
          <table:table-cell table:style-name="ce2" office:value-type="string" calcext:value-type="string">
            <text:p>22 6</text:p>
          </table:table-cell>
          <table:table-cell table:style-name="ce2" office:value-type="string" calcext:value-type="string">
            <text:p>22 8</text:p>
          </table:table-cell>
          <table:table-cell table:style-name="ce2" office:value-type="string" calcext:value-type="string">
            <text:p>22 10</text:p>
          </table:table-cell>
          <table:table-cell table:style-name="ce2" office:value-type="string" calcext:value-type="string">
            <text:p>26 4</text:p>
          </table:table-cell>
          <table:table-cell table:style-name="ce2" office:value-type="string" calcext:value-type="string">
            <text:p>26 6</text:p>
          </table:table-cell>
          <table:table-cell table:style-name="ce2" office:value-type="string" calcext:value-type="string">
            <text:p>26 8</text:p>
          </table:table-cell>
          <table:table-cell table:style-name="ce2" office:value-type="string" calcext:value-type="string">
            <text:p>26 10</text:p>
          </table:table-cell>
          <table:table-cell table:style-name="ce2" office:value-type="string" calcext:value-type="string">
            <text:p>30 4</text:p>
          </table:table-cell>
          <table:table-cell table:style-name="ce2" office:value-type="string" calcext:value-type="string">
            <text:p>30 6</text:p>
          </table:table-cell>
          <table:table-cell table:style-name="ce2" office:value-type="string" calcext:value-type="string">
            <text:p>30 8</text:p>
          </table:table-cell>
          <table:table-cell table:style-name="ce2" office:value-type="string" calcext:value-type="string">
            <text:p>30 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764" calcext:value-type="float">
            <text:p>1764</text:p>
          </table:table-cell>
          <table:table-cell table:style-name="ce6" office:value-type="float" office:value="6987" calcext:value-type="float">
            <text:p>6.99E+003</text:p>
          </table:table-cell>
          <table:table-cell office:value-type="float" office:value="51611" calcext:value-type="float">
            <text:p>51611</text:p>
          </table:table-cell>
          <table:table-cell office:value-type="float" office:value="63772" calcext:value-type="float">
            <text:p>63772</text:p>
          </table:table-cell>
          <table:table-cell table:style-name="ce5" office:value-type="float" office:value="905559" calcext:value-type="float">
            <text:p>905559</text:p>
          </table:table-cell>
          <table:table-cell table:style-name="ce5" office:value-type="float" office:value="3459630" calcext:value-type="float">
            <text:p>3459630</text:p>
          </table:table-cell>
          <table:table-cell table:style-name="ce5" office:value-type="float" office:value="15278966" calcext:value-type="float">
            <text:p>15278966</text:p>
          </table:table-cell>
          <table:table-cell table:style-name="ce5" office:value-type="float" office:value="1027550" calcext:value-type="float">
            <text:p>1027550</text:p>
          </table:table-cell>
          <table:table-cell table:style-name="ce5" office:value-type="float" office:value="3493358" calcext:value-type="float">
            <text:p>3493358</text:p>
          </table:table-cell>
          <table:table-cell table:style-name="ce5" office:value-type="float" office:value="113273180" calcext:value-type="float">
            <text:p>113273180</text:p>
          </table:table-cell>
          <table:table-cell table:style-name="ce5" office:value-type="float" office:value="881799039" calcext:value-type="float">
            <text:p>881799039</text:p>
          </table:table-cell>
          <table:table-cell table:style-name="ce5" office:value-type="float" office:value="241955044" calcext:value-type="float">
            <text:p>241955044</text:p>
          </table:table-cell>
          <table:table-cell table:style-name="ce5" office:value-type="float" office:value="1052667222" calcext:value-type="float">
            <text:p>1052667222</text:p>
          </table:table-cell>
          <table:table-cell table:style-name="ce5" table:number-columns-repeated="4"/>
          <table:table-cell table:style-name="ce5" office:value-type="float" office:value="530015704" calcext:value-type="float">
            <text:p>530015704</text:p>
          </table:table-cell>
          <table:table-cell table:style-name="ce5" table:number-columns-repeated="4"/>
          <table:table-cell table:style-name="ce5" office:value-type="float" office:value="999286951" calcext:value-type="float">
            <text:p>9992869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17" calcext:value-type="float">
            <text:p>617</text:p>
          </table:table-cell>
          <table:table-cell table:style-name="ce6" office:value-type="float" office:value="11232" calcext:value-type="float">
            <text:p>1.12E+004</text:p>
          </table:table-cell>
          <table:table-cell office:value-type="float" office:value="51611" calcext:value-type="float">
            <text:p>51611</text:p>
          </table:table-cell>
          <table:table-cell office:value-type="float" office:value="14439" calcext:value-type="float">
            <text:p>14439</text:p>
          </table:table-cell>
          <table:table-cell table:style-name="ce5" office:value-type="float" office:value="129139" calcext:value-type="float">
            <text:p>129139</text:p>
          </table:table-cell>
          <table:table-cell table:style-name="ce5" office:value-type="float" office:value="2613917" calcext:value-type="float">
            <text:p>2613917</text:p>
          </table:table-cell>
          <table:table-cell table:style-name="ce5" office:value-type="float" office:value="32108950" calcext:value-type="float">
            <text:p>32108950</text:p>
          </table:table-cell>
          <table:table-cell table:style-name="ce5" office:value-type="float" office:value="486856" calcext:value-type="float">
            <text:p>486856</text:p>
          </table:table-cell>
          <table:table-cell table:number-columns-repeated="2" table:style-name="ce5" office:value-type="float" office:value="154855856" calcext:value-type="float">
            <text:p>154855856</text:p>
          </table:table-cell>
          <table:table-cell table:style-name="ce5" office:value-type="float" office:value="2114183279" calcext:value-type="float">
            <text:p>2114183279</text:p>
          </table:table-cell>
          <table:table-cell table:style-name="ce5" table:number-columns-repeated="2"/>
          <table:table-cell table:style-name="ce5" office:value-type="float" office:value="668235718" calcext:value-type="float">
            <text:p>668235718</text:p>
          </table:table-cell>
          <table:table-cell table:style-name="ce5" office:value-type="float" office:value="536986023" calcext:value-type="float">
            <text:p>536986023</text:p>
          </table:table-cell>
          <table:table-cell table:style-name="ce5" office:value-type="float" office:value="1826439018" calcext:value-type="float">
            <text:p>1826439018</text:p>
          </table:table-cell>
          <table:table-cell table:style-name="ce5" table:number-columns-repeated="6"/>
          <table:table-cell table:style-name="ce5" office:value-type="float" office:value="1177914618" calcext:value-type="float">
            <text:p>117791461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823" calcext:value-type="float">
            <text:p>823</text:p>
          </table:table-cell>
          <table:table-cell table:style-name="ce6" office:value-type="float" office:value="6987" calcext:value-type="float">
            <text:p>6.99E+003</text:p>
          </table:table-cell>
          <table:table-cell office:value-type="float" office:value="68823" calcext:value-type="float">
            <text:p>68823</text:p>
          </table:table-cell>
          <table:table-cell office:value-type="float" office:value="21752" calcext:value-type="float">
            <text:p>21752</text:p>
          </table:table-cell>
          <table:table-cell table:style-name="ce5" office:value-type="float" office:value="234767" calcext:value-type="float">
            <text:p>234767</text:p>
          </table:table-cell>
          <table:table-cell table:style-name="ce5" office:value-type="float" office:value="1646256" calcext:value-type="float">
            <text:p>1646256</text:p>
          </table:table-cell>
          <table:table-cell table:style-name="ce5" office:value-type="float" office:value="15278966" calcext:value-type="float">
            <text:p>15278966</text:p>
          </table:table-cell>
          <table:table-cell table:style-name="ce5" office:value-type="float" office:value="184323" calcext:value-type="float">
            <text:p>184323</text:p>
          </table:table-cell>
          <table:table-cell table:style-name="ce5" office:value-type="float" office:value="154855856" calcext:value-type="float">
            <text:p>154855856</text:p>
          </table:table-cell>
          <table:table-cell table:style-name="ce5" office:value-type="float" office:value="669014304" calcext:value-type="float">
            <text:p>669014304</text:p>
          </table:table-cell>
          <table:table-cell table:style-name="ce5"/>
          <table:table-cell table:style-name="ce5" office:value-type="float" office:value="155238765" calcext:value-type="float">
            <text:p>155238765</text:p>
          </table:table-cell>
          <table:table-cell table:style-name="ce5"/>
          <table:table-cell table:style-name="ce5" office:value-type="float" office:value="1642386436" calcext:value-type="float">
            <text:p>1642386436</text:p>
          </table:table-cell>
          <table:table-cell table:style-name="ce5" office:value-type="float" office:value="1364925465" calcext:value-type="float">
            <text:p>1364925465</text:p>
          </table:table-cell>
          <table:table-cell table:style-name="ce5" office:value-type="float" office:value="400288345" calcext:value-type="float">
            <text:p>400288345</text:p>
          </table:table-cell>
          <table:table-cell table:style-name="ce5" table:number-columns-repeated="4"/>
          <table:table-cell table:style-name="ce5" office:value-type="float" office:value="1894942854" calcext:value-type="float">
            <text:p>1894942854</text:p>
          </table:table-cell>
          <table:table-cell table:style-name="ce5" office:value-type="float" office:value="1651344777" calcext:value-type="float">
            <text:p>1651344777</text:p>
          </table:table-cell>
          <table:table-cell table:style-name="ce5" office:value-type="float" office:value="264091720" calcext:value-type="float">
            <text:p>2640917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6" office:value-type="float" office:value="2444" calcext:value-type="float">
            <text:p>2.44E+003</text:p>
          </table:table-cell>
          <table:table-cell table:style-name="ce6" office:value-type="float" office:value="6987" calcext:value-type="float">
            <text:p>6.99E+003</text:p>
          </table:table-cell>
          <table:table-cell office:value-type="float" office:value="68823" calcext:value-type="float">
            <text:p>68823</text:p>
          </table:table-cell>
          <table:table-cell office:value-type="float" office:value="127148" calcext:value-type="float">
            <text:p>127148</text:p>
          </table:table-cell>
          <table:table-cell table:style-name="ce5" office:value-type="float" office:value="234767" calcext:value-type="float">
            <text:p>234767</text:p>
          </table:table-cell>
          <table:table-cell table:style-name="ce5" office:value-type="float" office:value="4578966" calcext:value-type="float">
            <text:p>4578966</text:p>
          </table:table-cell>
          <table:table-cell table:style-name="ce5" office:value-type="float" office:value="15278966" calcext:value-type="float">
            <text:p>15278966</text:p>
          </table:table-cell>
          <table:table-cell table:style-name="ce5" office:value-type="float" office:value="486856" calcext:value-type="float">
            <text:p>486856</text:p>
          </table:table-cell>
          <table:table-cell table:style-name="ce5" office:value-type="float" office:value="54497077" calcext:value-type="float">
            <text:p>54497077</text:p>
          </table:table-cell>
          <table:table-cell table:style-name="ce5" office:value-type="float" office:value="74502998" calcext:value-type="float">
            <text:p>74502998</text:p>
          </table:table-cell>
          <table:table-cell table:style-name="ce5" office:value-type="float" office:value="881799039" calcext:value-type="float">
            <text:p>881799039</text:p>
          </table:table-cell>
          <table:table-cell table:style-name="ce5" office:value-type="float" office:value="1323518903" calcext:value-type="float">
            <text:p>1323518903</text:p>
          </table:table-cell>
          <table:table-cell table:style-name="ce5" office:value-type="float" office:value="182340606" calcext:value-type="float">
            <text:p>182340606</text:p>
          </table:table-cell>
          <table:table-cell table:style-name="ce5" table:number-columns-repeated="3"/>
          <table:table-cell table:style-name="ce5" office:value-type="float" office:value="1188094311" calcext:value-type="float">
            <text:p>1188094311</text:p>
          </table:table-cell>
          <table:table-cell table:style-name="ce5" office:value-type="float" office:value="1562361618" calcext:value-type="float">
            <text:p>1562361618</text:p>
          </table:table-cell>
          <table:table-cell table:style-name="ce5"/>
          <table:table-cell table:style-name="ce5" office:value-type="float" office:value="203469258" calcext:value-type="float">
            <text:p>203469258</text:p>
          </table:table-cell>
          <table:table-cell table:style-name="ce5" office:value-type="float" office:value="1407261754" calcext:value-type="float">
            <text:p>1407261754</text:p>
          </table:table-cell>
          <table:table-cell table:style-name="ce5"/>
          <table:table-cell table:style-name="ce5" office:value-type="float" office:value="516624679" calcext:value-type="float">
            <text:p>516624679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6" office:value-type="float" office:value="1764" calcext:value-type="float">
            <text:p>1.76E+003</text:p>
          </table:table-cell>
          <table:table-cell table:style-name="ce5" office:value-type="float" office:value="11232" calcext:value-type="float">
            <text:p>11232</text:p>
          </table:table-cell>
          <table:table-cell office:value-type="float" office:value="68823" calcext:value-type="float">
            <text:p>68823</text:p>
          </table:table-cell>
          <table:table-cell office:value-type="float" office:value="7943" calcext:value-type="float">
            <text:p>7943</text:p>
          </table:table-cell>
          <table:table-cell table:style-name="ce5" office:value-type="float" office:value="430908" calcext:value-type="float">
            <text:p>430908</text:p>
          </table:table-cell>
          <table:table-cell table:style-name="ce5" office:value-type="float" office:value="2518761" calcext:value-type="float">
            <text:p>2518761</text:p>
          </table:table-cell>
          <table:table-cell table:style-name="ce5" office:value-type="float" office:value="15278966" calcext:value-type="float">
            <text:p>15278966</text:p>
          </table:table-cell>
          <table:table-cell table:style-name="ce5" office:value-type="float" office:value="890808" calcext:value-type="float">
            <text:p>890808</text:p>
          </table:table-cell>
          <table:table-cell table:style-name="ce5" office:value-type="float" office:value="74502998" calcext:value-type="float">
            <text:p>74502998</text:p>
          </table:table-cell>
          <table:table-cell table:style-name="ce5" office:value-type="float" office:value="129432156" calcext:value-type="float">
            <text:p>129432156</text:p>
          </table:table-cell>
          <table:table-cell table:style-name="ce5"/>
          <table:table-cell table:style-name="ce5" office:value-type="float" office:value="5522792" calcext:value-type="float">
            <text:p>5522792</text:p>
          </table:table-cell>
          <table:table-cell table:style-name="ce5"/>
          <table:table-cell table:style-name="ce5" office:value-type="float" office:value="807624340" calcext:value-type="float">
            <text:p>807624340</text:p>
          </table:table-cell>
          <table:table-cell table:style-name="ce5" office:value-type="float" office:value="1089733761" calcext:value-type="float">
            <text:p>1089733761</text:p>
          </table:table-cell>
          <table:table-cell table:style-name="ce5"/>
          <table:table-cell table:style-name="ce5" office:value-type="float" office:value="966193132" calcext:value-type="float">
            <text:p>966193132</text:p>
          </table:table-cell>
          <table:table-cell table:style-name="ce5" table:number-columns-repeated="2"/>
          <table:table-cell table:style-name="ce5" office:value-type="float" office:value="1634373086" calcext:value-type="float">
            <text:p>1634373086</text:p>
          </table:table-cell>
          <table:table-cell table:style-name="ce5" office:value-type="float" office:value="1422095568" calcext:value-type="float">
            <text:p>1422095568</text:p>
          </table:table-cell>
          <table:table-cell table:style-name="ce5" office:value-type="float" office:value="1655131595" calcext:value-type="float">
            <text:p>1655131595</text:p>
          </table:table-cell>
          <table:table-cell table:style-name="ce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140" calcext:value-type="float">
            <text:p>1140</text:p>
          </table:table-cell>
          <table:table-cell table:style-name="ce6" office:value-type="float" office:value="8423" calcext:value-type="float">
            <text:p>8.42E+003</text:p>
          </table:table-cell>
          <table:table-cell office:value-type="float" office:value="68823" calcext:value-type="float">
            <text:p>68823</text:p>
          </table:table-cell>
          <table:table-cell office:value-type="float" office:value="63772" calcext:value-type="float">
            <text:p>63772</text:p>
          </table:table-cell>
          <table:table-cell table:style-name="ce5" office:value-type="float" office:value="2613917" calcext:value-type="float">
            <text:p>2613917</text:p>
          </table:table-cell>
          <table:table-cell table:style-name="ce5" office:value-type="float" office:value="9622758" calcext:value-type="float">
            <text:p>9622758</text:p>
          </table:table-cell>
          <table:table-cell table:style-name="ce5" office:value-type="float" office:value="42497546" calcext:value-type="float">
            <text:p>42497546</text:p>
          </table:table-cell>
          <table:table-cell table:style-name="ce5" office:value-type="float" office:value="9086923" calcext:value-type="float">
            <text:p>9086923</text:p>
          </table:table-cell>
          <table:table-cell table:style-name="ce5" office:value-type="float" office:value="89137243" calcext:value-type="float">
            <text:p>89137243</text:p>
          </table:table-cell>
          <table:table-cell table:style-name="ce5" office:value-type="float" office:value="54497077" calcext:value-type="float">
            <text:p>54497077</text:p>
          </table:table-cell>
          <table:table-cell table:style-name="ce5" office:value-type="float" office:value="881799039" calcext:value-type="float">
            <text:p>881799039</text:p>
          </table:table-cell>
          <table:table-cell table:style-name="ce5" office:value-type="float" office:value="241955044" calcext:value-type="float">
            <text:p>241955044</text:p>
          </table:table-cell>
          <table:table-cell table:style-name="ce5"/>
          <table:table-cell table:style-name="ce5" office:value-type="float" office:value="395139697" calcext:value-type="float">
            <text:p>395139697</text:p>
          </table:table-cell>
          <table:table-cell table:style-name="ce5"/>
          <table:table-cell table:style-name="ce5" office:value-type="float" office:value="891299262" calcext:value-type="float">
            <text:p>891299262</text:p>
          </table:table-cell>
          <table:table-cell table:style-name="ce5"/>
          <table:table-cell table:style-name="ce5" office:value-type="float" office:value="1429890353" calcext:value-type="float">
            <text:p>1429890353</text:p>
          </table:table-cell>
          <table:table-cell table:style-name="ce5" office:value-type="float" office:value="1897319348" calcext:value-type="float">
            <text:p>1897319348</text:p>
          </table:table-cell>
          <table:table-cell table:style-name="ce5" table:number-columns-repeated="2"/>
          <table:table-cell table:style-name="ce5" office:value-type="float" office:value="2097571958" calcext:value-type="float">
            <text:p>2097571958</text:p>
          </table:table-cell>
          <table:table-cell table:style-name="ce5" office:value-type="float" office:value="303747456" calcext:value-type="float">
            <text:p>3037474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style-name="ce6" office:value-type="float" office:value="2444" calcext:value-type="float">
            <text:p>2.44E+003</text:p>
          </table:table-cell>
          <table:table-cell table:style-name="ce6" office:value-type="float" office:value="3782" calcext:value-type="float">
            <text:p>3.78E+003</text:p>
          </table:table-cell>
          <table:table-cell office:value-type="float" office:value="68823" calcext:value-type="float">
            <text:p>68823</text:p>
          </table:table-cell>
          <table:table-cell office:value-type="float" office:value="63772" calcext:value-type="float">
            <text:p>63772</text:p>
          </table:table-cell>
          <table:table-cell table:style-name="ce5" office:value-type="float" office:value="2613917" calcext:value-type="float">
            <text:p>2613917</text:p>
          </table:table-cell>
          <table:table-cell table:style-name="ce5" office:value-type="float" office:value="5493183" calcext:value-type="float">
            <text:p>5493183</text:p>
          </table:table-cell>
          <table:table-cell table:style-name="ce5" office:value-type="float" office:value="9622758" calcext:value-type="float">
            <text:p>9622758</text:p>
          </table:table-cell>
          <table:table-cell table:style-name="ce5" office:value-type="float" office:value="761294" calcext:value-type="float">
            <text:p>761294</text:p>
          </table:table-cell>
          <table:table-cell table:style-name="ce5" office:value-type="float" office:value="35844280" calcext:value-type="float">
            <text:p>35844280</text:p>
          </table:table-cell>
          <table:table-cell table:style-name="ce5" office:value-type="float" office:value="235440396" calcext:value-type="float">
            <text:p>235440396</text:p>
          </table:table-cell>
          <table:table-cell table:style-name="ce5" office:value-type="float" office:value="881799039" calcext:value-type="float">
            <text:p>881799039</text:p>
          </table:table-cell>
          <table:table-cell table:style-name="ce5" office:value-type="float" office:value="723510" calcext:value-type="float">
            <text:p>723510</text:p>
          </table:table-cell>
          <table:table-cell table:style-name="ce5"/>
          <table:table-cell table:style-name="ce5" office:value-type="float" office:value="1600306457" calcext:value-type="float">
            <text:p>1600306457</text:p>
          </table:table-cell>
          <table:table-cell table:style-name="ce5" office:value-type="float" office:value="126820946" calcext:value-type="float">
            <text:p>126820946</text:p>
          </table:table-cell>
          <table:table-cell table:style-name="ce5"/>
          <table:table-cell table:style-name="ce5" office:value-type="float" office:value="1582495654" calcext:value-type="float">
            <text:p>1582495654</text:p>
          </table:table-cell>
          <table:table-cell table:style-name="ce5" office:value-type="float" office:value="877942280" calcext:value-type="float">
            <text:p>877942280</text:p>
          </table:table-cell>
          <table:table-cell table:style-name="ce5" office:value-type="float" office:value="1045227644" calcext:value-type="float">
            <text:p>1045227644</text:p>
          </table:table-cell>
          <table:table-cell table:style-name="ce5" table:number-columns-repeated="2"/>
          <table:table-cell table:style-name="ce5" office:value-type="float" office:value="1471950922" calcext:value-type="float">
            <text:p>1471950922</text:p>
          </table:table-cell>
          <table:table-cell table:style-name="ce5"/>
        </table:table-row>
        <table:table-row table:style-name="ro1">
          <table:table-cell office:value-type="string" calcext:value-type="string">
            <text:p>h</text:p>
          </table:table-cell>
          <table:table-cell table:style-name="ce6" office:value-type="float" office:value="855" calcext:value-type="float">
            <text:p>8.55E+002</text:p>
          </table:table-cell>
          <table:table-cell table:style-name="ce6" office:value-type="float" office:value="11232" calcext:value-type="float">
            <text:p>1.12E+004</text:p>
          </table:table-cell>
          <table:table-cell office:value-type="float" office:value="68823" calcext:value-type="float">
            <text:p>68823</text:p>
          </table:table-cell>
          <table:table-cell office:value-type="float" office:value="30345" calcext:value-type="float">
            <text:p>30345</text:p>
          </table:table-cell>
          <table:table-cell table:style-name="ce5" office:value-type="float" office:value="783367" calcext:value-type="float">
            <text:p>783367</text:p>
          </table:table-cell>
          <table:table-cell table:style-name="ce5" office:value-type="float" office:value="15278966" calcext:value-type="float">
            <text:p>15278966</text:p>
          </table:table-cell>
          <table:table-cell table:style-name="ce5" office:value-type="float" office:value="32108950" calcext:value-type="float">
            <text:p>32108950</text:p>
          </table:table-cell>
          <table:table-cell table:style-name="ce5" office:value-type="float" office:value="1217824" calcext:value-type="float">
            <text:p>1217824</text:p>
          </table:table-cell>
          <table:table-cell table:style-name="ce5" office:value-type="float" office:value="3991702" calcext:value-type="float">
            <text:p>3991702</text:p>
          </table:table-cell>
          <table:table-cell table:style-name="ce5" office:value-type="float" office:value="149300517" calcext:value-type="float">
            <text:p>149300517</text:p>
          </table:table-cell>
          <table:table-cell table:style-name="ce5" office:value-type="float" office:value="669014304" calcext:value-type="float">
            <text:p>669014304</text:p>
          </table:table-cell>
          <table:table-cell table:style-name="ce5" office:value-type="float" office:value="71827874" calcext:value-type="float">
            <text:p>71827874</text:p>
          </table:table-cell>
          <table:table-cell table:style-name="ce5" office:value-type="float" office:value="238314383" calcext:value-type="float">
            <text:p>238314383</text:p>
          </table:table-cell>
          <table:table-cell table:style-name="ce5"/>
          <table:table-cell table:style-name="ce5" office:value-type="float" office:value="477301986" calcext:value-type="float">
            <text:p>477301986</text:p>
          </table:table-cell>
          <table:table-cell table:style-name="ce5"/>
          <table:table-cell table:style-name="ce5" office:value-type="float" office:value="822285946" calcext:value-type="float">
            <text:p>822285946</text:p>
          </table:table-cell>
          <table:table-cell table:style-name="ce5" office:value-type="float" office:value="561396014" calcext:value-type="float">
            <text:p>561396014</text:p>
          </table:table-cell>
          <table:table-cell table:style-name="ce5"/>
          <table:table-cell table:style-name="ce5" office:value-type="float" office:value="708055803" calcext:value-type="float">
            <text:p>708055803</text:p>
          </table:table-cell>
          <table:table-cell table:style-name="ce5"/>
          <table:table-cell table:style-name="ce5" office:value-type="float" office:value="484792371" calcext:value-type="float">
            <text:p>484792371</text:p>
          </table:table-cell>
          <table:table-cell table:style-name="ce5" office:value-type="float" office:value="1386476344" calcext:value-type="float">
            <text:p>1386476344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style-name="ce6" office:value-type="float" office:value="3782" calcext:value-type="float">
            <text:p>3.78E+003</text:p>
          </table:table-cell>
          <table:table-cell table:style-name="ce6" office:value-type="float" office:value="14978" calcext:value-type="float">
            <text:p>1.50E+004</text:p>
          </table:table-cell>
          <table:table-cell office:value-type="float" office:value="51611" calcext:value-type="float">
            <text:p>51611</text:p>
          </table:table-cell>
          <table:table-cell office:value-type="float" office:value="25295" calcext:value-type="float">
            <text:p>25295</text:p>
          </table:table-cell>
          <table:table-cell table:style-name="ce5" office:value-type="float" office:value="281640" calcext:value-type="float">
            <text:p>281640</text:p>
          </table:table-cell>
          <table:table-cell table:style-name="ce5" office:value-type="float" office:value="2613917" calcext:value-type="float">
            <text:p>2613917</text:p>
          </table:table-cell>
          <table:table-cell table:style-name="ce5" office:value-type="float" office:value="20222354" calcext:value-type="float">
            <text:p>20222354</text:p>
          </table:table-cell>
          <table:table-cell table:style-name="ce5" office:value-type="float" office:value="1743233" calcext:value-type="float">
            <text:p>1743233</text:p>
          </table:table-cell>
          <table:table-cell table:style-name="ce5" office:value-type="float" office:value="31369296" calcext:value-type="float">
            <text:p>31369296</text:p>
          </table:table-cell>
          <table:table-cell table:style-name="ce5" office:value-type="float" office:value="559177844" calcext:value-type="float">
            <text:p>559177844</text:p>
          </table:table-cell>
          <table:table-cell table:style-name="ce5" office:value-type="float" office:value="1162261466" calcext:value-type="float">
            <text:p>1162261466</text:p>
          </table:table-cell>
          <table:table-cell table:style-name="ce5" office:value-type="float" office:value="14860226" calcext:value-type="float">
            <text:p>14860226</text:p>
          </table:table-cell>
          <table:table-cell table:style-name="ce5" office:value-type="float" office:value="1600306457" calcext:value-type="float">
            <text:p>1600306457</text:p>
          </table:table-cell>
          <table:table-cell table:style-name="ce5" office:value-type="float" office:value="395139697" calcext:value-type="float">
            <text:p>395139697</text:p>
          </table:table-cell>
          <table:table-cell table:style-name="ce5"/>
          <table:table-cell table:style-name="ce5" office:value-type="float" office:value="592549231" calcext:value-type="float">
            <text:p>592549231</text:p>
          </table:table-cell>
          <table:table-cell table:style-name="ce5" office:value-type="float" office:value="634447061" calcext:value-type="float">
            <text:p>634447061</text:p>
          </table:table-cell>
          <table:table-cell table:style-name="ce5" office:value-type="float" office:value="1747959373" calcext:value-type="float">
            <text:p>1747959373</text:p>
          </table:table-cell>
          <table:table-cell table:style-name="ce5"/>
          <table:table-cell table:style-name="ce5" office:value-type="float" office:value="203469258" calcext:value-type="float">
            <text:p>203469258</text:p>
          </table:table-cell>
          <table:table-cell table:style-name="ce5" office:value-type="float" office:value="1308261662" calcext:value-type="float">
            <text:p>1308261662</text:p>
          </table:table-cell>
          <table:table-cell table:style-name="ce5"/>
          <table:table-cell table:style-name="ce5" office:value-type="float" office:value="886180784" calcext:value-type="float">
            <text:p>88618078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style-name="ce6" office:value-type="float" office:value="398" calcext:value-type="float">
            <text:p>3.98E+002</text:p>
          </table:table-cell>
          <table:table-cell table:style-name="ce6" office:value-type="float" office:value="8423" calcext:value-type="float">
            <text:p>8.42E+003</text:p>
          </table:table-cell>
          <table:table-cell office:value-type="float" office:value="51611" calcext:value-type="float">
            <text:p>51611</text:p>
          </table:table-cell>
          <table:table-cell office:value-type="float" office:value="129139" calcext:value-type="float">
            <text:p>129139</text:p>
          </table:table-cell>
          <table:table-cell table:style-name="ce5" office:value-type="float" office:value="1646256" calcext:value-type="float">
            <text:p>1646256</text:p>
          </table:table-cell>
          <table:table-cell table:style-name="ce5" office:value-type="float" office:value="9622758" calcext:value-type="float">
            <text:p>9622758</text:p>
          </table:table-cell>
          <table:table-cell table:style-name="ce5" office:value-type="float" office:value="20222354" calcext:value-type="float">
            <text:p>20222354</text:p>
          </table:table-cell>
          <table:table-cell table:style-name="ce5" office:value-type="float" office:value="6934683" calcext:value-type="float">
            <text:p>6934683</text:p>
          </table:table-cell>
          <table:table-cell table:style-name="ce5" office:value-type="float" office:value="16626455" calcext:value-type="float">
            <text:p>16626455</text:p>
          </table:table-cell>
          <table:table-cell table:style-name="ce5" office:value-type="float" office:value="98199204" calcext:value-type="float">
            <text:p>98199204</text:p>
          </table:table-cell>
          <table:table-cell table:style-name="ce5" office:value-type="float" office:value="489367208" calcext:value-type="float">
            <text:p>489367208</text:p>
          </table:table-cell>
          <table:table-cell table:style-name="ce5" office:value-type="float" office:value="2278045" calcext:value-type="float">
            <text:p>2278045</text:p>
          </table:table-cell>
          <table:table-cell table:style-name="ce5" table:number-columns-repeated="2"/>
          <table:table-cell table:style-name="ce5" office:value-type="float" office:value="660652189" calcext:value-type="float">
            <text:p>660652189</text:p>
          </table:table-cell>
          <table:table-cell table:style-name="ce5" office:value-type="float" office:value="1055826364" calcext:value-type="float">
            <text:p>1055826364</text:p>
          </table:table-cell>
          <table:table-cell table:style-name="ce5" table:number-columns-repeated="3"/>
          <table:table-cell table:style-name="ce5" office:value-type="float" office:value="1737786075" calcext:value-type="float">
            <text:p>1737786075</text:p>
          </table:table-cell>
          <table:table-cell table:style-name="ce5" office:value-type="float" office:value="2077432851" calcext:value-type="float">
            <text:p>2077432851</text:p>
          </table:table-cell>
          <table:table-cell table:style-name="ce5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Default" office:value-type="string" calcext:value-type="string">
            <text:p>Exact</text:p>
          </table:table-cell>
          <table:table-cell table:style-name="Default" office:value-type="string" calcext:value-type="string">
            <text:p>10 4</text:p>
          </table:table-cell>
          <table:table-cell office:value-type="string" calcext:value-type="string">
            <text:p>10 6</text:p>
          </table:table-cell>
          <table:table-cell table:style-name="Default" office:value-type="string" calcext:value-type="string">
            <text:p>10 8</text:p>
          </table:table-cell>
          <table:table-cell table:style-name="Default" office:value-type="string" calcext:value-type="string">
            <text:p>14 4</text:p>
          </table:table-cell>
          <table:table-cell office:value-type="string" calcext:value-type="string">
            <text:p>14 6</text:p>
          </table:table-cell>
          <table:table-cell office:value-type="string" calcext:value-type="string">
            <text:p>14 8</text:p>
          </table:table-cell>
          <table:table-cell office:value-type="string" calcext:value-type="string">
            <text:p>14 10</text:p>
          </table:table-cell>
          <table:table-cell office:value-type="string" calcext:value-type="string">
            <text:p>18 4</text:p>
          </table:table-cell>
          <table:table-cell office:value-type="string" calcext:value-type="string">
            <text:p>18 6</text:p>
          </table:table-cell>
          <table:table-cell office:value-type="string" calcext:value-type="string">
            <text:p>18 8</text:p>
          </table:table-cell>
          <table:table-cell office:value-type="string" calcext:value-type="string">
            <text:p>18 10</text:p>
          </table:table-cell>
          <table:table-cell office:value-type="string" calcext:value-type="string">
            <text:p>22 4</text:p>
          </table:table-cell>
          <table:table-cell office:value-type="string" calcext:value-type="string">
            <text:p>22 6</text:p>
          </table:table-cell>
          <table:table-cell office:value-type="string" calcext:value-type="string">
            <text:p>22 8</text:p>
          </table:table-cell>
          <table:table-cell office:value-type="string" calcext:value-type="string">
            <text:p>22 10</text:p>
          </table:table-cell>
          <table:table-cell office:value-type="string" calcext:value-type="string">
            <text:p>26 4</text:p>
          </table:table-cell>
          <table:table-cell office:value-type="string" calcext:value-type="string">
            <text:p>26 6</text:p>
          </table:table-cell>
          <table:table-cell office:value-type="string" calcext:value-type="string">
            <text:p>26 8</text:p>
          </table:table-cell>
          <table:table-cell office:value-type="string" calcext:value-type="string">
            <text:p>26 10</text:p>
          </table:table-cell>
          <table:table-cell office:value-type="string" calcext:value-type="string">
            <text:p>30 4</text:p>
          </table:table-cell>
          <table:table-cell office:value-type="string" calcext:value-type="string">
            <text:p>30 6</text:p>
          </table:table-cell>
          <table:table-cell office:value-type="string" calcext:value-type="string">
            <text:p>30 8</text:p>
          </table:table-cell>
          <table:table-cell office:value-type="string" calcext:value-type="string">
            <text:p>30 10</text:p>
          </table:table-cell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office:value-type="float" office:value="1984" calcext:value-type="float">
            <text:p>1984</text:p>
          </table:table-cell>
          <table:table-cell office:value-type="float" office:value="25200" calcext:value-type="float">
            <text:p>25200</text:p>
          </table:table-cell>
          <table:table-cell table:style-name="Default" office:value-type="float" office:value="332640" calcext:value-type="float">
            <text:p>332640</text:p>
          </table:table-cell>
          <table:table-cell table:style-name="Default" office:value-type="float" office:value="62696" calcext:value-type="float">
            <text:p>62696</text:p>
          </table:table-cell>
          <table:table-cell office:value-type="float" office:value="4406248" calcext:value-type="float">
            <text:p>4406248</text:p>
          </table:table-cell>
          <table:table-cell office:value-type="float" office:value="390810420" calcext:value-type="float">
            <text:p>390810420</text:p>
          </table:table-cell>
          <table:table-cell office:value-type="float" office:value="2421619200" calcext:value-type="float">
            <text:p>2421619200</text:p>
          </table:table-cell>
          <table:table-cell office:value-type="float" office:value="427998" calcext:value-type="float">
            <text:p>427998</text:p>
          </table:table-cell>
          <table:table-cell office:value-type="float" office:value="229764012" calcext:value-type="float">
            <text:p>229764012</text:p>
          </table:table-cell>
          <table:table-cell office:value-type="float" office:value="24747615360" calcext:value-type="float">
            <text:p>24747615360</text:p>
          </table:table-cell>
          <table:table-cell office:value-type="float" office:value="705019593600" calcext:value-type="float">
            <text:p>705019593600</text:p>
          </table:table-cell>
          <table:table-cell office:value-type="float" office:value="4354368" calcext:value-type="float">
            <text:p>4354368</text:p>
          </table:table-cell>
          <table:table-cell office:value-type="float" office:value="373014778496" calcext:value-type="float">
            <text:p>373014778496</text:p>
          </table:table-cell>
          <table:table-cell office:value-type="float" office:value="3827116143422" calcext:value-type="float">
            <text:p>3827116143422</text:p>
          </table:table-cell>
          <table:table-cell office:value-type="float" office:value="470276713621792" calcext:value-type="float">
            <text:p>470276713621792</text:p>
          </table:table-cell>
          <table:table-cell office:value-type="float" office:value="5027586016" calcext:value-type="float">
            <text:p>5027586016</text:p>
          </table:table-cell>
          <table:table-cell office:value-type="float" office:value="1468032715653" calcext:value-type="float">
            <text:p>1468032715653</text:p>
          </table:table-cell>
          <table:table-cell office:value-type="float" office:value="15601389446800" calcext:value-type="float">
            <text:p>15601389446800</text:p>
          </table:table-cell>
          <table:table-cell office:value-type="float" office:value="7.1442927261641E+016" calcext:value-type="float">
            <text:p>71442927261641000</text:p>
          </table:table-cell>
          <table:table-cell office:value-type="float" office:value="41605488" calcext:value-type="float">
            <text:p>41605488</text:p>
          </table:table-cell>
          <table:table-cell office:value-type="float" office:value="13491196511360" calcext:value-type="float">
            <text:p>13491196511360</text:p>
          </table:table-cell>
          <table:table-cell office:value-type="float" office:value="4.74469731960998E+016" calcext:value-type="float">
            <text:p>47446973196099800</text:p>
          </table:table-cell>
          <table:table-cell office:value-type="float" office:value="1.05918405990947E+019" calcext:value-type="float">
            <text:p>10591840599094700000</text:p>
          </table:table-cell>
        </table:table-row>
        <table:table-row table:style-name="ro1">
          <table:table-cell table:style-name="Default" office:value-type="string" calcext:value-type="string">
            <text:p>b</text:p>
          </table:table-cell>
          <table:table-cell table:style-name="Default" office:value-type="float" office:value="716" calcext:value-type="float">
            <text:p>716</text:p>
          </table:table-cell>
          <table:table-cell office:value-type="float" office:value="97920" calcext:value-type="float">
            <text:p>97920</text:p>
          </table:table-cell>
          <table:table-cell table:style-name="Default" office:value-type="float" office:value="241920" calcext:value-type="float">
            <text:p>241920</text:p>
          </table:table-cell>
          <table:table-cell table:style-name="Default" office:value-type="float" office:value="476476" calcext:value-type="float">
            <text:p>476476</text:p>
          </table:table-cell>
          <table:table-cell office:value-type="float" office:value="1595664" calcext:value-type="float">
            <text:p>1595664</text:p>
          </table:table-cell>
          <table:table-cell office:value-type="float" office:value="224071848" calcext:value-type="float">
            <text:p>224071848</text:p>
          </table:table-cell>
          <table:table-cell office:value-type="float" office:value="2270268000" calcext:value-type="float">
            <text:p>2270268000</text:p>
          </table:table-cell>
          <table:table-cell office:value-type="float" office:value="16370420" calcext:value-type="float">
            <text:p>16370420</text:p>
          </table:table-cell>
          <table:table-cell office:value-type="float" office:value="312153020" calcext:value-type="float">
            <text:p>312153020</text:p>
          </table:table-cell>
          <table:table-cell office:value-type="float" office:value="234984391488" calcext:value-type="float">
            <text:p>234984391488</text:p>
          </table:table-cell>
          <table:table-cell office:value-type="float" office:value="115867874304" calcext:value-type="float">
            <text:p>115867874304</text:p>
          </table:table-cell>
          <table:table-cell office:value-type="float" office:value="61053356" calcext:value-type="float">
            <text:p>61053356</text:p>
          </table:table-cell>
          <table:table-cell office:value-type="float" office:value="105377421916" calcext:value-type="float">
            <text:p>105377421916</text:p>
          </table:table-cell>
          <table:table-cell office:value-type="float" office:value="2572446186820" calcext:value-type="float">
            <text:p>2572446186820</text:p>
          </table:table-cell>
          <table:table-cell office:value-type="float" office:value="103914528928056" calcext:value-type="float">
            <text:p>103914528928056</text:p>
          </table:table-cell>
          <table:table-cell office:value-type="float" office:value="192937716" calcext:value-type="float">
            <text:p>192937716</text:p>
          </table:table-cell>
          <table:table-cell office:value-type="float" office:value="8516112523355" calcext:value-type="float">
            <text:p>8516112523355</text:p>
          </table:table-cell>
          <table:table-cell office:value-type="float" office:value="2195913690336" calcext:value-type="float">
            <text:p>2195913690336</text:p>
          </table:table-cell>
          <table:table-cell office:value-type="float" office:value="2.65616412917866E+015" calcext:value-type="float">
            <text:p>2656164129178660</text:p>
          </table:table-cell>
          <table:table-cell office:value-type="float" office:value="12012774390" calcext:value-type="float">
            <text:p>12012774390</text:p>
          </table:table-cell>
          <table:table-cell office:value-type="float" office:value="34967693975760" calcext:value-type="float">
            <text:p>34967693975760</text:p>
          </table:table-cell>
          <table:table-cell office:value-type="float" office:value="910183993162544" calcext:value-type="float">
            <text:p>910183993162544</text:p>
          </table:table-cell>
          <table:table-cell office:value-type="float" office:value="1.35527180827297E+019" calcext:value-type="float">
            <text:p>13552718082729700000</text:p>
          </table:table-cell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office:value-type="float" office:value="964" calcext:value-type="float">
            <text:p>964</text:p>
          </table:table-cell>
          <table:table-cell office:value-type="float" office:value="38160" calcext:value-type="float">
            <text:p>38160</text:p>
          </table:table-cell>
          <table:table-cell table:style-name="Default" office:value-type="float" office:value="544320" calcext:value-type="float">
            <text:p>544320</text:p>
          </table:table-cell>
          <table:table-cell table:style-name="Default" office:value-type="float" office:value="86868" calcext:value-type="float">
            <text:p>86868</text:p>
          </table:table-cell>
          <table:table-cell office:value-type="float" office:value="13588848" calcext:value-type="float">
            <text:p>13588848</text:p>
          </table:table-cell>
          <table:table-cell office:value-type="float" office:value="126486360" calcext:value-type="float">
            <text:p>126486360</text:p>
          </table:table-cell>
          <table:table-cell office:value-type="float" office:value="1452971520" calcext:value-type="float">
            <text:p>1452971520</text:p>
          </table:table-cell>
          <table:table-cell office:value-type="float" office:value="17471078" calcext:value-type="float">
            <text:p>17471078</text:p>
          </table:table-cell>
          <table:table-cell office:value-type="float" office:value="430848372" calcext:value-type="float">
            <text:p>430848372</text:p>
          </table:table-cell>
          <table:table-cell office:value-type="float" office:value="78110343360" calcext:value-type="float">
            <text:p>78110343360</text:p>
          </table:table-cell>
          <table:table-cell office:value-type="float" office:value="478692789120" calcext:value-type="float">
            <text:p>478692789120</text:p>
          </table:table-cell>
          <table:table-cell office:value-type="float" office:value="202860" calcext:value-type="float">
            <text:p>202860</text:p>
          </table:table-cell>
          <table:table-cell office:value-type="float" office:value="178249922640" calcext:value-type="float">
            <text:p>178249922640</text:p>
          </table:table-cell>
          <table:table-cell office:value-type="float" office:value="3721073044334" calcext:value-type="float">
            <text:p>3721073044334</text:p>
          </table:table-cell>
          <table:table-cell office:value-type="float" office:value="377763237985716" calcext:value-type="float">
            <text:p>377763237985716</text:p>
          </table:table-cell>
          <table:table-cell office:value-type="float" office:value="1623284724" calcext:value-type="float">
            <text:p>1623284724</text:p>
          </table:table-cell>
          <table:table-cell office:value-type="float" office:value="2436220650681" calcext:value-type="float">
            <text:p>2436220650681</text:p>
          </table:table-cell>
          <table:table-cell office:value-type="float" office:value="5079655916452" calcext:value-type="float">
            <text:p>5079655916452</text:p>
          </table:table-cell>
          <table:table-cell office:value-type="float" office:value="400390237438048" calcext:value-type="float">
            <text:p>400390237438048</text:p>
          </table:table-cell>
          <table:table-cell office:value-type="float" office:value="22840199949" calcext:value-type="float">
            <text:p>22840199949</text:p>
          </table:table-cell>
          <table:table-cell office:value-type="float" office:value="5025479392188" calcext:value-type="float">
            <text:p>5025479392188</text:p>
          </table:table-cell>
          <table:table-cell office:value-type="float" office:value="3.66220922087466E+016" calcext:value-type="float">
            <text:p>36622092208746600</text:p>
          </table:table-cell>
          <table:table-cell office:value-type="float" office:value="1.0511997931513E+019" calcext:value-type="float">
            <text:p>10511997931513000000</text:p>
          </table:table-cell>
        </table:table-row>
        <table:table-row table:style-name="ro1">
          <table:table-cell table:style-name="Default" office:value-type="string" calcext:value-type="string">
            <text:p>d</text:p>
          </table:table-cell>
          <table:table-cell table:style-name="Default" office:value-type="float" office:value="784" calcext:value-type="float">
            <text:p>784</text:p>
          </table:table-cell>
          <table:table-cell office:value-type="float" office:value="30240" calcext:value-type="float">
            <text:p>30240</text:p>
          </table:table-cell>
          <table:table-cell table:style-name="Default" office:value-type="float" office:value="453600" calcext:value-type="float">
            <text:p>453600</text:p>
          </table:table-cell>
          <table:table-cell table:style-name="Default" office:value-type="float" office:value="42120" calcext:value-type="float">
            <text:p>42120</text:p>
          </table:table-cell>
          <table:table-cell office:value-type="float" office:value="14414400" calcext:value-type="float">
            <text:p>14414400</text:p>
          </table:table-cell>
          <table:table-cell office:value-type="float" office:value="85044960" calcext:value-type="float">
            <text:p>85044960</text:p>
          </table:table-cell>
          <table:table-cell office:value-type="float" office:value="1816214400" calcext:value-type="float">
            <text:p>1816214400</text:p>
          </table:table-cell>
          <table:table-cell office:value-type="float" office:value="3944424" calcext:value-type="float">
            <text:p>3944424</text:p>
          </table:table-cell>
          <table:table-cell office:value-type="float" office:value="3348322302" calcext:value-type="float">
            <text:p>3348322302</text:p>
          </table:table-cell>
          <table:table-cell office:value-type="float" office:value="8633999304" calcext:value-type="float">
            <text:p>8633999304</text:p>
          </table:table-cell>
          <table:table-cell office:value-type="float" office:value="863140320000" calcext:value-type="float">
            <text:p>863140320000</text:p>
          </table:table-cell>
          <table:table-cell office:value-type="float" office:value="105288250" calcext:value-type="float">
            <text:p>105288250</text:p>
          </table:table-cell>
          <table:table-cell office:value-type="float" office:value="6686206418" calcext:value-type="float">
            <text:p>6686206418</text:p>
          </table:table-cell>
          <table:table-cell office:value-type="float" office:value="21491823780" calcext:value-type="float">
            <text:p>21491823780</text:p>
          </table:table-cell>
          <table:table-cell office:value-type="float" office:value="48788319215662" calcext:value-type="float">
            <text:p>48788319215662</text:p>
          </table:table-cell>
          <table:table-cell office:value-type="float" office:value="383117122" calcext:value-type="float">
            <text:p>383117122</text:p>
          </table:table-cell>
          <table:table-cell office:value-type="float" office:value="479895527172" calcext:value-type="float">
            <text:p>479895527172</text:p>
          </table:table-cell>
          <table:table-cell office:value-type="float" office:value="3792475462250" calcext:value-type="float">
            <text:p>3792475462250</text:p>
          </table:table-cell>
          <table:table-cell office:value-type="float" office:value="915783116676764" calcext:value-type="float">
            <text:p>915783116676764</text:p>
          </table:table-cell>
          <table:table-cell office:value-type="float" office:value="1938339394" calcext:value-type="float">
            <text:p>1938339394</text:p>
          </table:table-cell>
          <table:table-cell office:value-type="float" office:value="572399446446" calcext:value-type="float">
            <text:p>572399446446</text:p>
          </table:table-cell>
          <table:table-cell office:value-type="float" office:value="3.5580156793643E+015" calcext:value-type="float">
            <text:p>3558015679364300</text:p>
          </table:table-cell>
          <table:table-cell office:value-type="float" office:value="1.48398825305516E+019" calcext:value-type="float">
            <text:p>14839882530551600000</text:p>
          </table:table-cell>
        </table:table-row>
        <table:table-row table:style-name="ro1">
          <table:table-cell table:style-name="Default" office:value-type="string" calcext:value-type="string">
            <text:p>e</text:p>
          </table:table-cell>
          <table:table-cell table:style-name="Default" office:value-type="float" office:value="1773" calcext:value-type="float">
            <text:p>1773</text:p>
          </table:table-cell>
          <table:table-cell office:value-type="float" office:value="75600" calcext:value-type="float">
            <text:p>75600</text:p>
          </table:table-cell>
          <table:table-cell table:style-name="Default" office:value-type="float" office:value="453600" calcext:value-type="float">
            <text:p>453600</text:p>
          </table:table-cell>
          <table:table-cell table:style-name="Default" office:value-type="float" office:value="59896" calcext:value-type="float">
            <text:p>59896</text:p>
          </table:table-cell>
          <table:table-cell office:value-type="float" office:value="7316400" calcext:value-type="float">
            <text:p>7316400</text:p>
          </table:table-cell>
          <table:table-cell office:value-type="float" office:value="52972920" calcext:value-type="float">
            <text:p>52972920</text:p>
          </table:table-cell>
          <table:table-cell office:value-type="float" office:value="1452971520" calcext:value-type="float">
            <text:p>1452971520</text:p>
          </table:table-cell>
          <table:table-cell office:value-type="float" office:value="2571720" calcext:value-type="float">
            <text:p>2571720</text:p>
          </table:table-cell>
          <table:table-cell office:value-type="float" office:value="703743660" calcext:value-type="float">
            <text:p>703743660</text:p>
          </table:table-cell>
          <table:table-cell office:value-type="float" office:value="102115039338" calcext:value-type="float">
            <text:p>102115039338</text:p>
          </table:table-cell>
          <table:table-cell office:value-type="float" office:value="191681925120" calcext:value-type="float">
            <text:p>191681925120</text:p>
          </table:table-cell>
          <table:table-cell office:value-type="float" office:value="70768494" calcext:value-type="float">
            <text:p>70768494</text:p>
          </table:table-cell>
          <table:table-cell office:value-type="float" office:value="36713234838" calcext:value-type="float">
            <text:p>36713234838</text:p>
          </table:table-cell>
          <table:table-cell office:value-type="float" office:value="17387226673672" calcext:value-type="float">
            <text:p>17387226673672</text:p>
          </table:table-cell>
          <table:table-cell office:value-type="float" office:value="72863352543960" calcext:value-type="float">
            <text:p>72863352543960</text:p>
          </table:table-cell>
          <table:table-cell office:value-type="float" office:value="7536060" calcext:value-type="float">
            <text:p>7536060</text:p>
          </table:table-cell>
          <table:table-cell office:value-type="float" office:value="200578522120" calcext:value-type="float">
            <text:p>200578522120</text:p>
          </table:table-cell>
          <table:table-cell office:value-type="float" office:value="1903720800162" calcext:value-type="float">
            <text:p>1903720800162</text:p>
          </table:table-cell>
          <table:table-cell office:value-type="float" office:value="1.63467126201803E+015" calcext:value-type="float">
            <text:p>1634671262018030</text:p>
          </table:table-cell>
          <table:table-cell office:value-type="float" office:value="12557286180" calcext:value-type="float">
            <text:p>12557286180</text:p>
          </table:table-cell>
          <table:table-cell office:value-type="float" office:value="902272789449" calcext:value-type="float">
            <text:p>902272789449</text:p>
          </table:table-cell>
          <table:table-cell office:value-type="float" office:value="397756611919788" calcext:value-type="float">
            <text:p>397756611919788</text:p>
          </table:table-cell>
          <table:table-cell office:value-type="float" office:value="1.2980860650782E+019" calcext:value-type="float">
            <text:p>12980860650782000000</text:p>
          </table:table-cell>
        </table:table-row>
        <table:table-row table:style-name="ro1">
          <table:table-cell table:style-name="Default" office:value-type="string" calcext:value-type="string">
            <text:p>f</text:p>
          </table:table-cell>
          <table:table-cell table:style-name="Default" office:value-type="float" office:value="4190" calcext:value-type="float">
            <text:p>4190</text:p>
          </table:table-cell>
          <table:table-cell office:value-type="float" office:value="37800" calcext:value-type="float">
            <text:p>37800</text:p>
          </table:table-cell>
          <table:table-cell table:style-name="Default" office:value-type="float" office:value="403200" calcext:value-type="float">
            <text:p>403200</text:p>
          </table:table-cell>
          <table:table-cell table:style-name="Default" office:value-type="float" office:value="216482" calcext:value-type="float">
            <text:p>216482</text:p>
          </table:table-cell>
          <table:table-cell office:value-type="float" office:value="55648320" calcext:value-type="float">
            <text:p>55648320</text:p>
          </table:table-cell>
          <table:table-cell office:value-type="float" office:value="14414400" calcext:value-type="float">
            <text:p>14414400</text:p>
          </table:table-cell>
          <table:table-cell office:value-type="float" office:value="3995671680" calcext:value-type="float">
            <text:p>3995671680</text:p>
          </table:table-cell>
          <table:table-cell office:value-type="float" office:value="3663532" calcext:value-type="float">
            <text:p>3663532</text:p>
          </table:table-cell>
          <table:table-cell office:value-type="float" office:value="164685326" calcext:value-type="float">
            <text:p>164685326</text:p>
          </table:table-cell>
          <table:table-cell office:value-type="float" office:value="16228051812" calcext:value-type="float">
            <text:p>16228051812</text:p>
          </table:table-cell>
          <table:table-cell office:value-type="float" office:value="908363937600" calcext:value-type="float">
            <text:p>908363937600</text:p>
          </table:table-cell>
          <table:table-cell office:value-type="float" office:value="40080441" calcext:value-type="float">
            <text:p>40080441</text:p>
          </table:table-cell>
          <table:table-cell office:value-type="float" office:value="30195038032" calcext:value-type="float">
            <text:p>30195038032</text:p>
          </table:table-cell>
          <table:table-cell office:value-type="float" office:value="871553358984" calcext:value-type="float">
            <text:p>871553358984</text:p>
          </table:table-cell>
          <table:table-cell office:value-type="float" office:value="180741345933856" calcext:value-type="float">
            <text:p>180741345933856</text:p>
          </table:table-cell>
          <table:table-cell office:value-type="float" office:value="45968140" calcext:value-type="float">
            <text:p>45968140</text:p>
          </table:table-cell>
          <table:table-cell office:value-type="float" office:value="5441057538262" calcext:value-type="float">
            <text:p>5441057538262</text:p>
          </table:table-cell>
          <table:table-cell office:value-type="float" office:value="46825463717440" calcext:value-type="float">
            <text:p>46825463717440</text:p>
          </table:table-cell>
          <table:table-cell office:value-type="float" office:value="7.78970599669808E+015" calcext:value-type="float">
            <text:p>7789705996698080</text:p>
          </table:table-cell>
          <table:table-cell office:value-type="float" office:value="507504486" calcext:value-type="float">
            <text:p>507504486</text:p>
          </table:table-cell>
          <table:table-cell office:value-type="float" office:value="1582766356092" calcext:value-type="float">
            <text:p>1582766356092</text:p>
          </table:table-cell>
          <table:table-cell office:value-type="float" office:value="704641817996189" calcext:value-type="float">
            <text:p>704641817996189</text:p>
          </table:table-cell>
          <table:table-cell office:value-type="float" office:value="5.66894766032393E+018" calcext:value-type="float">
            <text:p>5668947660323930000</text:p>
          </table:table-cell>
        </table:table-row>
        <table:table-row table:style-name="ro1">
          <table:table-cell table:style-name="Default" office:value-type="string" calcext:value-type="string">
            <text:p>g</text:p>
          </table:table-cell>
          <table:table-cell table:style-name="Default" office:value-type="float" office:value="1954" calcext:value-type="float">
            <text:p>1954</text:p>
          </table:table-cell>
          <table:table-cell office:value-type="float" office:value="16560" calcext:value-type="float">
            <text:p>16560</text:p>
          </table:table-cell>
          <table:table-cell table:style-name="Default" office:value-type="float" office:value="483840" calcext:value-type="float">
            <text:p>483840</text:p>
          </table:table-cell>
          <table:table-cell table:style-name="Default" office:value-type="float" office:value="298872" calcext:value-type="float">
            <text:p>298872</text:p>
          </table:table-cell>
          <table:table-cell office:value-type="float" office:value="50761620" calcext:value-type="float">
            <text:p>50761620</text:p>
          </table:table-cell>
          <table:table-cell office:value-type="float" office:value="226017792" calcext:value-type="float">
            <text:p>226017792</text:p>
          </table:table-cell>
          <table:table-cell office:value-type="float" office:value="1150269120" calcext:value-type="float">
            <text:p>1150269120</text:p>
          </table:table-cell>
          <table:table-cell office:value-type="float" office:value="2842662" calcext:value-type="float">
            <text:p>2842662</text:p>
          </table:table-cell>
          <table:table-cell office:value-type="float" office:value="251090685" calcext:value-type="float">
            <text:p>251090685</text:p>
          </table:table-cell>
          <table:table-cell office:value-type="float" office:value="63006862374" calcext:value-type="float">
            <text:p>63006862374</text:p>
          </table:table-cell>
          <table:table-cell office:value-type="float" office:value="606073196160" calcext:value-type="float">
            <text:p>606073196160</text:p>
          </table:table-cell>
          <table:table-cell office:value-type="float" office:value="9261420" calcext:value-type="float">
            <text:p>9261420</text:p>
          </table:table-cell>
          <table:table-cell office:value-type="float" office:value="161551613642" calcext:value-type="float">
            <text:p>161551613642</text:p>
          </table:table-cell>
          <table:table-cell office:value-type="float" office:value="1538149030572" calcext:value-type="float">
            <text:p>1538149030572</text:p>
          </table:table-cell>
          <table:table-cell office:value-type="float" office:value="39170789316120" calcext:value-type="float">
            <text:p>39170789316120</text:p>
          </table:table-cell>
          <table:table-cell office:value-type="float" office:value="4727173643" calcext:value-type="float">
            <text:p>4727173643</text:p>
          </table:table-cell>
          <table:table-cell office:value-type="float" office:value="618710764924" calcext:value-type="float">
            <text:p>618710764924</text:p>
          </table:table-cell>
          <table:table-cell office:value-type="float" office:value="529771863996" calcext:value-type="float">
            <text:p>529771863996</text:p>
          </table:table-cell>
          <table:table-cell office:value-type="float" office:value="245092632348362" calcext:value-type="float">
            <text:p>245092632348362</text:p>
          </table:table-cell>
          <table:table-cell office:value-type="float" office:value="233076312" calcext:value-type="float">
            <text:p>233076312</text:p>
          </table:table-cell>
          <table:table-cell office:value-type="float" office:value="4490863134408" calcext:value-type="float">
            <text:p>4490863134408</text:p>
          </table:table-cell>
          <table:table-cell office:value-type="float" office:value="1.22007775037211E+015" calcext:value-type="float">
            <text:p>1220077750372110</text:p>
          </table:table-cell>
          <table:table-cell office:value-type="float" office:value="1.07872797068398E+019" calcext:value-type="float">
            <text:p>10787279706839800000</text:p>
          </table:table-cell>
        </table:table-row>
        <table:table-row table:style-name="ro1">
          <table:table-cell table:style-name="Default" office:value-type="string" calcext:value-type="string">
            <text:p>h</text:p>
          </table:table-cell>
          <table:table-cell table:style-name="Default" office:value-type="float" office:value="224" calcext:value-type="float">
            <text:p>224</text:p>
          </table:table-cell>
          <table:table-cell office:value-type="float" office:value="95760" calcext:value-type="float">
            <text:p>95760</text:p>
          </table:table-cell>
          <table:table-cell table:style-name="Default" office:value-type="float" office:value="453600" calcext:value-type="float">
            <text:p>453600</text:p>
          </table:table-cell>
          <table:table-cell table:style-name="Default" office:value-type="float" office:value="204338" calcext:value-type="float">
            <text:p>204338</text:p>
          </table:table-cell>
          <table:table-cell office:value-type="float" office:value="46546500" calcext:value-type="float">
            <text:p>46546500</text:p>
          </table:table-cell>
          <table:table-cell office:value-type="float" office:value="183338064" calcext:value-type="float">
            <text:p>183338064</text:p>
          </table:table-cell>
          <table:table-cell office:value-type="float" office:value="1574052480" calcext:value-type="float">
            <text:p>1574052480</text:p>
          </table:table-cell>
          <table:table-cell office:value-type="float" office:value="4705201" calcext:value-type="float">
            <text:p>4705201</text:p>
          </table:table-cell>
          <table:table-cell office:value-type="float" office:value="35678604" calcext:value-type="float">
            <text:p>35678604</text:p>
          </table:table-cell>
          <table:table-cell office:value-type="float" office:value="18730568448" calcext:value-type="float">
            <text:p>18730568448</text:p>
          </table:table-cell>
          <table:table-cell office:value-type="float" office:value="567668305080" calcext:value-type="float">
            <text:p>567668305080</text:p>
          </table:table-cell>
          <table:table-cell office:value-type="float" office:value="24393680" calcext:value-type="float">
            <text:p>24393680</text:p>
          </table:table-cell>
          <table:table-cell office:value-type="float" office:value="59212119966" calcext:value-type="float">
            <text:p>59212119966</text:p>
          </table:table-cell>
          <table:table-cell office:value-type="float" office:value="2785367193208" calcext:value-type="float">
            <text:p>2785367193208</text:p>
          </table:table-cell>
          <table:table-cell office:value-type="float" office:value="18895538135232" calcext:value-type="float">
            <text:p>18895538135232</text:p>
          </table:table-cell>
          <table:table-cell office:value-type="float" office:value="157788704" calcext:value-type="float">
            <text:p>157788704</text:p>
          </table:table-cell>
          <table:table-cell office:value-type="float" office:value="111143548890" calcext:value-type="float">
            <text:p>111143548890</text:p>
          </table:table-cell>
          <table:table-cell office:value-type="float" office:value="7273276289940" calcext:value-type="float">
            <text:p>7273276289940</text:p>
          </table:table-cell>
          <table:table-cell office:value-type="float" office:value="365756634051168" calcext:value-type="float">
            <text:p>365756634051168</text:p>
          </table:table-cell>
          <table:table-cell office:value-type="float" office:value="1281428588" calcext:value-type="float">
            <text:p>1281428588</text:p>
          </table:table-cell>
          <table:table-cell office:value-type="float" office:value="1387384726464" calcext:value-type="float">
            <text:p>1387384726464</text:p>
          </table:table-cell>
          <table:table-cell office:value-type="float" office:value="1.16101939923616E+015" calcext:value-type="float">
            <text:p>1161019399236160</text:p>
          </table:table-cell>
          <table:table-cell office:value-type="float" office:value="1.090773917137E+019" calcext:value-type="float">
            <text:p>10907739171370000000</text:p>
          </table:table-cell>
        </table:table-row>
        <table:table-row table:style-name="ro1">
          <table:table-cell table:style-name="Default" office:value-type="string" calcext:value-type="string">
            <text:p>I</text:p>
          </table:table-cell>
          <table:table-cell table:style-name="Default" office:value-type="float" office:value="560" calcext:value-type="float">
            <text:p>560</text:p>
          </table:table-cell>
          <table:table-cell office:value-type="float" office:value="29520" calcext:value-type="float">
            <text:p>29520</text:p>
          </table:table-cell>
          <table:table-cell table:style-name="Default" office:value-type="float" office:value="302400" calcext:value-type="float">
            <text:p>302400</text:p>
          </table:table-cell>
          <table:table-cell table:style-name="Default" office:value-type="float" office:value="1313295" calcext:value-type="float">
            <text:p>1313295</text:p>
          </table:table-cell>
          <table:table-cell office:value-type="float" office:value="27220788" calcext:value-type="float">
            <text:p>27220788</text:p>
          </table:table-cell>
          <table:table-cell office:value-type="float" office:value="320938800" calcext:value-type="float">
            <text:p>320938800</text:p>
          </table:table-cell>
          <table:table-cell office:value-type="float" office:value="2421619200" calcext:value-type="float">
            <text:p>2421619200</text:p>
          </table:table-cell>
          <table:table-cell office:value-type="float" office:value="17149960" calcext:value-type="float">
            <text:p>17149960</text:p>
          </table:table-cell>
          <table:table-cell office:value-type="float" office:value="1068066576" calcext:value-type="float">
            <text:p>1068066576</text:p>
          </table:table-cell>
          <table:table-cell office:value-type="float" office:value="22096649664" calcext:value-type="float">
            <text:p>22096649664</text:p>
          </table:table-cell>
          <table:table-cell office:value-type="float" office:value="359026862400" calcext:value-type="float">
            <text:p>359026862400</text:p>
          </table:table-cell>
          <table:table-cell office:value-type="float" office:value="28459166" calcext:value-type="float">
            <text:p>28459166</text:p>
          </table:table-cell>
          <table:table-cell office:value-type="float" office:value="28340662596" calcext:value-type="float">
            <text:p>28340662596</text:p>
          </table:table-cell>
          <table:table-cell office:value-type="float" office:value="3558491999680" calcext:value-type="float">
            <text:p>3558491999680</text:p>
          </table:table-cell>
          <table:table-cell office:value-type="float" office:value="213268530871890" calcext:value-type="float">
            <text:p>213268530871890</text:p>
          </table:table-cell>
          <table:table-cell office:value-type="float" office:value="246024216" calcext:value-type="float">
            <text:p>246024216</text:p>
          </table:table-cell>
          <table:table-cell office:value-type="float" office:value="13345674180" calcext:value-type="float">
            <text:p>13345674180</text:p>
          </table:table-cell>
          <table:table-cell office:value-type="float" office:value="840855352102" calcext:value-type="float">
            <text:p>840855352102</text:p>
          </table:table-cell>
          <table:table-cell office:value-type="float" office:value="959068157992468" calcext:value-type="float">
            <text:p>959068157992468</text:p>
          </table:table-cell>
          <table:table-cell office:value-type="float" office:value="497333232" calcext:value-type="float">
            <text:p>497333232</text:p>
          </table:table-cell>
          <table:table-cell office:value-type="float" office:value="34038489241761" calcext:value-type="float">
            <text:p>34038489241761</text:p>
          </table:table-cell>
          <table:table-cell office:value-type="float" office:value="3.70727084170483E+015" calcext:value-type="float">
            <text:p>3707270841704830</text:p>
          </table:table-cell>
          <table:table-cell office:value-type="float" office:value="2.29472673278424E+018" calcext:value-type="float">
            <text:p>2294726732784240000</text:p>
          </table:table-cell>
        </table:table-row>
        <table:table-row table:style-name="ro1">
          <table:table-cell table:style-name="Default" office:value-type="string" calcext:value-type="string">
            <text:p>j</text:p>
          </table:table-cell>
          <table:table-cell table:style-name="Default" office:value-type="float" office:value="700" calcext:value-type="float">
            <text:p>700</text:p>
          </table:table-cell>
          <table:table-cell office:value-type="float" office:value="73440" calcext:value-type="float">
            <text:p>73440</text:p>
          </table:table-cell>
          <table:table-cell table:style-name="Default" office:value-type="float" office:value="332640" calcext:value-type="float">
            <text:p>332640</text:p>
          </table:table-cell>
          <table:table-cell table:style-name="Default" office:value-type="float" office:value="624812" calcext:value-type="float">
            <text:p>624812</text:p>
          </table:table-cell>
          <table:table-cell office:value-type="float" office:value="7657944" calcext:value-type="float">
            <text:p>7657944</text:p>
          </table:table-cell>
          <table:table-cell office:value-type="float" office:value="160095936" calcext:value-type="float">
            <text:p>160095936</text:p>
          </table:table-cell>
          <table:table-cell office:value-type="float" office:value="2724321600" calcext:value-type="float">
            <text:p>2724321600</text:p>
          </table:table-cell>
          <table:table-cell office:value-type="float" office:value="726430" calcext:value-type="float">
            <text:p>726430</text:p>
          </table:table-cell>
          <table:table-cell office:value-type="float" office:value="1521364158" calcext:value-type="float">
            <text:p>1521364158</text:p>
          </table:table-cell>
          <table:table-cell office:value-type="float" office:value="56174898528" calcext:value-type="float">
            <text:p>56174898528</text:p>
          </table:table-cell>
          <table:table-cell office:value-type="float" office:value="593570648160" calcext:value-type="float">
            <text:p>593570648160</text:p>
          </table:table-cell>
          <table:table-cell office:value-type="float" office:value="5487543" calcext:value-type="float">
            <text:p>5487543</text:p>
          </table:table-cell>
          <table:table-cell office:value-type="float" office:value="18967237166" calcext:value-type="float">
            <text:p>18967237166</text:p>
          </table:table-cell>
          <table:table-cell office:value-type="float" office:value="5202436696482" calcext:value-type="float">
            <text:p>5202436696482</text:p>
          </table:table-cell>
          <table:table-cell office:value-type="float" office:value="84382922522646" calcext:value-type="float">
            <text:p>84382922522646</text:p>
          </table:table-cell>
          <table:table-cell office:value-type="float" office:value="17625766189" calcext:value-type="float">
            <text:p>17625766189</text:p>
          </table:table-cell>
          <table:table-cell office:value-type="float" office:value="174035874090" calcext:value-type="float">
            <text:p>174035874090</text:p>
          </table:table-cell>
          <table:table-cell office:value-type="float" office:value="38700987528034" calcext:value-type="float">
            <text:p>38700987528034</text:p>
          </table:table-cell>
          <table:table-cell office:value-type="float" office:value="1.30763307959379E+015" calcext:value-type="float">
            <text:p>1307633079593790</text:p>
          </table:table-cell>
          <table:table-cell office:value-type="float" office:value="20396670388" calcext:value-type="float">
            <text:p>20396670388</text:p>
          </table:table-cell>
          <table:table-cell office:value-type="float" office:value="1.35661550479273E+015" calcext:value-type="float">
            <text:p>1356615504792730</text:p>
          </table:table-cell>
          <table:table-cell office:value-type="float" office:value="4.42627379478636E+015" calcext:value-type="float">
            <text:p>4426273794786360</text:p>
          </table:table-cell>
          <table:table-cell office:value-type="float" office:value="5.51612025780854E+018" calcext:value-type="float">
            <text:p>5516120257808540000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office:value-type="string" calcext:value-type="string">
            <text:p>Erreur</text:p>
          </table:table-cell>
          <table:table-cell table:style-name="ce2" office:value-type="string" calcext:value-type="string">
            <text:p>10 4</text:p>
          </table:table-cell>
          <table:table-cell table:style-name="ce2" office:value-type="string" calcext:value-type="string">
            <text:p>10 6</text:p>
          </table:table-cell>
          <table:table-cell table:style-name="ce2" office:value-type="string" calcext:value-type="string">
            <text:p>10 8</text:p>
          </table:table-cell>
          <table:table-cell table:style-name="ce2" office:value-type="string" calcext:value-type="string">
            <text:p>14 4</text:p>
          </table:table-cell>
          <table:table-cell table:style-name="ce2" office:value-type="string" calcext:value-type="string">
            <text:p>14 6</text:p>
          </table:table-cell>
          <table:table-cell table:style-name="ce2" office:value-type="string" calcext:value-type="string">
            <text:p>14 8</text:p>
          </table:table-cell>
          <table:table-cell table:style-name="ce2" office:value-type="string" calcext:value-type="string">
            <text:p>14 10</text:p>
          </table:table-cell>
          <table:table-cell table:style-name="ce2" office:value-type="string" calcext:value-type="string">
            <text:p>18 4</text:p>
          </table:table-cell>
          <table:table-cell table:style-name="ce2" office:value-type="string" calcext:value-type="string">
            <text:p>18 6</text:p>
          </table:table-cell>
          <table:table-cell table:style-name="ce2" office:value-type="string" calcext:value-type="string">
            <text:p>18 8</text:p>
          </table:table-cell>
          <table:table-cell table:style-name="ce2" office:value-type="string" calcext:value-type="string">
            <text:p>18 10</text:p>
          </table:table-cell>
          <table:table-cell table:style-name="ce2" office:value-type="string" calcext:value-type="string">
            <text:p>22 4</text:p>
          </table:table-cell>
          <table:table-cell table:style-name="ce2" office:value-type="string" calcext:value-type="string">
            <text:p>22 6</text:p>
          </table:table-cell>
          <table:table-cell table:style-name="ce2" office:value-type="string" calcext:value-type="string">
            <text:p>22 8</text:p>
          </table:table-cell>
          <table:table-cell table:style-name="ce2" office:value-type="string" calcext:value-type="string">
            <text:p>22 10</text:p>
          </table:table-cell>
          <table:table-cell table:style-name="ce2" office:value-type="string" calcext:value-type="string">
            <text:p>26 4</text:p>
          </table:table-cell>
          <table:table-cell table:style-name="ce2" office:value-type="string" calcext:value-type="string">
            <text:p>26 6</text:p>
          </table:table-cell>
          <table:table-cell table:style-name="ce2" office:value-type="string" calcext:value-type="string">
            <text:p>26 8</text:p>
          </table:table-cell>
          <table:table-cell table:style-name="ce2" office:value-type="string" calcext:value-type="string">
            <text:p>26 10</text:p>
          </table:table-cell>
          <table:table-cell table:style-name="ce2" office:value-type="string" calcext:value-type="string">
            <text:p>30 4</text:p>
          </table:table-cell>
          <table:table-cell table:style-name="ce2" office:value-type="string" calcext:value-type="string">
            <text:p>30 6</text:p>
          </table:table-cell>
          <table:table-cell table:style-name="ce2" office:value-type="string" calcext:value-type="string">
            <text:p>30 8</text:p>
          </table:table-cell>
          <table:table-cell table:style-name="ce2" office:value-type="string" calcext:value-type="string">
            <text:p>30 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ABS([.B2]-[.B14]) / [.B14]) * 100" office:value-type="float" office:value="11.0887096774194" calcext:value-type="float">
            <text:p>11.0887096774</text:p>
          </table:table-cell>
          <table:table-cell table:style-name="ce5" table:formula="of:=(ABS([.C2]-[.C14]) / [.C14]) * 100" office:value-type="float" office:value="72.2738095238095" calcext:value-type="float">
            <text:p>72.2738095238</text:p>
          </table:table-cell>
          <table:table-cell table:formula="of:=(ABS([.D2]-[.D14]) / [.D14]) * 100" office:value-type="float" office:value="84.4844276094276" calcext:value-type="float">
            <text:p>84.4844276094</text:p>
          </table:table-cell>
          <table:table-cell table:formula="of:=(ABS([.E2]-[.E14]) / [.E14]) * 100" office:value-type="float" office:value="1.71621794053847" calcext:value-type="float">
            <text:p>1.7162179405</text:p>
          </table:table-cell>
          <table:table-cell table:style-name="ce5" table:formula="of:=(ABS([.F2]-[.F14]) / [.F14]) * 100" office:value-type="float" office:value="79.4482970545462" calcext:value-type="float">
            <text:p>79.4482970545</text:p>
          </table:table-cell>
          <table:table-cell table:style-name="ce5" table:formula="of:=(ABS([.G2]-[.G14]) / [.G14]) * 100" office:value-type="float" office:value="99.1147549238836" calcext:value-type="float">
            <text:p>99.1147549239</text:p>
          </table:table-cell>
          <table:table-cell table:style-name="ce5" table:formula="of:=(ABS([.H2]-[.H14]) / [.H14]) * 100" office:value-type="float" office:value="99.3690599248635" calcext:value-type="float">
            <text:p>99.3690599249</text:p>
          </table:table-cell>
          <table:table-cell table:style-name="ce5" table:formula="of:=(ABS([.I2]-[.I14]) / [.I14]) * 100" office:value-type="float" office:value="140.082897583634" calcext:value-type="float">
            <text:p>140.0828975836</text:p>
          </table:table-cell>
          <table:table-cell table:style-name="ce5" table:formula="of:=(ABS([.J2]-[.J14]) / [.J14]) * 100" office:value-type="float" office:value="98.4795887007753" calcext:value-type="float">
            <text:p>98.4795887008</text:p>
          </table:table-cell>
          <table:table-cell table:style-name="ce5" table:formula="of:=(ABS([.K2]-[.K14]) / [.K14]) * 100" office:value-type="float" office:value="99.5422864855776" calcext:value-type="float">
            <text:p>99.5422864856</text:p>
          </table:table-cell>
          <table:table-cell table:style-name="ce5" table:formula="of:=(ABS([.L2]-[.L14]) / [.L14]) * 100" office:value-type="float" office:value="99.874925598238" calcext:value-type="float">
            <text:p>99.8749255982</text:p>
          </table:table-cell>
          <table:table-cell table:style-name="ce5" table:formula="of:=(ABS([.M2]-[.M14]) / [.M14]) * 100" office:value-type="float" office:value="5456.60532136925" calcext:value-type="float">
            <text:p>5456.6053213693</text:p>
          </table:table-cell>
          <table:table-cell table:style-name="ce5" table:formula="of:=(ABS([.N2]-[.N14]) / [.N14]) * 100" office:value-type="float" office:value="99.717794767745" calcext:value-type="float">
            <text:p>99.7177947677</text:p>
          </table:table-cell>
          <table:table-cell table:style-name="ce5" table:formula="of:=(ABS([.O2]-[.O14]) / [.O14]) * 100" office:value-type="float" office:value="100" calcext:value-type="float">
            <text:p>100</text:p>
          </table:table-cell>
          <table:table-cell table:style-name="ce5" table:formula="of:=(ABS([.P2]-[.P14]) / [.P14]) * 100" office:value-type="float" office:value="100" calcext:value-type="float">
            <text:p>100</text:p>
          </table:table-cell>
          <table:table-cell table:style-name="ce5" table:formula="of:=(ABS([.Q2]-[.Q14]) / [.Q14]) * 100" office:value-type="float" office:value="100" calcext:value-type="float">
            <text:p>100</text:p>
          </table:table-cell>
          <table:table-cell table:style-name="ce5" table:formula="of:=(ABS([.R2]-[.R14]) / [.R14]) * 100" office:value-type="float" office:value="100" calcext:value-type="float">
            <text:p>100</text:p>
          </table:table-cell>
          <table:table-cell table:style-name="ce5" table:formula="of:=(ABS([.S2]-[.S14]) / [.S14]) * 100" office:value-type="float" office:value="99.9966027660177" calcext:value-type="float">
            <text:p>99.996602766</text:p>
          </table:table-cell>
          <table:table-cell table:style-name="ce5" table:formula="of:=(ABS([.T2]-[.T14]) / [.T14]) * 100" office:value-type="float" office:value="100" calcext:value-type="float">
            <text:p>100</text:p>
          </table:table-cell>
          <table:table-cell table:style-name="ce5" table:formula="of:=(ABS([.U2]-[.U14]) / [.U14]) * 100" office:value-type="float" office:value="100" calcext:value-type="float">
            <text:p>100</text:p>
          </table:table-cell>
          <table:table-cell table:style-name="ce5" table:formula="of:=(ABS([.V2]-[.V14]) / [.V14]) * 100" office:value-type="float" office:value="100" calcext:value-type="float">
            <text:p>100</text:p>
          </table:table-cell>
          <table:table-cell table:style-name="ce5" table:formula="of:=(ABS([.W2]-[.W14]) / [.W14]) * 100" office:value-type="float" office:value="100" calcext:value-type="float">
            <text:p>100</text:p>
          </table:table-cell>
          <table:table-cell table:style-name="ce5" table:formula="of:=(ABS([.X2]-[.X14]) / [.X14]) * 100" office:value-type="float" office:value="99.9999999905655" calcext:value-type="float">
            <text:p>99.9999999906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ABS([.B3]-[.B15]) / [.B15]) * 100" office:value-type="float" office:value="13.8268156424581" calcext:value-type="float">
            <text:p>13.8268156425</text:p>
          </table:table-cell>
          <table:table-cell table:style-name="ce5" table:formula="of:=(ABS([.C3]-[.C15]) / [.C15]) * 100" office:value-type="float" office:value="88.5294117647059" calcext:value-type="float">
            <text:p>88.5294117647</text:p>
          </table:table-cell>
          <table:table-cell table:formula="of:=(ABS([.D3]-[.D15]) / [.D15]) * 100" office:value-type="float" office:value="78.666087962963" calcext:value-type="float">
            <text:p>78.666087963</text:p>
          </table:table-cell>
          <table:table-cell table:formula="of:=(ABS([.E3]-[.E15]) / [.E15]) * 100" office:value-type="float" office:value="96.9696270116438" calcext:value-type="float">
            <text:p>96.9696270116</text:p>
          </table:table-cell>
          <table:table-cell table:style-name="ce5" table:formula="of:=(ABS([.F3]-[.F15]) / [.F15]) * 100" office:value-type="float" office:value="91.9068801451935" calcext:value-type="float">
            <text:p>91.9068801452</text:p>
          </table:table-cell>
          <table:table-cell table:style-name="ce5" table:formula="of:=(ABS([.G3]-[.G15]) / [.G15]) * 100" office:value-type="float" office:value="98.8334469397512" calcext:value-type="float">
            <text:p>98.8334469398</text:p>
          </table:table-cell>
          <table:table-cell table:style-name="ce5" table:formula="of:=(ABS([.H3]-[.H15]) / [.H15]) * 100" office:value-type="float" office:value="98.5856757880567" calcext:value-type="float">
            <text:p>98.5856757881</text:p>
          </table:table-cell>
          <table:table-cell table:style-name="ce5" table:formula="of:=(ABS([.I3]-[.I15]) / [.I15]) * 100" office:value-type="float" office:value="97.0260017763747" calcext:value-type="float">
            <text:p>97.0260017764</text:p>
          </table:table-cell>
          <table:table-cell table:style-name="ce5" table:formula="of:=(ABS([.J3]-[.J15]) / [.J15]) * 100" office:value-type="float" office:value="50.3910434696419" calcext:value-type="float">
            <text:p>50.3910434696</text:p>
          </table:table-cell>
          <table:table-cell table:style-name="ce5" table:formula="of:=(ABS([.K3]-[.K15]) / [.K15]) * 100" office:value-type="float" office:value="99.9340995140063" calcext:value-type="float">
            <text:p>99.934099514</text:p>
          </table:table-cell>
          <table:table-cell table:style-name="ce5" table:formula="of:=(ABS([.L3]-[.L15]) / [.L15]) * 100" office:value-type="float" office:value="98.1753499046224" calcext:value-type="float">
            <text:p>98.1753499046</text:p>
          </table:table-cell>
          <table:table-cell table:style-name="ce5" table:formula="of:=(ABS([.M3]-[.M15]) / [.M15]) * 100" office:value-type="float" office:value="100" calcext:value-type="float">
            <text:p>100</text:p>
          </table:table-cell>
          <table:table-cell table:style-name="ce5" table:formula="of:=(ABS([.N3]-[.N15]) / [.N15]) * 100" office:value-type="float" office:value="100" calcext:value-type="float">
            <text:p>100</text:p>
          </table:table-cell>
          <table:table-cell table:style-name="ce5" table:formula="of:=(ABS([.O3]-[.O15]) / [.O15]) * 100" office:value-type="float" office:value="99.9740233353987" calcext:value-type="float">
            <text:p>99.9740233354</text:p>
          </table:table-cell>
          <table:table-cell table:style-name="ce5" table:formula="of:=(ABS([.P3]-[.P15]) / [.P15]) * 100" office:value-type="float" office:value="99.9994832425951" calcext:value-type="float">
            <text:p>99.9994832426</text:p>
          </table:table-cell>
          <table:table-cell table:style-name="ce5" table:formula="of:=(ABS([.Q3]-[.Q15]) / [.Q15]) * 100" office:value-type="float" office:value="846.646957300977" calcext:value-type="float">
            <text:p>846.646957301</text:p>
          </table:table-cell>
          <table:table-cell table:style-name="ce5" table:formula="of:=(ABS([.R3]-[.R15]) / [.R15]) * 100" office:value-type="float" office:value="100" calcext:value-type="float">
            <text:p>100</text:p>
          </table:table-cell>
          <table:table-cell table:style-name="ce5" table:formula="of:=(ABS([.S3]-[.S15]) / [.S15]) * 100" office:value-type="float" office:value="100" calcext:value-type="float">
            <text:p>100</text:p>
          </table:table-cell>
          <table:table-cell table:style-name="ce5" table:formula="of:=(ABS([.T3]-[.T15]) / [.T15]) * 100" office:value-type="float" office:value="100" calcext:value-type="float">
            <text:p>100</text:p>
          </table:table-cell>
          <table:table-cell table:style-name="ce5" table:formula="of:=(ABS([.U3]-[.U15]) / [.U15]) * 100" office:value-type="float" office:value="100" calcext:value-type="float">
            <text:p>100</text:p>
          </table:table-cell>
          <table:table-cell table:style-name="ce5" table:formula="of:=(ABS([.V3]-[.V15]) / [.V15]) * 100" office:value-type="float" office:value="100" calcext:value-type="float">
            <text:p>100</text:p>
          </table:table-cell>
          <table:table-cell table:style-name="ce5" table:formula="of:=(ABS([.W3]-[.W15]) / [.W15]) * 100" office:value-type="float" office:value="100" calcext:value-type="float">
            <text:p>100</text:p>
          </table:table-cell>
          <table:table-cell table:style-name="ce5" table:formula="of:=(ABS([.X3]-[.X15]) / [.X15]) * 100" office:value-type="float" office:value="99.9999999913086" calcext:value-type="float">
            <text:p>99.999999991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(ABS([.B4]-[.B16]) / [.B16]) * 100" office:value-type="float" office:value="14.6265560165975" calcext:value-type="float">
            <text:p>14.6265560166</text:p>
          </table:table-cell>
          <table:table-cell table:style-name="ce5" table:formula="of:=(ABS([.C4]-[.C16]) / [.C16]) * 100" office:value-type="float" office:value="81.690251572327" calcext:value-type="float">
            <text:p>81.6902515723</text:p>
          </table:table-cell>
          <table:table-cell table:formula="of:=(ABS([.D4]-[.D16]) / [.D16]) * 100" office:value-type="float" office:value="87.3561507936508" calcext:value-type="float">
            <text:p>87.3561507937</text:p>
          </table:table-cell>
          <table:table-cell table:formula="of:=(ABS([.E4]-[.E16]) / [.E16]) * 100" office:value-type="float" office:value="74.9597089837455" calcext:value-type="float">
            <text:p>74.9597089837</text:p>
          </table:table-cell>
          <table:table-cell table:style-name="ce5" table:formula="of:=(ABS([.F4]-[.F16]) / [.F16]) * 100" office:value-type="float" office:value="98.2723553902435" calcext:value-type="float">
            <text:p>98.2723553902</text:p>
          </table:table-cell>
          <table:table-cell table:style-name="ce5" table:formula="of:=(ABS([.G4]-[.G16]) / [.G16]) * 100" office:value-type="float" office:value="98.6984715189844" calcext:value-type="float">
            <text:p>98.698471519</text:p>
          </table:table-cell>
          <table:table-cell table:style-name="ce5" table:formula="of:=(ABS([.H4]-[.H16]) / [.H16]) * 100" office:value-type="float" office:value="98.9484332081058" calcext:value-type="float">
            <text:p>98.9484332081</text:p>
          </table:table-cell>
          <table:table-cell table:style-name="ce5" table:formula="of:=(ABS([.I4]-[.I16]) / [.I16]) * 100" office:value-type="float" office:value="98.9449821012762" calcext:value-type="float">
            <text:p>98.9449821013</text:p>
          </table:table-cell>
          <table:table-cell table:style-name="ce5" table:formula="of:=(ABS([.J4]-[.J16]) / [.J16]) * 100" office:value-type="float" office:value="64.0579224470181" calcext:value-type="float">
            <text:p>64.057922447</text:p>
          </table:table-cell>
          <table:table-cell table:style-name="ce5" table:formula="of:=(ABS([.K4]-[.K16]) / [.K16]) * 100" office:value-type="float" office:value="99.1435010073933" calcext:value-type="float">
            <text:p>99.1435010074</text:p>
          </table:table-cell>
          <table:table-cell table:style-name="ce5" table:formula="of:=(ABS([.L4]-[.L16]) / [.L16]) * 100" office:value-type="float" office:value="100" calcext:value-type="float">
            <text:p>100</text:p>
          </table:table-cell>
          <table:table-cell table:style-name="ce5" table:formula="of:=(ABS([.M4]-[.M16]) / [.M16]) * 100" office:value-type="float" office:value="76425.0739426205" calcext:value-type="float">
            <text:p>76425.0739426205</text:p>
          </table:table-cell>
          <table:table-cell table:style-name="ce5" table:formula="of:=(ABS([.N4]-[.N16]) / [.N16]) * 100" office:value-type="float" office:value="100" calcext:value-type="float">
            <text:p>100</text:p>
          </table:table-cell>
          <table:table-cell table:style-name="ce5" table:formula="of:=(ABS([.O4]-[.O16]) / [.O16]) * 100" office:value-type="float" office:value="99.9558625585568" calcext:value-type="float">
            <text:p>99.9558625586</text:p>
          </table:table-cell>
          <table:table-cell table:style-name="ce5" table:formula="of:=(ABS([.P4]-[.P16]) / [.P16]) * 100" office:value-type="float" office:value="99.9996386822942" calcext:value-type="float">
            <text:p>99.9996386823</text:p>
          </table:table-cell>
          <table:table-cell table:style-name="ce5" table:formula="of:=(ABS([.Q4]-[.Q16]) / [.Q16]) * 100" office:value-type="float" office:value="75.3408419926707" calcext:value-type="float">
            <text:p>75.3408419927</text:p>
          </table:table-cell>
          <table:table-cell table:style-name="ce5" table:formula="of:=(ABS([.R4]-[.R16]) / [.R16]) * 100" office:value-type="float" office:value="100" calcext:value-type="float">
            <text:p>100</text:p>
          </table:table-cell>
          <table:table-cell table:style-name="ce5" table:formula="of:=(ABS([.S4]-[.S16]) / [.S16]) * 100" office:value-type="float" office:value="100" calcext:value-type="float">
            <text:p>100</text:p>
          </table:table-cell>
          <table:table-cell table:style-name="ce5" table:formula="of:=(ABS([.T4]-[.T16]) / [.T16]) * 100" office:value-type="float" office:value="100" calcext:value-type="float">
            <text:p>100</text:p>
          </table:table-cell>
          <table:table-cell table:style-name="ce5" table:formula="of:=(ABS([.U4]-[.U16]) / [.U16]) * 100" office:value-type="float" office:value="100" calcext:value-type="float">
            <text:p>100</text:p>
          </table:table-cell>
          <table:table-cell table:style-name="ce5" table:formula="of:=(ABS([.V4]-[.V16]) / [.V16]) * 100" office:value-type="float" office:value="99.9622932917217" calcext:value-type="float">
            <text:p>99.9622932917</text:p>
          </table:table-cell>
          <table:table-cell table:style-name="ce5" table:formula="of:=(ABS([.W4]-[.W16]) / [.W16]) * 100" office:value-type="float" office:value="99.9999954908508" calcext:value-type="float">
            <text:p>99.9999954909</text:p>
          </table:table-cell>
          <table:table-cell table:style-name="ce5" table:formula="of:=(ABS([.X4]-[.X16]) / [.X16]) * 100" office:value-type="float" office:value="99.9999999974877" calcext:value-type="float">
            <text:p>99.9999999975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(ABS([.B5]-[.B17]) / [.B17]) * 100" office:value-type="float" office:value="211.734693877551" calcext:value-type="float">
            <text:p>211.7346938776</text:p>
          </table:table-cell>
          <table:table-cell table:style-name="ce5" table:formula="of:=(ABS([.C5]-[.C17]) / [.C17]) * 100" office:value-type="float" office:value="76.8948412698413" calcext:value-type="float">
            <text:p>76.8948412698</text:p>
          </table:table-cell>
          <table:table-cell table:formula="of:=(ABS([.D5]-[.D17]) / [.D17]) * 100" office:value-type="float" office:value="84.8273809523809" calcext:value-type="float">
            <text:p>84.8273809524</text:p>
          </table:table-cell>
          <table:table-cell table:formula="of:=(ABS([.E5]-[.E17]) / [.E17]) * 100" office:value-type="float" office:value="201.870845204179" calcext:value-type="float">
            <text:p>201.8708452042</text:p>
          </table:table-cell>
          <table:table-cell table:style-name="ce5" table:formula="of:=(ABS([.F5]-[.F17]) / [.F17]) * 100" office:value-type="float" office:value="98.3713023088023" calcext:value-type="float">
            <text:p>98.3713023088</text:p>
          </table:table-cell>
          <table:table-cell table:style-name="ce5" table:formula="of:=(ABS([.G5]-[.G17]) / [.G17]) * 100" office:value-type="float" office:value="94.6158290861681" calcext:value-type="float">
            <text:p>94.6158290862</text:p>
          </table:table-cell>
          <table:table-cell table:style-name="ce5" table:formula="of:=(ABS([.H5]-[.H17]) / [.H17]) * 100" office:value-type="float" office:value="99.1587465664847" calcext:value-type="float">
            <text:p>99.1587465665</text:p>
          </table:table-cell>
          <table:table-cell table:style-name="ce5" table:formula="of:=(ABS([.I5]-[.I17]) / [.I17]) * 100" office:value-type="float" office:value="87.657107856559" calcext:value-type="float">
            <text:p>87.6571078566</text:p>
          </table:table-cell>
          <table:table-cell table:style-name="ce5" table:formula="of:=(ABS([.J5]-[.J17]) / [.J17]) * 100" office:value-type="float" office:value="98.3724064745067" calcext:value-type="float">
            <text:p>98.3724064745</text:p>
          </table:table-cell>
          <table:table-cell table:style-name="ce5" table:formula="of:=(ABS([.K5]-[.K17]) / [.K17]) * 100" office:value-type="float" office:value="99.1370974750313" calcext:value-type="float">
            <text:p>99.137097475</text:p>
          </table:table-cell>
          <table:table-cell table:style-name="ce5" table:formula="of:=(ABS([.L5]-[.L17]) / [.L17]) * 100" office:value-type="float" office:value="99.8978382751254" calcext:value-type="float">
            <text:p>99.8978382751</text:p>
          </table:table-cell>
          <table:table-cell table:style-name="ce5" table:formula="of:=(ABS([.M5]-[.M17]) / [.M17]) * 100" office:value-type="float" office:value="1157.04331015094" calcext:value-type="float">
            <text:p>1157.043310151</text:p>
          </table:table-cell>
          <table:table-cell table:style-name="ce5" table:formula="of:=(ABS([.N5]-[.N17]) / [.N17]) * 100" office:value-type="float" office:value="97.2728839853176" calcext:value-type="float">
            <text:p>97.2728839853</text:p>
          </table:table-cell>
          <table:table-cell table:style-name="ce5" table:formula="of:=(ABS([.O5]-[.O17]) / [.O17]) * 100" office:value-type="float" office:value="100" calcext:value-type="float">
            <text:p>100</text:p>
          </table:table-cell>
          <table:table-cell table:style-name="ce5" table:formula="of:=(ABS([.P5]-[.P17]) / [.P17]) * 100" office:value-type="float" office:value="100" calcext:value-type="float">
            <text:p>100</text:p>
          </table:table-cell>
          <table:table-cell table:style-name="ce5" table:formula="of:=(ABS([.Q5]-[.Q17]) / [.Q17]) * 100" office:value-type="float" office:value="100" calcext:value-type="float">
            <text:p>100</text:p>
          </table:table-cell>
          <table:table-cell table:style-name="ce5" table:formula="of:=(ABS([.R5]-[.R17]) / [.R17]) * 100" office:value-type="float" office:value="99.7524264670685" calcext:value-type="float">
            <text:p>99.7524264671</text:p>
          </table:table-cell>
          <table:table-cell table:style-name="ce5" table:formula="of:=(ABS([.S5]-[.S17]) / [.S17]) * 100" office:value-type="float" office:value="99.9588036459681" calcext:value-type="float">
            <text:p>99.958803646</text:p>
          </table:table-cell>
          <table:table-cell table:style-name="ce5" table:formula="of:=(ABS([.T5]-[.T17]) / [.T17]) * 100" office:value-type="float" office:value="100" calcext:value-type="float">
            <text:p>100</text:p>
          </table:table-cell>
          <table:table-cell table:style-name="ce5" table:formula="of:=(ABS([.U5]-[.U17]) / [.U17]) * 100" office:value-type="float" office:value="89.5029085912495" calcext:value-type="float">
            <text:p>89.5029085912</text:p>
          </table:table-cell>
          <table:table-cell table:style-name="ce5" table:formula="of:=(ABS([.V5]-[.V17]) / [.V17]) * 100" office:value-type="float" office:value="99.7541469051486" calcext:value-type="float">
            <text:p>99.7541469051</text:p>
          </table:table-cell>
          <table:table-cell table:style-name="ce5" table:formula="of:=(ABS([.W5]-[.W17]) / [.W17]) * 100" office:value-type="float" office:value="100" calcext:value-type="float">
            <text:p>100</text:p>
          </table:table-cell>
          <table:table-cell table:style-name="ce5" table:formula="of:=(ABS([.X5]-[.X17]) / [.X17]) * 100" office:value-type="float" office:value="99.9999999965187" calcext:value-type="float">
            <text:p>99.9999999965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formula="of:=(ABS([.B6]-[.B18]) / [.B18]) * 100" office:value-type="float" office:value="0.507614213197969" calcext:value-type="float">
            <text:p>0.5076142132</text:p>
          </table:table-cell>
          <table:table-cell table:style-name="ce5" table:formula="of:=(ABS([.C6]-[.C18]) / [.C18]) * 100" office:value-type="float" office:value="85.1428571428571" calcext:value-type="float">
            <text:p>85.1428571429</text:p>
          </table:table-cell>
          <table:table-cell table:formula="of:=(ABS([.D6]-[.D18]) / [.D18]) * 100" office:value-type="float" office:value="84.8273809523809" calcext:value-type="float">
            <text:p>84.8273809524</text:p>
          </table:table-cell>
          <table:table-cell table:formula="of:=(ABS([.E6]-[.E18]) / [.E18]) * 100" office:value-type="float" office:value="86.7386803793242" calcext:value-type="float">
            <text:p>86.7386803793</text:p>
          </table:table-cell>
          <table:table-cell table:style-name="ce5" table:formula="of:=(ABS([.F6]-[.F18]) / [.F18]) * 100" office:value-type="float" office:value="94.1103821551583" calcext:value-type="float">
            <text:p>94.1103821552</text:p>
          </table:table-cell>
          <table:table-cell table:style-name="ce5" table:formula="of:=(ABS([.G6]-[.G18]) / [.G18]) * 100" office:value-type="float" office:value="95.2451913166199" calcext:value-type="float">
            <text:p>95.2451913166</text:p>
          </table:table-cell>
          <table:table-cell table:style-name="ce5" table:formula="of:=(ABS([.H6]-[.H18]) / [.H18]) * 100" office:value-type="float" office:value="98.9484332081058" calcext:value-type="float">
            <text:p>98.9484332081</text:p>
          </table:table-cell>
          <table:table-cell table:style-name="ce5" table:formula="of:=(ABS([.I6]-[.I18]) / [.I18]) * 100" office:value-type="float" office:value="65.3613923755308" calcext:value-type="float">
            <text:p>65.3613923755</text:p>
          </table:table-cell>
          <table:table-cell table:style-name="ce5" table:formula="of:=(ABS([.J6]-[.J18]) / [.J18]) * 100" office:value-type="float" office:value="89.4133329741116" calcext:value-type="float">
            <text:p>89.4133329741</text:p>
          </table:table-cell>
          <table:table-cell table:style-name="ce5" table:formula="of:=(ABS([.K6]-[.K18]) / [.K18]) * 100" office:value-type="float" office:value="99.8732486841908" calcext:value-type="float">
            <text:p>99.8732486842</text:p>
          </table:table-cell>
          <table:table-cell table:style-name="ce5" table:formula="of:=(ABS([.L6]-[.L18]) / [.L18]) * 100" office:value-type="float" office:value="100" calcext:value-type="float">
            <text:p>100</text:p>
          </table:table-cell>
          <table:table-cell table:style-name="ce5" table:formula="of:=(ABS([.M6]-[.M18]) / [.M18]) * 100" office:value-type="float" office:value="92.1959735359071" calcext:value-type="float">
            <text:p>92.1959735359</text:p>
          </table:table-cell>
          <table:table-cell table:style-name="ce5" table:formula="of:=(ABS([.N6]-[.N18]) / [.N18]) * 100" office:value-type="float" office:value="100" calcext:value-type="float">
            <text:p>100</text:p>
          </table:table-cell>
          <table:table-cell table:style-name="ce5" table:formula="of:=(ABS([.O6]-[.O18]) / [.O18]) * 100" office:value-type="float" office:value="99.9953550709659" calcext:value-type="float">
            <text:p>99.995355071</text:p>
          </table:table-cell>
          <table:table-cell table:style-name="ce5" table:formula="of:=(ABS([.P6]-[.P18]) / [.P18]) * 100" office:value-type="float" office:value="99.9985044144649" calcext:value-type="float">
            <text:p>99.9985044145</text:p>
          </table:table-cell>
          <table:table-cell table:style-name="ce5" table:formula="of:=(ABS([.Q6]-[.Q18]) / [.Q18]) * 100" office:value-type="float" office:value="100" calcext:value-type="float">
            <text:p>100</text:p>
          </table:table-cell>
          <table:table-cell table:style-name="ce5" table:formula="of:=(ABS([.R6]-[.R18]) / [.R18]) * 100" office:value-type="float" office:value="99.5182968137426" calcext:value-type="float">
            <text:p>99.5182968137</text:p>
          </table:table-cell>
          <table:table-cell table:style-name="ce5" table:formula="of:=(ABS([.S6]-[.S18]) / [.S18]) * 100" office:value-type="float" office:value="100" calcext:value-type="float">
            <text:p>100</text:p>
          </table:table-cell>
          <table:table-cell table:style-name="ce5" table:formula="of:=(ABS([.T6]-[.T18]) / [.T18]) * 100" office:value-type="float" office:value="100" calcext:value-type="float">
            <text:p>100</text:p>
          </table:table-cell>
          <table:table-cell table:style-name="ce5" table:formula="of:=(ABS([.U6]-[.U18]) / [.U18]) * 100" office:value-type="float" office:value="86.9846632260156" calcext:value-type="float">
            <text:p>86.984663226</text:p>
          </table:table-cell>
          <table:table-cell table:style-name="ce5" table:formula="of:=(ABS([.V6]-[.V18]) / [.V18]) * 100" office:value-type="float" office:value="99.8423874038285" calcext:value-type="float">
            <text:p>99.8423874038</text:p>
          </table:table-cell>
          <table:table-cell table:style-name="ce5" table:formula="of:=(ABS([.W6]-[.W18]) / [.W18]) * 100" office:value-type="float" office:value="99.9995838833233" calcext:value-type="float">
            <text:p>99.9995838833</text:p>
          </table:table-cell>
          <table:table-cell table:style-name="ce5" table:formula="of:=(ABS([.X6]-[.X18]) / [.X18]) * 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(ABS([.B7]-[.B19]) / [.B19]) * 100" office:value-type="float" office:value="72.7923627684964" calcext:value-type="float">
            <text:p>72.7923627685</text:p>
          </table:table-cell>
          <table:table-cell table:style-name="ce5" table:formula="of:=(ABS([.C7]-[.C19]) / [.C19]) * 100" office:value-type="float" office:value="77.7169312169312" calcext:value-type="float">
            <text:p>77.7169312169</text:p>
          </table:table-cell>
          <table:table-cell table:formula="of:=(ABS([.D7]-[.D19]) / [.D19]) * 100" office:value-type="float" office:value="82.9308035714286" calcext:value-type="float">
            <text:p>82.9308035714</text:p>
          </table:table-cell>
          <table:table-cell table:formula="of:=(ABS([.E7]-[.E19]) / [.E19]) * 100" office:value-type="float" office:value="70.5416616624015" calcext:value-type="float">
            <text:p>70.5416616624</text:p>
          </table:table-cell>
          <table:table-cell table:style-name="ce5" table:formula="of:=(ABS([.F7]-[.F19]) / [.F19]) * 100" office:value-type="float" office:value="95.3027926090132" calcext:value-type="float">
            <text:p>95.302792609</text:p>
          </table:table-cell>
          <table:table-cell table:style-name="ce5" table:formula="of:=(ABS([.G7]-[.G19]) / [.G19]) * 100" office:value-type="float" office:value="33.2420496170496" calcext:value-type="float">
            <text:p>33.242049617</text:p>
          </table:table-cell>
          <table:table-cell table:style-name="ce5" table:formula="of:=(ABS([.H7]-[.H19]) / [.H19]) * 100" office:value-type="float" office:value="98.9364104610317" calcext:value-type="float">
            <text:p>98.936410461</text:p>
          </table:table-cell>
          <table:table-cell table:style-name="ce5" table:formula="of:=(ABS([.I7]-[.I19]) / [.I19]) * 100" office:value-type="float" office:value="148.037222003247" calcext:value-type="float">
            <text:p>148.0372220032</text:p>
          </table:table-cell>
          <table:table-cell table:style-name="ce5" table:formula="of:=(ABS([.J7]-[.J19]) / [.J19]) * 100" office:value-type="float" office:value="45.8742043598954" calcext:value-type="float">
            <text:p>45.8742043599</text:p>
          </table:table-cell>
          <table:table-cell table:style-name="ce5" table:formula="of:=(ABS([.K7]-[.K19]) / [.K19]) * 100" office:value-type="float" office:value="99.6641797941531" calcext:value-type="float">
            <text:p>99.6641797942</text:p>
          </table:table-cell>
          <table:table-cell table:style-name="ce5" table:formula="of:=(ABS([.L7]-[.L19]) / [.L19]) * 100" office:value-type="float" office:value="99.9029244774589" calcext:value-type="float">
            <text:p>99.9029244775</text:p>
          </table:table-cell>
          <table:table-cell table:style-name="ce5" table:formula="of:=(ABS([.M7]-[.M19]) / [.M19]) * 100" office:value-type="float" office:value="503.673607283912" calcext:value-type="float">
            <text:p>503.6736072839</text:p>
          </table:table-cell>
          <table:table-cell table:style-name="ce5" table:formula="of:=(ABS([.N7]-[.N19]) / [.N19]) * 100" office:value-type="float" office:value="100" calcext:value-type="float">
            <text:p>100</text:p>
          </table:table-cell>
          <table:table-cell table:style-name="ce5" table:formula="of:=(ABS([.O7]-[.O19]) / [.O19]) * 100" office:value-type="float" office:value="99.9546625926081" calcext:value-type="float">
            <text:p>99.9546625926</text:p>
          </table:table-cell>
          <table:table-cell table:style-name="ce5" table:formula="of:=(ABS([.P7]-[.P19]) / [.P19]) * 100" office:value-type="float" office:value="100" calcext:value-type="float">
            <text:p>100</text:p>
          </table:table-cell>
          <table:table-cell table:style-name="ce5" table:formula="of:=(ABS([.Q7]-[.Q19]) / [.Q19]) * 100" office:value-type="float" office:value="1838.95002495206" calcext:value-type="float">
            <text:p>1838.9500249521</text:p>
          </table:table-cell>
          <table:table-cell table:style-name="ce5" table:formula="of:=(ABS([.R7]-[.R19]) / [.R19]) * 100" office:value-type="float" office:value="100" calcext:value-type="float">
            <text:p>100</text:p>
          </table:table-cell>
          <table:table-cell table:style-name="ce5" table:formula="of:=(ABS([.S7]-[.S19]) / [.S19]) * 100" office:value-type="float" office:value="99.9969463402186" calcext:value-type="float">
            <text:p>99.9969463402</text:p>
          </table:table-cell>
          <table:table-cell table:style-name="ce5" table:formula="of:=(ABS([.T7]-[.T19]) / [.T19]) * 100" office:value-type="float" office:value="99.9999756432483" calcext:value-type="float">
            <text:p>99.9999756432</text:p>
          </table:table-cell>
          <table:table-cell table:style-name="ce5" table:formula="of:=(ABS([.U7]-[.U19]) / [.U19]) * 100" office:value-type="float" office:value="100" calcext:value-type="float">
            <text:p>100</text:p>
          </table:table-cell>
          <table:table-cell table:style-name="ce5" table:formula="of:=(ABS([.V7]-[.V19]) / [.V19]) * 100" office:value-type="float" office:value="100" calcext:value-type="float">
            <text:p>100</text:p>
          </table:table-cell>
          <table:table-cell table:style-name="ce5" table:formula="of:=(ABS([.W7]-[.W19]) / [.W19]) * 100" office:value-type="float" office:value="99.9997023208239" calcext:value-type="float">
            <text:p>99.9997023208</text:p>
          </table:table-cell>
          <table:table-cell table:style-name="ce5" table:formula="of:=(ABS([.X7]-[.X19]) / [.X19]) * 100" office:value-type="float" office:value="99.9999999946419" calcext:value-type="float">
            <text:p>99.999999994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formula="of:=(ABS([.B8]-[.B20]) / [.B20]) * 100" office:value-type="float" office:value="25.0767656090072" calcext:value-type="float">
            <text:p>25.076765609</text:p>
          </table:table-cell>
          <table:table-cell table:style-name="ce5" table:formula="of:=(ABS([.C8]-[.C20]) / [.C20]) * 100" office:value-type="float" office:value="77.1618357487923" calcext:value-type="float">
            <text:p>77.1618357488</text:p>
          </table:table-cell>
          <table:table-cell table:formula="of:=(ABS([.D8]-[.D20]) / [.D20]) * 100" office:value-type="float" office:value="85.7756696428571" calcext:value-type="float">
            <text:p>85.7756696429</text:p>
          </table:table-cell>
          <table:table-cell table:formula="of:=(ABS([.E8]-[.E20]) / [.E20]) * 100" office:value-type="float" office:value="78.6624374314088" calcext:value-type="float">
            <text:p>78.6624374314</text:p>
          </table:table-cell>
          <table:table-cell table:style-name="ce5" table:formula="of:=(ABS([.F8]-[.F20]) / [.F20]) * 100" office:value-type="float" office:value="94.8506036647373" calcext:value-type="float">
            <text:p>94.8506036647</text:p>
          </table:table-cell>
          <table:table-cell table:style-name="ce5" table:formula="of:=(ABS([.G8]-[.G20]) / [.G20]) * 100" office:value-type="float" office:value="97.569579389573" calcext:value-type="float">
            <text:p>97.5695793896</text:p>
          </table:table-cell>
          <table:table-cell table:style-name="ce5" table:formula="of:=(ABS([.H8]-[.H20]) / [.H20]) * 100" office:value-type="float" office:value="99.1634342057274" calcext:value-type="float">
            <text:p>99.1634342057</text:p>
          </table:table-cell>
          <table:table-cell table:style-name="ce5" table:formula="of:=(ABS([.I8]-[.I20]) / [.I20]) * 100" office:value-type="float" office:value="73.2189757347163" calcext:value-type="float">
            <text:p>73.2189757347</text:p>
          </table:table-cell>
          <table:table-cell table:style-name="ce5" table:formula="of:=(ABS([.J8]-[.J20]) / [.J20]) * 100" office:value-type="float" office:value="85.7245679982115" calcext:value-type="float">
            <text:p>85.7245679982</text:p>
          </table:table-cell>
          <table:table-cell table:style-name="ce5" table:formula="of:=(ABS([.K8]-[.K20]) / [.K20]) * 100" office:value-type="float" office:value="99.6263257887649" calcext:value-type="float">
            <text:p>99.6263257888</text:p>
          </table:table-cell>
          <table:table-cell table:style-name="ce5" table:formula="of:=(ABS([.L8]-[.L20]) / [.L20]) * 100" office:value-type="float" office:value="99.8545061810047" calcext:value-type="float">
            <text:p>99.854506181</text:p>
          </table:table-cell>
          <table:table-cell table:style-name="ce5" table:formula="of:=(ABS([.M8]-[.M20]) / [.M20]) * 100" office:value-type="float" office:value="92.187915028149" calcext:value-type="float">
            <text:p>92.1879150281</text:p>
          </table:table-cell>
          <table:table-cell table:style-name="ce5" table:formula="of:=(ABS([.N8]-[.N20]) / [.N20]) * 100" office:value-type="float" office:value="100" calcext:value-type="float">
            <text:p>100</text:p>
          </table:table-cell>
          <table:table-cell table:style-name="ce5" table:formula="of:=(ABS([.O8]-[.O20]) / [.O20]) * 100" office:value-type="float" office:value="99.8959589464225" calcext:value-type="float">
            <text:p>99.8959589464</text:p>
          </table:table-cell>
          <table:table-cell table:style-name="ce5" table:formula="of:=(ABS([.P8]-[.P20]) / [.P20]) * 100" office:value-type="float" office:value="99.9996762359191" calcext:value-type="float">
            <text:p>99.9996762359</text:p>
          </table:table-cell>
          <table:table-cell table:style-name="ce5" table:formula="of:=(ABS([.Q8]-[.Q20]) / [.Q20]) * 100" office:value-type="float" office:value="100" calcext:value-type="float">
            <text:p>100</text:p>
          </table:table-cell>
          <table:table-cell table:style-name="ce5" table:formula="of:=(ABS([.R8]-[.R20]) / [.R20]) * 100" office:value-type="float" office:value="99.7442269079972" calcext:value-type="float">
            <text:p>99.744226908</text:p>
          </table:table-cell>
          <table:table-cell table:style-name="ce5" table:formula="of:=(ABS([.S8]-[.S20]) / [.S20]) * 100" office:value-type="float" office:value="99.8342791794608" calcext:value-type="float">
            <text:p>99.8342791795</text:p>
          </table:table-cell>
          <table:table-cell table:style-name="ce5" table:formula="of:=(ABS([.T8]-[.T20]) / [.T20]) * 100" office:value-type="float" office:value="99.9995735377135" calcext:value-type="float">
            <text:p>99.9995735377</text:p>
          </table:table-cell>
          <table:table-cell table:style-name="ce5" table:formula="of:=(ABS([.U8]-[.U20]) / [.U20]) * 100" office:value-type="float" office:value="100" calcext:value-type="float">
            <text:p>100</text:p>
          </table:table-cell>
          <table:table-cell table:style-name="ce5" table:formula="of:=(ABS([.V8]-[.V20]) / [.V20]) * 100" office:value-type="float" office:value="100" calcext:value-type="float">
            <text:p>100</text:p>
          </table:table-cell>
          <table:table-cell table:style-name="ce5" table:formula="of:=(ABS([.W8]-[.W20]) / [.W20]) * 100" office:value-type="float" office:value="99.9998793559737" calcext:value-type="float">
            <text:p>99.999879356</text:p>
          </table:table-cell>
          <table:table-cell table:style-name="ce5" table:formula="of:=(ABS([.X8]-[.X20]) / [.X20]) * 10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(ABS([.B9]-[.B21]) / [.B21]) * 100" office:value-type="float" office:value="281.696428571429" calcext:value-type="float">
            <text:p>281.6964285714</text:p>
          </table:table-cell>
          <table:table-cell table:style-name="ce5" table:formula="of:=(ABS([.C9]-[.C21]) / [.C21]) * 100" office:value-type="float" office:value="88.2706766917293" calcext:value-type="float">
            <text:p>88.2706766917</text:p>
          </table:table-cell>
          <table:table-cell table:formula="of:=(ABS([.D9]-[.D21]) / [.D21]) * 100" office:value-type="float" office:value="84.8273809523809" calcext:value-type="float">
            <text:p>84.8273809524</text:p>
          </table:table-cell>
          <table:table-cell table:formula="of:=(ABS([.E9]-[.E21]) / [.E21]) * 100" office:value-type="float" office:value="85.1496050661159" calcext:value-type="float">
            <text:p>85.1496050661</text:p>
          </table:table-cell>
          <table:table-cell table:style-name="ce5" table:formula="of:=(ABS([.F9]-[.F21]) / [.F21]) * 100" office:value-type="float" office:value="98.317022762184" calcext:value-type="float">
            <text:p>98.3170227622</text:p>
          </table:table-cell>
          <table:table-cell table:style-name="ce5" table:formula="of:=(ABS([.G9]-[.G21]) / [.G21]) * 100" office:value-type="float" office:value="91.6662335869326" calcext:value-type="float">
            <text:p>91.6662335869</text:p>
          </table:table-cell>
          <table:table-cell table:style-name="ce5" table:formula="of:=(ABS([.H9]-[.H21]) / [.H21]) * 100" office:value-type="float" office:value="97.9601093096972" calcext:value-type="float">
            <text:p>97.9601093097</text:p>
          </table:table-cell>
          <table:table-cell table:style-name="ce5" table:formula="of:=(ABS([.I9]-[.I21]) / [.I21]) * 100" office:value-type="float" office:value="74.1174925364506" calcext:value-type="float">
            <text:p>74.1174925365</text:p>
          </table:table-cell>
          <table:table-cell table:style-name="ce5" table:formula="of:=(ABS([.J9]-[.J21]) / [.J21]) * 100" office:value-type="float" office:value="88.8120566600644" calcext:value-type="float">
            <text:p>88.8120566601</text:p>
          </table:table-cell>
          <table:table-cell table:style-name="ce5" table:formula="of:=(ABS([.K9]-[.K21]) / [.K21]) * 100" office:value-type="float" office:value="99.2029045065317" calcext:value-type="float">
            <text:p>99.2029045065</text:p>
          </table:table-cell>
          <table:table-cell table:style-name="ce5" table:formula="of:=(ABS([.L9]-[.L21]) / [.L21]) * 100" office:value-type="float" office:value="99.882146968923" calcext:value-type="float">
            <text:p>99.8821469689</text:p>
          </table:table-cell>
          <table:table-cell table:style-name="ce5" table:formula="of:=(ABS([.M9]-[.M21]) / [.M21]) * 100" office:value-type="float" office:value="194.452800889411" calcext:value-type="float">
            <text:p>194.4528008894</text:p>
          </table:table-cell>
          <table:table-cell table:style-name="ce5" table:formula="of:=(ABS([.N9]-[.N21]) / [.N21]) * 100" office:value-type="float" office:value="99.5975243191143" calcext:value-type="float">
            <text:p>99.5975243191</text:p>
          </table:table-cell>
          <table:table-cell table:style-name="ce5" table:formula="of:=(ABS([.O9]-[.O21]) / [.O21]) * 100" office:value-type="float" office:value="100" calcext:value-type="float">
            <text:p>100</text:p>
          </table:table-cell>
          <table:table-cell table:style-name="ce5" table:formula="of:=(ABS([.P9]-[.P21]) / [.P21]) * 100" office:value-type="float" office:value="99.997473996334" calcext:value-type="float">
            <text:p>99.9974739963</text:p>
          </table:table-cell>
          <table:table-cell table:style-name="ce5" table:formula="of:=(ABS([.Q9]-[.Q21]) / [.Q21]) * 100" office:value-type="float" office:value="100" calcext:value-type="float">
            <text:p>100</text:p>
          </table:table-cell>
          <table:table-cell table:style-name="ce5" table:formula="of:=(ABS([.R9]-[.R21]) / [.R21]) * 100" office:value-type="float" office:value="99.2601586378946" calcext:value-type="float">
            <text:p>99.2601586379</text:p>
          </table:table-cell>
          <table:table-cell table:style-name="ce5" table:formula="of:=(ABS([.S9]-[.S21]) / [.S21]) * 100" office:value-type="float" office:value="99.9922813874845" calcext:value-type="float">
            <text:p>99.9922813875</text:p>
          </table:table-cell>
          <table:table-cell table:style-name="ce5" table:formula="of:=(ABS([.T9]-[.T21]) / [.T21]) * 100" office:value-type="float" office:value="100" calcext:value-type="float">
            <text:p>100</text:p>
          </table:table-cell>
          <table:table-cell table:style-name="ce5" table:formula="of:=(ABS([.U9]-[.U21]) / [.U21]) * 100" office:value-type="float" office:value="44.7448098449947" calcext:value-type="float">
            <text:p>44.744809845</text:p>
          </table:table-cell>
          <table:table-cell table:style-name="ce5" table:formula="of:=(ABS([.V9]-[.V21]) / [.V21]) * 100" office:value-type="float" office:value="100" calcext:value-type="float">
            <text:p>100</text:p>
          </table:table-cell>
          <table:table-cell table:style-name="ce5" table:formula="of:=(ABS([.W9]-[.W21]) / [.W21]) * 100" office:value-type="float" office:value="99.9999582442489" calcext:value-type="float">
            <text:p>99.9999582442</text:p>
          </table:table-cell>
          <table:table-cell table:style-name="ce5" table:formula="of:=(ABS([.X9]-[.X21]) / [.X21]) * 100" office:value-type="float" office:value="99.9999999872891" calcext:value-type="float">
            <text:p>99.999999987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table:formula="of:=(ABS([.B10]-[.B22]) / [.B22]) * 100" office:value-type="float" office:value="575.357142857143" calcext:value-type="float">
            <text:p>575.3571428571</text:p>
          </table:table-cell>
          <table:table-cell table:style-name="ce5" table:formula="of:=(ABS([.C10]-[.C22]) / [.C22]) * 100" office:value-type="float" office:value="49.2615176151762" calcext:value-type="float">
            <text:p>49.2615176152</text:p>
          </table:table-cell>
          <table:table-cell table:formula="of:=(ABS([.D10]-[.D22]) / [.D22]) * 100" office:value-type="float" office:value="82.9328703703704" calcext:value-type="float">
            <text:p>82.9328703704</text:p>
          </table:table-cell>
          <table:table-cell table:formula="of:=(ABS([.E10]-[.E22]) / [.E22]) * 100" office:value-type="float" office:value="98.0739285537522" calcext:value-type="float">
            <text:p>98.0739285538</text:p>
          </table:table-cell>
          <table:table-cell table:style-name="ce5" table:formula="of:=(ABS([.F10]-[.F22]) / [.F22]) * 100" office:value-type="float" office:value="98.9653495703357" calcext:value-type="float">
            <text:p>98.9653495703</text:p>
          </table:table-cell>
          <table:table-cell table:style-name="ce5" table:formula="of:=(ABS([.G10]-[.G22]) / [.G22]) * 100" office:value-type="float" office:value="99.1855403584733" calcext:value-type="float">
            <text:p>99.1855403585</text:p>
          </table:table-cell>
          <table:table-cell table:style-name="ce5" table:formula="of:=(ABS([.H10]-[.H22]) / [.H22]) * 100" office:value-type="float" office:value="99.1649242787636" calcext:value-type="float">
            <text:p>99.1649242788</text:p>
          </table:table-cell>
          <table:table-cell table:style-name="ce5" table:formula="of:=(ABS([.I10]-[.I22]) / [.I22]) * 100" office:value-type="float" office:value="89.8353523856615" calcext:value-type="float">
            <text:p>89.8353523857</text:p>
          </table:table-cell>
          <table:table-cell table:style-name="ce5" table:formula="of:=(ABS([.J10]-[.J22]) / [.J22]) * 100" office:value-type="float" office:value="97.0629830850544" calcext:value-type="float">
            <text:p>97.0629830851</text:p>
          </table:table-cell>
          <table:table-cell table:style-name="ce5" table:formula="of:=(ABS([.K10]-[.K22]) / [.K22]) * 100" office:value-type="float" office:value="97.4693998750814" calcext:value-type="float">
            <text:p>97.4693998751</text:p>
          </table:table-cell>
          <table:table-cell table:style-name="ce5" table:formula="of:=(ABS([.L10]-[.L22]) / [.L22]) * 100" office:value-type="float" office:value="99.6762745109849" calcext:value-type="float">
            <text:p>99.676274511</text:p>
          </table:table-cell>
          <table:table-cell table:style-name="ce5" table:formula="of:=(ABS([.M10]-[.M22]) / [.M22]) * 100" office:value-type="float" office:value="47.7840425822738" calcext:value-type="float">
            <text:p>47.7840425823</text:p>
          </table:table-cell>
          <table:table-cell table:style-name="ce5" table:formula="of:=(ABS([.N10]-[.N22]) / [.N22]) * 100" office:value-type="float" office:value="94.353320245851" calcext:value-type="float">
            <text:p>94.3533202459</text:p>
          </table:table-cell>
          <table:table-cell table:style-name="ce5" table:formula="of:=(ABS([.O10]-[.O22]) / [.O22]) * 100" office:value-type="float" office:value="99.988895866647" calcext:value-type="float">
            <text:p>99.9888958666</text:p>
          </table:table-cell>
          <table:table-cell table:style-name="ce5" table:formula="of:=(ABS([.P10]-[.P22]) / [.P22]) * 100" office:value-type="float" office:value="100" calcext:value-type="float">
            <text:p>100</text:p>
          </table:table-cell>
          <table:table-cell table:style-name="ce5" table:formula="of:=(ABS([.Q10]-[.Q22]) / [.Q22]) * 100" office:value-type="float" office:value="140.849962102918" calcext:value-type="float">
            <text:p>140.8499621029</text:p>
          </table:table-cell>
          <table:table-cell table:style-name="ce5" table:formula="of:=(ABS([.R10]-[.R22]) / [.R22]) * 100" office:value-type="float" office:value="95.2460471277593" calcext:value-type="float">
            <text:p>95.2460471278</text:p>
          </table:table-cell>
          <table:table-cell table:style-name="ce5" table:formula="of:=(ABS([.S10]-[.S22]) / [.S22]) * 100" office:value-type="float" office:value="99.7921212764323" calcext:value-type="float">
            <text:p>99.7921212764</text:p>
          </table:table-cell>
          <table:table-cell table:style-name="ce5" table:formula="of:=(ABS([.T10]-[.T22]) / [.T22]) * 100" office:value-type="float" office:value="100" calcext:value-type="float">
            <text:p>100</text:p>
          </table:table-cell>
          <table:table-cell table:style-name="ce5" table:formula="of:=(ABS([.U10]-[.U22]) / [.U22]) * 100" office:value-type="float" office:value="59.0879424683207" calcext:value-type="float">
            <text:p>59.0879424683</text:p>
          </table:table-cell>
          <table:table-cell table:style-name="ce5" table:formula="of:=(ABS([.V10]-[.V22]) / [.V22]) * 100" office:value-type="float" office:value="99.9961565225392" calcext:value-type="float">
            <text:p>99.9961565225</text:p>
          </table:table-cell>
          <table:table-cell table:style-name="ce5" table:formula="of:=(ABS([.W10]-[.W22]) / [.W22]) * 100" office:value-type="float" office:value="100" calcext:value-type="float">
            <text:p>100</text:p>
          </table:table-cell>
          <table:table-cell table:style-name="ce5" table:formula="of:=(ABS([.X10]-[.X22]) / [.X22]) * 100" office:value-type="float" office:value="99.9999999613819" calcext:value-type="float">
            <text:p>99.999999961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table:formula="of:=(ABS([.B11]-[.B23]) / [.B23]) * 100" office:value-type="float" office:value="43.1428571428572" calcext:value-type="float">
            <text:p>43.1428571429</text:p>
          </table:table-cell>
          <table:table-cell table:style-name="ce5" table:formula="of:=(ABS([.C11]-[.C23]) / [.C23]) * 100" office:value-type="float" office:value="88.5307734204793" calcext:value-type="float">
            <text:p>88.5307734205</text:p>
          </table:table-cell>
          <table:table-cell table:formula="of:=(ABS([.D11]-[.D23]) / [.D23]) * 100" office:value-type="float" office:value="84.4844276094276" calcext:value-type="float">
            <text:p>84.4844276094</text:p>
          </table:table-cell>
          <table:table-cell table:formula="of:=(ABS([.E11]-[.E23]) / [.E23]) * 100" office:value-type="float" office:value="79.3315429281128" calcext:value-type="float">
            <text:p>79.3315429281</text:p>
          </table:table-cell>
          <table:table-cell table:style-name="ce5" table:formula="of:=(ABS([.F11]-[.F23]) / [.F23]) * 100" office:value-type="float" office:value="78.5026372613851" calcext:value-type="float">
            <text:p>78.5026372614</text:p>
          </table:table-cell>
          <table:table-cell table:style-name="ce5" table:formula="of:=(ABS([.G11]-[.G23]) / [.G23]) * 100" office:value-type="float" office:value="93.9893802176215" calcext:value-type="float">
            <text:p>93.9893802176</text:p>
          </table:table-cell>
          <table:table-cell table:style-name="ce5" table:formula="of:=(ABS([.H11]-[.H23]) / [.H23]) * 100" office:value-type="float" office:value="99.2577104700121" calcext:value-type="float">
            <text:p>99.25771047</text:p>
          </table:table-cell>
          <table:table-cell table:style-name="ce5" table:formula="of:=(ABS([.I11]-[.I23]) / [.I23]) * 100" office:value-type="float" office:value="854.625084316452" calcext:value-type="float">
            <text:p>854.6250843165</text:p>
          </table:table-cell>
          <table:table-cell table:style-name="ce5" table:formula="of:=(ABS([.J11]-[.J23]) / [.J23]) * 100" office:value-type="float" office:value="98.9071350923728" calcext:value-type="float">
            <text:p>98.9071350924</text:p>
          </table:table-cell>
          <table:table-cell table:style-name="ce5" table:formula="of:=(ABS([.K11]-[.K23]) / [.K23]) * 100" office:value-type="float" office:value="99.8251902423089" calcext:value-type="float">
            <text:p>99.8251902423</text:p>
          </table:table-cell>
          <table:table-cell table:style-name="ce5" table:formula="of:=(ABS([.L11]-[.L23]) / [.L23]) * 100" office:value-type="float" office:value="99.9175553559602" calcext:value-type="float">
            <text:p>99.917555356</text:p>
          </table:table-cell>
          <table:table-cell table:style-name="ce5" table:formula="of:=(ABS([.M11]-[.M23]) / [.M23]) * 100" office:value-type="float" office:value="58.4869767763095" calcext:value-type="float">
            <text:p>58.4869767763</text:p>
          </table:table-cell>
          <table:table-cell table:style-name="ce5" table:formula="of:=(ABS([.N11]-[.N23]) / [.N23]) * 100" office:value-type="float" office:value="100" calcext:value-type="float">
            <text:p>100</text:p>
          </table:table-cell>
          <table:table-cell table:style-name="ce5" table:formula="of:=(ABS([.O11]-[.O23]) / [.O23]) * 100" office:value-type="float" office:value="100" calcext:value-type="float">
            <text:p>100</text:p>
          </table:table-cell>
          <table:table-cell table:style-name="ce5" table:formula="of:=(ABS([.P11]-[.P23]) / [.P23]) * 100" office:value-type="float" office:value="99.9992170783267" calcext:value-type="float">
            <text:p>99.9992170783</text:p>
          </table:table-cell>
          <table:table-cell table:style-name="ce5" table:formula="of:=(ABS([.Q11]-[.Q23]) / [.Q23]) * 100" office:value-type="float" office:value="94.0097562132707" calcext:value-type="float">
            <text:p>94.0097562133</text:p>
          </table:table-cell>
          <table:table-cell table:style-name="ce5" table:formula="of:=(ABS([.R11]-[.R23]) / [.R23]) * 100" office:value-type="float" office:value="100" calcext:value-type="float">
            <text:p>100</text:p>
          </table:table-cell>
          <table:table-cell table:style-name="ce5" table:formula="of:=(ABS([.S11]-[.S23]) / [.S23]) * 100" office:value-type="float" office:value="100" calcext:value-type="float">
            <text:p>100</text:p>
          </table:table-cell>
          <table:table-cell table:style-name="ce5" table:formula="of:=(ABS([.T11]-[.T23]) / [.T23]) * 100" office:value-type="float" office:value="100" calcext:value-type="float">
            <text:p>100</text:p>
          </table:table-cell>
          <table:table-cell table:style-name="ce5" table:formula="of:=(ABS([.U11]-[.U23]) / [.U23]) * 100" office:value-type="float" office:value="91.4800502143605" calcext:value-type="float">
            <text:p>91.4800502144</text:p>
          </table:table-cell>
          <table:table-cell table:style-name="ce5" table:formula="of:=(ABS([.V11]-[.V23]) / [.V23]) * 100" office:value-type="float" office:value="99.9998468664965" calcext:value-type="float">
            <text:p>99.9998468665</text:p>
          </table:table-cell>
          <table:table-cell table:style-name="ce5" table:formula="of:=(ABS([.W11]-[.W23]) / [.W23]) * 100" office:value-type="float" office:value="100" calcext:value-type="float">
            <text:p>100</text:p>
          </table:table-cell>
          <table:table-cell table:style-name="ce5" table:formula="of:=(ABS([.X11]-[.X23]) / [.X23]) * 100"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Moyenne</text:p>
          </table:table-cell>
          <table:table-cell table:style-name="Default" table:formula="of:=AVERAGE([.B26:.B35])" office:value-type="float" office:value="124.984994637616" calcext:value-type="float">
            <text:p>124.9849946376</text:p>
          </table:table-cell>
          <table:table-cell table:formula="of:=AVERAGE([.C26:.C35])" office:value-type="float" office:value="78.5472905966649" calcext:value-type="float">
            <text:p>78.5472905967</text:p>
          </table:table-cell>
          <table:table-cell table:style-name="Default" table:formula="of:=AVERAGE([.D26:.D35])" office:value-type="float" office:value="84.1112580417268" calcext:value-type="float">
            <text:p>84.1112580417</text:p>
          </table:table-cell>
          <table:table-cell table:style-name="Default" table:formula="of:=AVERAGE([.E26:.E35])" office:value-type="float" office:value="87.4014255161222" calcext:value-type="float">
            <text:p>87.4014255161</text:p>
          </table:table-cell>
          <table:table-cell table:formula="of:=AVERAGE([.F26:.F35])" office:value-type="float" office:value="92.8047622921599" calcext:value-type="float">
            <text:p>92.8047622922</text:p>
          </table:table-cell>
          <table:table-cell table:formula="of:=AVERAGE([.G26:.G35])" office:value-type="float" office:value="90.2160476955057" calcext:value-type="float">
            <text:p>90.2160476955</text:p>
          </table:table-cell>
          <table:table-cell table:formula="of:=AVERAGE([.H26:.H35])" office:value-type="float" office:value="98.9492937420848" calcext:value-type="float">
            <text:p>98.9492937421</text:p>
          </table:table-cell>
          <table:table-cell table:formula="of:=AVERAGE([.I26:.I35])" office:value-type="float" office:value="172.89065086699" calcext:value-type="float">
            <text:p>172.890650867</text:p>
          </table:table-cell>
          <table:table-cell table:formula="of:=AVERAGE([.J26:.J35])" office:value-type="float" office:value="81.7095241261652" calcext:value-type="float">
            <text:p>81.7095241262</text:p>
          </table:table-cell>
          <table:table-cell table:formula="of:=AVERAGE([.K26:.K35])" office:value-type="float" office:value="99.3418233373039" calcext:value-type="float">
            <text:p>99.3418233373</text:p>
          </table:table-cell>
          <table:table-cell table:formula="of:=AVERAGE([.L26:.L35])" office:value-type="float" office:value="99.7181521272318" calcext:value-type="float">
            <text:p>99.7181521272</text:p>
          </table:table-cell>
          <table:table-cell table:formula="of:=AVERAGE([.M26:.M35])" office:value-type="float" office:value="8412.75038902367" calcext:value-type="float">
            <text:p>8412.7503890237</text:p>
          </table:table-cell>
          <table:table-cell table:formula="of:=AVERAGE([.N26:.N35])" office:value-type="float" office:value="99.0941523318028" calcext:value-type="float">
            <text:p>99.0941523318</text:p>
          </table:table-cell>
          <table:table-cell table:formula="of:=AVERAGE([.O26:.O35])" office:value-type="float" office:value="99.9764758370599" calcext:value-type="float">
            <text:p>99.9764758371</text:p>
          </table:table-cell>
          <table:table-cell table:formula="of:=AVERAGE([.P26:.P35])" office:value-type="float" office:value="99.9993993649934" calcext:value-type="float">
            <text:p>99.999399365</text:p>
          </table:table-cell>
          <table:table-cell table:formula="of:=AVERAGE([.Q26:.Q35])" office:value-type="float" office:value="349.57975425619" calcext:value-type="float">
            <text:p>349.5797542562</text:p>
          </table:table-cell>
          <table:table-cell table:formula="of:=AVERAGE([.R26:.R35])" office:value-type="float" office:value="99.3521155954462" calcext:value-type="float">
            <text:p>99.3521155954</text:p>
          </table:table-cell>
          <table:table-cell table:formula="of:=AVERAGE([.S26:.S35])" office:value-type="float" office:value="99.9571034595582" calcext:value-type="float">
            <text:p>99.9571034596</text:p>
          </table:table-cell>
          <table:table-cell table:formula="of:=AVERAGE([.T26:.T35])" office:value-type="float" office:value="99.9999549180962" calcext:value-type="float">
            <text:p>99.9999549181</text:p>
          </table:table-cell>
          <table:table-cell table:formula="of:=AVERAGE([.U26:.U35])" office:value-type="float" office:value="87.1800374344941" calcext:value-type="float">
            <text:p>87.1800374345</text:p>
          </table:table-cell>
          <table:table-cell table:formula="of:=AVERAGE([.V26:.V35])" office:value-type="float" office:value="99.9554830989734" calcext:value-type="float">
            <text:p>99.955483099</text:p>
          </table:table-cell>
          <table:table-cell table:formula="of:=AVERAGE([.W26:.W35])" office:value-type="float" office:value="99.9999119295221" calcext:value-type="float">
            <text:p>99.9999119295</text:p>
          </table:table-cell>
          <table:table-cell table:formula="of:=AVERAGE([.X26:.X35])" office:value-type="float" office:value="99.9999999919193" calcext:value-type="float">
            <text:p>99.9999999919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AVERAGE([.B36:.X36])" office:value-type="float" office:value="472.109565227013" calcext:value-type="float">
            <text:p>472.109565227</text:p>
          </table:table-cell>
          <table:table-cell/>
          <table:table-cell table:style-name="Default" table:number-columns-repeated="2"/>
          <table:table-cell table:number-columns-repeated="19"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Moyennes Erreur</text:p>
          </table:table-cell>
          <table:table-cell table:style-name="Default"/>
          <table:table-cell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" office:value-type="string" calcext:value-type="string">
            <text:p>Sommets \ Largeur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36]" office:value-type="float" office:value="124.984994637616" calcext:value-type="float">
            <text:p>124.9849946376</text:p>
          </table:table-cell>
          <table:table-cell table:style-name="ce5" table:formula="of:=[.C36]" office:value-type="float" office:value="78.5472905966649" calcext:value-type="float">
            <text:p>78.5472905967</text:p>
          </table:table-cell>
          <table:table-cell table:formula="of:=[.D36]" office:value-type="float" office:value="84.1112580417268" calcext:value-type="float">
            <text:p>84.1112580417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E36]" office:value-type="float" office:value="87.4014255161222" calcext:value-type="float">
            <text:p>87.4014255161</text:p>
          </table:table-cell>
          <table:table-cell table:style-name="ce5" table:formula="of:=[.F36]" office:value-type="float" office:value="92.8047622921599" calcext:value-type="float">
            <text:p>92.8047622922</text:p>
          </table:table-cell>
          <table:table-cell table:formula="of:=[.G36]" office:value-type="float" office:value="90.2160476955057" calcext:value-type="float">
            <text:p>90.2160476955</text:p>
          </table:table-cell>
          <table:table-cell table:formula="of:=[.H36]" office:value-type="float" office:value="98.9492937420848" calcext:value-type="float">
            <text:p>98.9492937421</text:p>
          </table:table-cell>
          <table:table-cell table:number-columns-repeated="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I36]" office:value-type="float" office:value="172.89065086699" calcext:value-type="float">
            <text:p>172.890650867</text:p>
          </table:table-cell>
          <table:table-cell table:style-name="ce5" table:formula="of:=[.J36]" office:value-type="float" office:value="81.7095241261652" calcext:value-type="float">
            <text:p>81.7095241262</text:p>
          </table:table-cell>
          <table:table-cell table:formula="of:=[.K36]" office:value-type="float" office:value="99.3418233373039" calcext:value-type="float">
            <text:p>99.3418233373</text:p>
          </table:table-cell>
          <table:table-cell table:formula="of:=[.L36]" office:value-type="float" office:value="99.7181521272318" calcext:value-type="float">
            <text:p>99.7181521272</text:p>
          </table:table-cell>
          <table:table-cell table:number-columns-repeated="19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M36]" office:value-type="float" office:value="8412.75038902367" calcext:value-type="float">
            <text:p>8412.7503890237</text:p>
          </table:table-cell>
          <table:table-cell table:style-name="ce5" table:formula="of:=[.N36]" office:value-type="float" office:value="99.0941523318028" calcext:value-type="float">
            <text:p>99.0941523318</text:p>
          </table:table-cell>
          <table:table-cell table:formula="of:=[.O36]" office:value-type="float" office:value="99.9764758370599" calcext:value-type="float">
            <text:p>99.9764758371</text:p>
          </table:table-cell>
          <table:table-cell table:formula="of:=[.P36]" office:value-type="float" office:value="99.9993993649934" calcext:value-type="float">
            <text:p>99.999399365</text:p>
          </table:table-cell>
          <table:table-cell table:number-columns-repeated="19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Q36]" office:value-type="float" office:value="349.57975425619" calcext:value-type="float">
            <text:p>349.5797542562</text:p>
          </table:table-cell>
          <table:table-cell table:style-name="ce5" table:formula="of:=[.R36]" office:value-type="float" office:value="99.3521155954462" calcext:value-type="float">
            <text:p>99.3521155954</text:p>
          </table:table-cell>
          <table:table-cell table:formula="of:=[.S36]" office:value-type="float" office:value="99.9571034595582" calcext:value-type="float">
            <text:p>99.9571034596</text:p>
          </table:table-cell>
          <table:table-cell table:formula="of:=[.T36]" office:value-type="float" office:value="99.9999549180962" calcext:value-type="float">
            <text:p>99.9999549181</text:p>
          </table:table-cell>
          <table:table-cell table:number-columns-repeated="19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U36]" office:value-type="float" office:value="87.1800374344941" calcext:value-type="float">
            <text:p>87.1800374345</text:p>
          </table:table-cell>
          <table:table-cell table:style-name="ce5" table:formula="of:=[.V36]" office:value-type="float" office:value="99.9554830989734" calcext:value-type="float">
            <text:p>99.955483099</text:p>
          </table:table-cell>
          <table:table-cell table:formula="of:=[.W36]" office:value-type="float" office:value="99.9999119295221" calcext:value-type="float">
            <text:p>99.9999119295</text:p>
          </table:table-cell>
          <table:table-cell table:formula="of:=[.X36]" office:value-type="float" office:value="99.9999999919193" calcext:value-type="float">
            <text:p>99.9999999919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4">00/00/0000</text:date>, <text:time style:data-style-name="N2" text:time-value="21:41:11.605275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waihir </meta:initial-creator>
    <meta:creation-date>2014-10-07T00:40:42.637292345</meta:creation-date>
    <dc:date>2014-11-14T02:01:32.251037364</dc:date>
    <dc:creator>Gwaihir </dc:creator>
    <meta:editing-duration>PT3H54M31S</meta:editing-duration>
    <meta:editing-cycles>41</meta:editing-cycles>
    <meta:generator>LibreOffice/4.3.2.2.0$Linux_X86_64 LibreOffice_project/430m0$Build-2</meta:generator>
    <meta:document-statistic meta:table-count="2" meta:cell-count="1332" meta:object-count="4"/>
  </office:meta>
</office:document-meta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1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6.727cm" svg:y="0.339cm" chart:style-name="ch2">
          <text:p>Vorace - Écarts Type</text:p>
        </chart:title>
        <chart:legend chart:legend-position="end" svg:x="16.65cm" svg:y="3.537cm" style:legend-expansion="high" chart:style-name="ch3"/>
        <chart:plot-area chart:style-name="ch4" table:cell-range-address="Temps.A41:Temps.E47" chart:data-source-has-labels="both" svg:x="1.366cm" svg:y="1.321cm" svg:width="14.929cm" svg:height="7.658cm">
          <chartooo:coordinate-region svg:x="2.834cm" svg:y="1.52cm" svg:width="13.274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Temps.B41:Temps.E41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Temps.B42:Temps.E42" chart:label-cell-address="Temps.A42:Temps.A42" chart:class="chart:scatter">
            <chart:domain table:cell-range-address="Temps.B41:Temps.E41"/>
            <chart:data-point chart:repeated="4"/>
          </chart:series>
          <chart:series chart:style-name="ch11" chart:values-cell-range-address="Temps.B43:Temps.E43" chart:label-cell-address="Temps.A43:Temps.A43" chart:class="chart:scatter">
            <chart:data-point chart:repeated="4"/>
          </chart:series>
          <chart:series chart:style-name="ch12" chart:values-cell-range-address="Temps.B44:Temps.E44" chart:label-cell-address="Temps.A44:Temps.A44" chart:class="chart:scatter">
            <chart:data-point chart:repeated="4"/>
          </chart:series>
          <chart:series chart:style-name="ch13" chart:values-cell-range-address="Temps.B45:Temps.E45" chart:label-cell-address="Temps.A45:Temps.A45" chart:class="chart:scatter">
            <chart:data-point chart:repeated="4"/>
          </chart:series>
          <chart:series chart:style-name="ch14" chart:values-cell-range-address="Temps.B46:Temps.E46" chart:label-cell-address="Temps.A46:Temps.A46" chart:class="chart:scatter">
            <chart:data-point chart:repeated="4"/>
          </chart:series>
          <chart:series chart:style-name="ch15" chart:values-cell-range-address="Temps.B47:Temps.E47" chart:label-cell-address="Temps.A47:Temps.A47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Temps.B41:Temps.E41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emps.A42:Temps.A42</svg:desc>
                </draw:g>
              </table:table-cell>
              <table:table-cell office:value-type="float" office:value="0.0000352264105466339">
                <text:p>0.0000352264105466339</text:p>
                <draw:g>
                  <svg:desc>Temps.B42:Temps.E42</svg:desc>
                </draw:g>
              </table:table-cell>
              <table:table-cell office:value-type="float" office:value="0.0000651143438712069">
                <text:p>0.0000651143438712069</text:p>
              </table:table-cell>
              <table:table-cell office:value-type="float" office:value="0.0000579217863444605">
                <text:p>0.0000579217863444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Temps.A43:Temps.A43</svg:desc>
                </draw:g>
              </table:table-cell>
              <table:table-cell office:value-type="float" office:value="0.0000910631038834548">
                <text:p>0.0000910631038834548</text:p>
                <draw:g>
                  <svg:desc>Temps.B43:Temps.E43</svg:desc>
                </draw:g>
              </table:table-cell>
              <table:table-cell office:value-type="float" office:value="0.000154508144337658">
                <text:p>0.000154508144337658</text:p>
              </table:table-cell>
              <table:table-cell office:value-type="float" office:value="0.0000931844049899624">
                <text:p>0.0000931844049899624</text:p>
              </table:table-cell>
              <table:table-cell office:value-type="float" office:value="0.0000166549959138058">
                <text:p>0.0000166549959138058</text:p>
              </table:table-cell>
            </table:table-row>
            <table:table-row>
              <table:table-cell office:value-type="string">
                <text:p>18</text:p>
                <draw:g>
                  <svg:desc>Temps.A44:Temps.A44</svg:desc>
                </draw:g>
              </table:table-cell>
              <table:table-cell office:value-type="float" office:value="0.00016411043030025">
                <text:p>0.00016411043030025</text:p>
                <draw:g>
                  <svg:desc>Temps.B44:Temps.E44</svg:desc>
                </draw:g>
              </table:table-cell>
              <table:table-cell office:value-type="float" office:value="0.000189306218715721">
                <text:p>0.000189306218715721</text:p>
              </table:table-cell>
              <table:table-cell office:value-type="float" office:value="0.0000132430275155562">
                <text:p>0.0000132430275155562</text:p>
              </table:table-cell>
              <table:table-cell office:value-type="float" office:value="0.0000282506637090175">
                <text:p>0.0000282506637090175</text:p>
              </table:table-cell>
            </table:table-row>
            <table:table-row>
              <table:table-cell office:value-type="string">
                <text:p>22</text:p>
                <draw:g>
                  <svg:desc>Temps.A45:Temps.A45</svg:desc>
                </draw:g>
              </table:table-cell>
              <table:table-cell office:value-type="float" office:value="0.0000300349796071181">
                <text:p>0.0000300349796071181</text:p>
                <draw:g>
                  <svg:desc>Temps.B45:Temps.E45</svg:desc>
                </draw:g>
              </table:table-cell>
              <table:table-cell office:value-type="float" office:value="0.0000199844383903521">
                <text:p>0.0000199844383903521</text:p>
              </table:table-cell>
              <table:table-cell office:value-type="float" office:value="0.0000268553739707923">
                <text:p>0.0000268553739707923</text:p>
              </table:table-cell>
              <table:table-cell office:value-type="float" office:value="0.0000172806892866639">
                <text:p>0.0000172806892866639</text:p>
              </table:table-cell>
            </table:table-row>
            <table:table-row>
              <table:table-cell office:value-type="string">
                <text:p>26</text:p>
                <draw:g>
                  <svg:desc>Temps.A46:Temps.A46</svg:desc>
                </draw:g>
              </table:table-cell>
              <table:table-cell office:value-type="float" office:value="0.00003224213943825">
                <text:p>0.00003224213943825</text:p>
                <draw:g>
                  <svg:desc>Temps.B46:Temps.E46</svg:desc>
                </draw:g>
              </table:table-cell>
              <table:table-cell office:value-type="float" office:value="0.0000260019230058086">
                <text:p>0.0000260019230058086</text:p>
              </table:table-cell>
              <table:table-cell office:value-type="float" office:value="0.000065014613741835">
                <text:p>0.000065014613741835</text:p>
              </table:table-cell>
              <table:table-cell office:value-type="float" office:value="0.0000499600951871703">
                <text:p>0.0000499600951871703</text:p>
              </table:table-cell>
            </table:table-row>
            <table:table-row>
              <table:table-cell office:value-type="string">
                <text:p>30</text:p>
                <draw:g>
                  <svg:desc>Temps.A47:Temps.A47</svg:desc>
                </draw:g>
              </table:table-cell>
              <table:table-cell office:value-type="float" office:value="0.0000441013983149439">
                <text:p>0.0000441013983149439</text:p>
                <draw:g>
                  <svg:desc>Temps.B47:Temps.E47</svg:desc>
                </draw:g>
              </table:table-cell>
              <table:table-cell office:value-type="float" office:value="0.0000245277620485667">
                <text:p>0.0000245277620485667</text:p>
              </table:table-cell>
              <table:table-cell office:value-type="float" office:value="0.0000547576478676723">
                <text:p>0.0000547576478676723</text:p>
              </table:table-cell>
              <table:table-cell office:value-type="float" office:value="0.0000775586516414799">
                <text:p>0.00007755865164147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5.086cm" svg:y="0.339cm" chart:style-name="ch2">
          <text:p>Retour Arriere - Moyennes des temps</text:p>
        </chart:title>
        <chart:legend chart:legend-position="end" svg:x="16.65cm" svg:y="4.284cm" style:legend-expansion="high" chart:style-name="ch3"/>
        <chart:plot-area chart:style-name="ch4" table:cell-range-address="Temps.G34:Temps.J37" chart:data-source-has-labels="both" svg:x="1.366cm" svg:y="1.321cm" svg:width="14.929cm" svg:height="7.658cm">
          <chartooo:coordinate-region svg:x="2.358cm" svg:y="1.52cm" svg:width="13.843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Temps.H34:Temps.J34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Temps.H35:Temps.J35" chart:label-cell-address="Temps.G35:Temps.G35" chart:class="chart:scatter">
            <chart:domain table:cell-range-address="Temps.H34:Temps.J34"/>
            <chart:data-point chart:repeated="3"/>
          </chart:series>
          <chart:series chart:style-name="ch11" chart:values-cell-range-address="Temps.H36:Temps.J36" chart:label-cell-address="Temps.G36:Temps.G36" chart:class="chart:scatter">
            <chart:data-point chart:repeated="3"/>
          </chart:series>
          <chart:series chart:style-name="ch12" chart:values-cell-range-address="Temps.H37:Temps.J37" chart:label-cell-address="Temps.G37:Temps.G37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Temps.H34:Temps.J34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emps.G35:Temps.G35</svg:desc>
                </draw:g>
              </table:table-cell>
              <table:table-cell office:value-type="float" office:value="0.0058894">
                <text:p>0.0058894</text:p>
                <draw:g>
                  <svg:desc>Temps.H35:Temps.J35</svg:desc>
                </draw:g>
              </table:table-cell>
              <table:table-cell office:value-type="float" office:value="0.1349907">
                <text:p>0.1349907</text:p>
              </table:table-cell>
              <table:table-cell office:value-type="float" office:value="1.0032995">
                <text:p>1.0032995</text:p>
              </table:table-cell>
            </table:table-row>
            <table:table-row>
              <table:table-cell office:value-type="string">
                <text:p>14</text:p>
                <draw:g>
                  <svg:desc>Temps.G36:Temps.G36</svg:desc>
                </draw:g>
              </table:table-cell>
              <table:table-cell office:value-type="float" office:value="1.0236166">
                <text:p>1.0236166</text:p>
                <draw:g>
                  <svg:desc>Temps.H36:Temps.J36</svg:desc>
                </draw:g>
              </table:table-cell>
              <table:table-cell office:value-type="float" office:value="61.63375">
                <text:p>61.63375</text:p>
              </table:table-cell>
              <table:table-cell office:value-type="float" office:value="447.94206">
                <text:p>447.94206</text:p>
              </table:table-cell>
            </table:table-row>
            <table:table-row>
              <table:table-cell office:value-type="string">
                <text:p>18</text:p>
                <draw:g>
                  <svg:desc>Temps.G37:Temps.G37</svg:desc>
                </draw:g>
              </table:table-cell>
              <table:table-cell office:value-type="float" office:value="22.354609">
                <text:p>22.354609</text:p>
                <draw:g>
                  <svg:desc>Temps.H37:Temps.J37</svg:desc>
                </draw:g>
              </table:table-cell>
              <table:table-cell office:value-type="float" office:value="2314.6238">
                <text:p>2314.623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10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5.787cm" svg:y="0.339cm" chart:style-name="ch2">
          <text:p>Vorace - Moyennes des temps</text:p>
        </chart:title>
        <chart:legend chart:legend-position="end" svg:x="16.65cm" svg:y="3.537cm" style:legend-expansion="high" chart:style-name="ch3"/>
        <chart:plot-area chart:style-name="ch4" table:cell-range-address="Temps.A32:Temps.E38" chart:data-source-has-labels="both" svg:x="1.366cm" svg:y="1.321cm" svg:width="14.929cm" svg:height="7.658cm">
          <chartooo:coordinate-region svg:x="2.649cm" svg:y="1.52cm" svg:width="13.459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Temps.B32:Temps.E32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Temps.B33:Temps.E33" chart:label-cell-address="Temps.A33:Temps.A33" chart:class="chart:scatter">
            <chart:domain table:cell-range-address="Temps.B32:Temps.E32"/>
            <chart:data-point chart:repeated="4"/>
          </chart:series>
          <chart:series chart:style-name="ch11" chart:values-cell-range-address="Temps.B34:Temps.E34" chart:label-cell-address="Temps.A34:Temps.A34" chart:class="chart:scatter">
            <chart:data-point chart:repeated="4"/>
          </chart:series>
          <chart:series chart:style-name="ch12" chart:values-cell-range-address="Temps.B35:Temps.E35" chart:label-cell-address="Temps.A35:Temps.A35" chart:class="chart:scatter">
            <chart:data-point chart:repeated="4"/>
          </chart:series>
          <chart:series chart:style-name="ch13" chart:values-cell-range-address="Temps.B36:Temps.E36" chart:label-cell-address="Temps.A36:Temps.A36" chart:class="chart:scatter">
            <chart:data-point chart:repeated="4"/>
          </chart:series>
          <chart:series chart:style-name="ch14" chart:values-cell-range-address="Temps.B37:Temps.E37" chart:label-cell-address="Temps.A37:Temps.A37" chart:class="chart:scatter">
            <chart:data-point chart:repeated="4"/>
          </chart:series>
          <chart:series chart:style-name="ch15" chart:values-cell-range-address="Temps.B38:Temps.E38" chart:label-cell-address="Temps.A38:Temps.A38" chart:class="chart:scatte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Temps.B32:Temps.E32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emps.A33:Temps.A33</svg:desc>
                </draw:g>
              </table:table-cell>
              <table:table-cell office:value-type="float" office:value="0.0001017">
                <text:p>0.0001017</text:p>
                <draw:g>
                  <svg:desc>Temps.B33:Temps.E33</svg:desc>
                </draw:g>
              </table:table-cell>
              <table:table-cell office:value-type="float" office:value="0.0001051">
                <text:p>0.0001051</text:p>
              </table:table-cell>
              <table:table-cell office:value-type="float" office:value="0.0001916">
                <text:p>0.0001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Temps.A34:Temps.A34</svg:desc>
                </draw:g>
              </table:table-cell>
              <table:table-cell office:value-type="float" office:value="0.0002016">
                <text:p>0.0002016</text:p>
                <draw:g>
                  <svg:desc>Temps.B34:Temps.E34</svg:desc>
                </draw:g>
              </table:table-cell>
              <table:table-cell office:value-type="float" office:value="0.0002821">
                <text:p>0.0002821</text:p>
              </table:table-cell>
              <table:table-cell office:value-type="float" office:value="0.000475">
                <text:p>0.000475</text:p>
              </table:table-cell>
              <table:table-cell office:value-type="float" office:value="0.0001775">
                <text:p>0.0001775</text:p>
              </table:table-cell>
            </table:table-row>
            <table:table-row>
              <table:table-cell office:value-type="string">
                <text:p>18</text:p>
                <draw:g>
                  <svg:desc>Temps.A35:Temps.A35</svg:desc>
                </draw:g>
              </table:table-cell>
              <table:table-cell office:value-type="float" office:value="0.0002803">
                <text:p>0.0002803</text:p>
                <draw:g>
                  <svg:desc>Temps.B35:Temps.E35</svg:desc>
                </draw:g>
              </table:table-cell>
              <table:table-cell office:value-type="float" office:value="0.000212">
                <text:p>0.000212</text:p>
              </table:table-cell>
              <table:table-cell office:value-type="float" office:value="0.0002234">
                <text:p>0.0002234</text:p>
              </table:table-cell>
              <table:table-cell office:value-type="float" office:value="0.0002439">
                <text:p>0.0002439</text:p>
              </table:table-cell>
            </table:table-row>
            <table:table-row>
              <table:table-cell office:value-type="string">
                <text:p>22</text:p>
                <draw:g>
                  <svg:desc>Temps.A36:Temps.A36</svg:desc>
                </draw:g>
              </table:table-cell>
              <table:table-cell office:value-type="float" office:value="0.0002329">
                <text:p>0.0002329</text:p>
                <draw:g>
                  <svg:desc>Temps.B36:Temps.E36</svg:desc>
                </draw:g>
              </table:table-cell>
              <table:table-cell office:value-type="float" office:value="0.0002806">
                <text:p>0.0002806</text:p>
              </table:table-cell>
              <table:table-cell office:value-type="float" office:value="0.0002901">
                <text:p>0.0002901</text:p>
              </table:table-cell>
              <table:table-cell office:value-type="float" office:value="0.0003078">
                <text:p>0.0003078</text:p>
              </table:table-cell>
            </table:table-row>
            <table:table-row>
              <table:table-cell office:value-type="string">
                <text:p>26</text:p>
                <draw:g>
                  <svg:desc>Temps.A37:Temps.A37</svg:desc>
                </draw:g>
              </table:table-cell>
              <table:table-cell office:value-type="float" office:value="0.00029">
                <text:p>0.00029</text:p>
                <draw:g>
                  <svg:desc>Temps.B37:Temps.E37</svg:desc>
                </draw:g>
              </table:table-cell>
              <table:table-cell office:value-type="float" office:value="0.0002806">
                <text:p>0.0002806</text:p>
              </table:table-cell>
              <table:table-cell office:value-type="float" office:value="0.0003777">
                <text:p>0.0003777</text:p>
              </table:table-cell>
              <table:table-cell office:value-type="float" office:value="0.0003927">
                <text:p>0.0003927</text:p>
              </table:table-cell>
            </table:table-row>
            <table:table-row>
              <table:table-cell office:value-type="string">
                <text:p>30</text:p>
                <draw:g>
                  <svg:desc>Temps.A38:Temps.A38</svg:desc>
                </draw:g>
              </table:table-cell>
              <table:table-cell office:value-type="float" office:value="0.0003484">
                <text:p>0.0003484</text:p>
                <draw:g>
                  <svg:desc>Temps.B38:Temps.E38</svg:desc>
                </draw:g>
              </table:table-cell>
              <table:table-cell office:value-type="float" office:value="0.0004395">
                <text:p>0.0004395</text:p>
              </table:table-cell>
              <table:table-cell office:value-type="float" office:value="0.0004728">
                <text:p>0.0004728</text:p>
              </table:table-cell>
              <table:table-cell office:value-type="float" office:value="0.0005803">
                <text:p>0.00058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inimum="4" chart:maximum="8" chart:interval-maj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75cm" svg:height="10.163cm" xlink:href=".." xlink:type="simple" chart:class="chart:scatter" chart:style-name="ch1">
        <chart:title svg:x="6.026cm" svg:y="0.339cm" chart:style-name="ch2">
          <text:p>Retour Arriere - Écarts Type</text:p>
        </chart:title>
        <chart:legend chart:legend-position="end" svg:x="16.65cm" svg:y="4.284cm" style:legend-expansion="high" chart:style-name="ch3"/>
        <chart:plot-area chart:style-name="ch4" table:cell-range-address="Temps.G43:Temps.J46" chart:data-source-has-labels="both" svg:x="1.366cm" svg:y="1.321cm" svg:width="14.929cm" svg:height="7.658cm">
          <chartooo:coordinate-region svg:x="2.358cm" svg:y="1.52cm" svg:width="13.843cm" svg:height="6.812cm"/>
          <chart:axis chart:dimension="x" chart:name="primary-x" chart:style-name="ch5" chartooo:axis-type="auto">
            <chart:title svg:x="8.204cm" svg:y="9.182cm" chart:style-name="ch6">
              <text:p>Largeur</text:p>
            </chart:title>
            <chart:categories table:cell-range-address="Temps.H43:Temps.J43"/>
          </chart:axis>
          <chart:axis chart:dimension="x" chart:name="secondary-x" chart:style-name="ch7"/>
          <chart:axis chart:dimension="y" chart:name="primary-y" chart:style-name="ch8">
            <chart:title svg:x="0.451cm" svg:y="5.895cm" chart:style-name="ch9">
              <text:p>Temps (s)</text:p>
            </chart:title>
          </chart:axis>
          <chart:series chart:style-name="ch10" chart:values-cell-range-address="Temps.H44:Temps.J44" chart:label-cell-address="Temps.G44:Temps.G44" chart:class="chart:scatter">
            <chart:domain table:cell-range-address="Temps.H43:Temps.J43"/>
            <chart:data-point chart:repeated="3"/>
          </chart:series>
          <chart:series chart:style-name="ch11" chart:values-cell-range-address="Temps.H45:Temps.J45" chart:label-cell-address="Temps.G45:Temps.G45" chart:class="chart:scatter">
            <chart:data-point chart:repeated="3"/>
          </chart:series>
          <chart:series chart:style-name="ch12" chart:values-cell-range-address="Temps.H46:Temps.J46" chart:label-cell-address="Temps.G46:Temps.G46" chart:class="chart:scatte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Temps.H43:Temps.J43</svg:desc>
                </draw:g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  <draw:g>
                  <svg:desc>Temps.G44:Temps.G44</svg:desc>
                </draw:g>
              </table:table-cell>
              <table:table-cell office:value-type="float" office:value="0.00446377299801164">
                <text:p>0.00446377299801164</text:p>
                <draw:g>
                  <svg:desc>Temps.H44:Temps.J44</svg:desc>
                </draw:g>
              </table:table-cell>
              <table:table-cell office:value-type="float" office:value="0.0762295692031642">
                <text:p>0.0762295692031642</text:p>
              </table:table-cell>
              <table:table-cell office:value-type="float" office:value="0.233141120442939">
                <text:p>0.233141120442939</text:p>
              </table:table-cell>
            </table:table-row>
            <table:table-row>
              <table:table-cell office:value-type="string">
                <text:p>14</text:p>
                <draw:g>
                  <svg:desc>Temps.G45:Temps.G45</svg:desc>
                </draw:g>
              </table:table-cell>
              <table:table-cell office:value-type="float" office:value="1.1434078503505">
                <text:p>1.1434078503505</text:p>
                <draw:g>
                  <svg:desc>Temps.H45:Temps.J45</svg:desc>
                </draw:g>
              </table:table-cell>
              <table:table-cell office:value-type="float" office:value="55.0635137797203">
                <text:p>55.0635137797203</text:p>
              </table:table-cell>
              <table:table-cell office:value-type="float" office:value="287.259955343496">
                <text:p>287.259955343496</text:p>
              </table:table-cell>
            </table:table-row>
            <table:table-row>
              <table:table-cell office:value-type="string">
                <text:p>18</text:p>
                <draw:g>
                  <svg:desc>Temps.G46:Temps.G46</svg:desc>
                </draw:g>
              </table:table-cell>
              <table:table-cell office:value-type="float" office:value="22.6954664596388">
                <text:p>22.6954664596388</text:p>
                <draw:g>
                  <svg:desc>Temps.H46:Temps.J46</svg:desc>
                </draw:g>
              </table:table-cell>
              <table:table-cell office:value-type="float" office:value="2899.75981267778">
                <text:p>2899.7598126777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